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3.3272in"/>
    </style:style>
    <style:style style:name="co5" style:family="table-column">
      <style:table-column-properties fo:break-before="auto" style:column-width="3.5736in"/>
    </style:style>
    <style:style style:name="co6" style:family="table-column">
      <style:table-column-properties fo:break-before="auto" style:column-width="1.6543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3.3055in"/>
    </style:style>
    <style:style style:name="co9" style:family="table-column">
      <style:table-column-properties fo:break-before="auto" style:column-width="3.552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3.252in"/>
    </style:style>
    <style:style style:name="co13" style:family="table-column">
      <style:table-column-properties fo:break-before="auto" style:column-width="3.4984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9543in"/>
    </style:style>
    <style:style style:name="co16" style:family="table-column">
      <style:table-column-properties fo:break-before="auto" style:column-width="3.3591in"/>
    </style:style>
    <style:style style:name="co17" style:family="table-column">
      <style:table-column-properties fo:break-before="auto" style:column-width="3.6055in"/>
    </style:style>
    <style:style style:name="co18" style:family="table-column">
      <style:table-column-properties fo:break-before="auto" style:column-width="2.2016in"/>
    </style:style>
    <style:style style:name="co19" style:family="table-column">
      <style:table-column-properties fo:break-before="auto" style:column-width="2.448in"/>
    </style:style>
    <style:style style:name="co20" style:family="table-column">
      <style:table-column-properties fo:break-before="auto" style:column-width="3.852in"/>
    </style:style>
    <style:style style:name="co21" style:family="table-column">
      <style:table-column-properties fo:break-before="auto" style:column-width="4.0984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pi_hindgut_sub_ancombc2_pairwis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number-columns-repeated="2" table:default-cell-style-name="ce1"/>
        <table:table-column table:style-name="co21" table:default-cell-style-name="ce1"/>
        <table:table-row table:style-name="ro1">
          <table:table-cell office:value-type="string" calcext:value-type="string">
            <text:p>Phylum</text:p>
          </table:table-cell>
          <table:table-cell office:value-type="string" calcext:value-type="string">
            <text:p>Genera/high taxa</text:p>
          </table:table-cell>
          <table:table-cell office:value-type="string" calcext:value-type="string">
            <text:p>lfc_TreatmentSterile feed</text:p>
          </table:table-cell>
          <table:table-cell office:value-type="string" calcext:value-type="string">
            <text:p>lfc_TreatmentAntibiotics (2X)</text:p>
          </table:table-cell>
          <table:table-cell office:value-type="string" calcext:value-type="string">
            <text:p>lfc_TreatmentAntibiotics (1X)</text:p>
          </table:table-cell>
          <table:table-cell office:value-type="string" calcext:value-type="string">
            <text:p>lfc_TreatmentAntibiotics (2X)_TreatmentSterile feed</text:p>
          </table:table-cell>
          <table:table-cell office:value-type="string" calcext:value-type="string">
            <text:p>lfc_TreatmentAntibiotics (1X)_TreatmentSterile feed</text:p>
          </table:table-cell>
          <table:table-cell office:value-type="string" calcext:value-type="string">
            <text:p>lfc_TreatmentAntibiotics (1X)_TreatmentAntibiotics (2X)</text:p>
          </table:table-cell>
          <table:table-cell office:value-type="string" calcext:value-type="string">
            <text:p>se_TreatmentSterile feed</text:p>
          </table:table-cell>
          <table:table-cell office:value-type="string" calcext:value-type="string">
            <text:p>se_TreatmentAntibiotics (2X)</text:p>
          </table:table-cell>
          <table:table-cell office:value-type="string" calcext:value-type="string">
            <text:p>se_TreatmentAntibiotics (1X)</text:p>
          </table:table-cell>
          <table:table-cell office:value-type="string" calcext:value-type="string">
            <text:p>se_TreatmentAntibiotics (2X)_TreatmentSterile feed</text:p>
          </table:table-cell>
          <table:table-cell office:value-type="string" calcext:value-type="string">
            <text:p>se_TreatmentAntibiotics (1X)_TreatmentSterile feed</text:p>
          </table:table-cell>
          <table:table-cell office:value-type="string" calcext:value-type="string">
            <text:p>se_TreatmentAntibiotics (1X)_TreatmentAntibiotics (2X)</text:p>
          </table:table-cell>
          <table:table-cell office:value-type="string" calcext:value-type="string">
            <text:p>W_TreatmentSterile feed</text:p>
          </table:table-cell>
          <table:table-cell office:value-type="string" calcext:value-type="string">
            <text:p>W_TreatmentAntibiotics (2X)</text:p>
          </table:table-cell>
          <table:table-cell office:value-type="string" calcext:value-type="string">
            <text:p>W_TreatmentAntibiotics (1X)</text:p>
          </table:table-cell>
          <table:table-cell office:value-type="string" calcext:value-type="string">
            <text:p>W_TreatmentAntibiotics (2X)_TreatmentSterile feed</text:p>
          </table:table-cell>
          <table:table-cell office:value-type="string" calcext:value-type="string">
            <text:p>W_TreatmentAntibiotics (1X)_TreatmentSterile feed</text:p>
          </table:table-cell>
          <table:table-cell office:value-type="string" calcext:value-type="string">
            <text:p>W_TreatmentAntibiotics (1X)_TreatmentAntibiotics (2X)</text:p>
          </table:table-cell>
          <table:table-cell office:value-type="string" calcext:value-type="string">
            <text:p>p_TreatmentSterile feed</text:p>
          </table:table-cell>
          <table:table-cell office:value-type="string" calcext:value-type="string">
            <text:p>p_TreatmentAntibiotics (2X)</text:p>
          </table:table-cell>
          <table:table-cell office:value-type="string" calcext:value-type="string">
            <text:p>p_TreatmentAntibiotics (1X)</text:p>
          </table:table-cell>
          <table:table-cell office:value-type="string" calcext:value-type="string">
            <text:p>p_TreatmentAntibiotics (2X)_TreatmentSterile feed</text:p>
          </table:table-cell>
          <table:table-cell office:value-type="string" calcext:value-type="string">
            <text:p>p_TreatmentAntibiotics (1X)_TreatmentSterile feed</text:p>
          </table:table-cell>
          <table:table-cell office:value-type="string" calcext:value-type="string">
            <text:p>p_TreatmentAntibiotics (1X)_TreatmentAntibiotics (2X)</text:p>
          </table:table-cell>
          <table:table-cell office:value-type="string" calcext:value-type="string">
            <text:p>q_TreatmentSterile feed</text:p>
          </table:table-cell>
          <table:table-cell office:value-type="string" calcext:value-type="string">
            <text:p>q_TreatmentAntibiotics (2X)</text:p>
          </table:table-cell>
          <table:table-cell office:value-type="string" calcext:value-type="string">
            <text:p>q_TreatmentAntibiotics (1X)</text:p>
          </table:table-cell>
          <table:table-cell office:value-type="string" calcext:value-type="string">
            <text:p>q_TreatmentAntibiotics (2X)_TreatmentSterile feed</text:p>
          </table:table-cell>
          <table:table-cell office:value-type="string" calcext:value-type="string">
            <text:p>q_TreatmentAntibiotics (1X)_TreatmentSterile feed</text:p>
          </table:table-cell>
          <table:table-cell office:value-type="string" calcext:value-type="string">
            <text:p>q_TreatmentAntibiotics (1X)_TreatmentAntibiotics (2X)</text:p>
          </table:table-cell>
          <table:table-cell table:style-name="Default" office:value-type="string" calcext:value-type="string">
            <text:p>diff_TreatmentSterile feed</text:p>
          </table:table-cell>
          <table:table-cell table:style-name="Default" office:value-type="string" calcext:value-type="string">
            <text:p>diff_TreatmentAntibiotics (2X)</text:p>
          </table:table-cell>
          <table:table-cell table:style-name="Default" office:value-type="string" calcext:value-type="string">
            <text:p>diff_TreatmentAntibiotics (1X)</text:p>
          </table:table-cell>
          <table:table-cell table:style-name="Default" office:value-type="string" calcext:value-type="string">
            <text:p>diff_TreatmentAntibiotics (2X)_TreatmentSterile feed</text:p>
          </table:table-cell>
          <table:table-cell table:style-name="Default" office:value-type="string" calcext:value-type="string">
            <text:p>diff_TreatmentAntibiotics (1X)_TreatmentSterile feed</text:p>
          </table:table-cell>
          <table:table-cell table:style-name="Default" office:value-type="string" calcext:value-type="string">
            <text:p>diff_TreatmentAntibiotics (1X)_TreatmentAntibiotics (2X)</text:p>
          </table:table-cell>
          <table:table-cell table:style-name="Default" office:value-type="string" calcext:value-type="string">
            <text:p>passed_ss_TreatmentSterile feed</text:p>
          </table:table-cell>
          <table:table-cell table:style-name="Default" office:value-type="string" calcext:value-type="string">
            <text:p>passed_ss_TreatmentAntibiotics (2X)</text:p>
          </table:table-cell>
          <table:table-cell table:style-name="Default" office:value-type="string" calcext:value-type="string">
            <text:p>passed_ss_TreatmentAntibiotics (1X)</text:p>
          </table:table-cell>
          <table:table-cell table:style-name="Default" office:value-type="string" calcext:value-type="string">
            <text:p>passed_ss_TreatmentAntibiotics (2X)_TreatmentSterile feed</text:p>
          </table:table-cell>
          <table:table-cell table:style-name="Default" office:value-type="string" calcext:value-type="string">
            <text:p>passed_ss_TreatmentAntibiotics (1X)_TreatmentSterile feed</text:p>
          </table:table-cell>
          <table:table-cell table:style-name="Default" office:value-type="string" calcext:value-type="string">
            <text:p>passed_ss_TreatmentAntibiotics (1X)_TreatmentAntibiotics (2X)</text:p>
          </table:table-cell>
        </table:table-row>
        <table:table-row table:style-name="ro1">
          <table:table-cell/>
          <table:table-cell office:value-type="string" calcext:value-type="string">
            <text:p>Pseudomonas</text:p>
          </table:table-cell>
          <table:table-cell office:value-type="float" office:value="4.49961485390322" calcext:value-type="float">
            <text:p>4.49961485390322</text:p>
          </table:table-cell>
          <table:table-cell office:value-type="float" office:value="3.93059073941751" calcext:value-type="float">
            <text:p>3.93059073941751</text:p>
          </table:table-cell>
          <table:table-cell office:value-type="float" office:value="4.06994957532322" calcext:value-type="float">
            <text:p>4.06994957532322</text:p>
          </table:table-cell>
          <table:table-cell office:value-type="float" office:value="-0.569024114485705" calcext:value-type="float">
            <text:p>-0.569024114485705</text:p>
          </table:table-cell>
          <table:table-cell office:value-type="float" office:value="-0.429665278580001" calcext:value-type="float">
            <text:p>-0.429665278580001</text:p>
          </table:table-cell>
          <table:table-cell office:value-type="float" office:value="0.139358835905704" calcext:value-type="float">
            <text:p>0.139358835905704</text:p>
          </table:table-cell>
          <table:table-cell office:value-type="float" office:value="1.38501396567932" calcext:value-type="float">
            <text:p>1.38501396567932</text:p>
          </table:table-cell>
          <table:table-cell office:value-type="float" office:value="1.69217997377112" calcext:value-type="float">
            <text:p>1.69217997377112</text:p>
          </table:table-cell>
          <table:table-cell office:value-type="float" office:value="1.63208066326127" calcext:value-type="float">
            <text:p>1.63208066326127</text:p>
          </table:table-cell>
          <table:table-cell office:value-type="float" office:value="1.08371136519407" calcext:value-type="float">
            <text:p>1.08371136519407</text:p>
          </table:table-cell>
          <table:table-cell office:value-type="float" office:value="0.987240877805464" calcext:value-type="float">
            <text:p>0.987240877805464</text:p>
          </table:table-cell>
          <table:table-cell office:value-type="float" office:value="1.38558793633439" calcext:value-type="float">
            <text:p>1.38558793633439</text:p>
          </table:table-cell>
          <table:table-cell office:value-type="float" office:value="3.24878662988518" calcext:value-type="float">
            <text:p>3.24878662988518</text:p>
          </table:table-cell>
          <table:table-cell office:value-type="float" office:value="2.32279710216518" calcext:value-type="float">
            <text:p>2.32279710216518</text:p>
          </table:table-cell>
          <table:table-cell office:value-type="float" office:value="2.49371839697588" calcext:value-type="float">
            <text:p>2.49371839697588</text:p>
          </table:table-cell>
          <table:table-cell office:value-type="float" office:value="-0.525069804342048" calcext:value-type="float">
            <text:p>-0.525069804342048</text:p>
          </table:table-cell>
          <table:table-cell office:value-type="float" office:value="-0.435218281819026" calcext:value-type="float">
            <text:p>-0.435218281819026</text:p>
          </table:table-cell>
          <table:table-cell office:value-type="float" office:value="0.100577402740949" calcext:value-type="float">
            <text:p>0.100577402740949</text:p>
          </table:table-cell>
          <table:table-cell office:value-type="float" office:value="0.011722354030348" calcext:value-type="float">
            <text:p>0.011722354030348</text:p>
          </table:table-cell>
          <table:table-cell office:value-type="float" office:value="0.0487062884703098" calcext:value-type="float">
            <text:p>0.04870628847031</text:p>
          </table:table-cell>
          <table:table-cell office:value-type="float" office:value="0.037305422632926" calcext:value-type="float">
            <text:p>0.037305422632926</text:p>
          </table:table-cell>
          <table:table-cell office:value-type="float" office:value="0.613771064156362" calcext:value-type="float">
            <text:p>0.613771064156362</text:p>
          </table:table-cell>
          <table:table-cell office:value-type="float" office:value="0.674906898993233" calcext:value-type="float">
            <text:p>0.674906898993233</text:p>
          </table:table-cell>
          <table:table-cell office:value-type="float" office:value="0.922360865013949" calcext:value-type="float">
            <text:p>0.922360865013949</text:p>
          </table:table-cell>
          <table:table-cell office:value-type="float" office:value="0.150715980390189" calcext:value-type="float">
            <text:p>0.150715980390189</text:p>
          </table:table-cell>
          <table:table-cell office:value-type="float" office:value="0.528811131963363" calcext:value-type="float">
            <text:p>0.528811131963363</text:p>
          </table:table-cell>
          <table:table-cell office:value-type="float" office:value="0.442335725504694" calcext:value-type="float">
            <text:p>0.44233572550469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itrobacter</text:p>
          </table:table-cell>
          <table:table-cell office:value-type="float" office:value="1.57643252755459" calcext:value-type="float">
            <text:p>1.57643252755459</text:p>
          </table:table-cell>
          <table:table-cell office:value-type="float" office:value="2.58868146112477" calcext:value-type="float">
            <text:p>2.58868146112477</text:p>
          </table:table-cell>
          <table:table-cell office:value-type="float" office:value="2.3462748695699" calcext:value-type="float">
            <text:p>2.3462748695699</text:p>
          </table:table-cell>
          <table:table-cell office:value-type="float" office:value="1.01224893357018" calcext:value-type="float">
            <text:p>1.01224893357018</text:p>
          </table:table-cell>
          <table:table-cell office:value-type="float" office:value="0.769842342015317" calcext:value-type="float">
            <text:p>0.769842342015317</text:p>
          </table:table-cell>
          <table:table-cell office:value-type="float" office:value="-0.242406591554862" calcext:value-type="float">
            <text:p>-0.242406591554862</text:p>
          </table:table-cell>
          <table:table-cell office:value-type="float" office:value="0.810800784915824" calcext:value-type="float">
            <text:p>0.810800784915824</text:p>
          </table:table-cell>
          <table:table-cell office:value-type="float" office:value="1.00471620934751" calcext:value-type="float">
            <text:p>1.00471620934751</text:p>
          </table:table-cell>
          <table:table-cell office:value-type="float" office:value="0.874027062332562" calcext:value-type="float">
            <text:p>0.874027062332562</text:p>
          </table:table-cell>
          <table:table-cell office:value-type="float" office:value="0.692161021651141" calcext:value-type="float">
            <text:p>0.692161021651141</text:p>
          </table:table-cell>
          <table:table-cell office:value-type="float" office:value="0.483275826270257" calcext:value-type="float">
            <text:p>0.483275826270257</text:p>
          </table:table-cell>
          <table:table-cell office:value-type="float" office:value="0.765253077591147" calcext:value-type="float">
            <text:p>0.765253077591147</text:p>
          </table:table-cell>
          <table:table-cell office:value-type="float" office:value="1.94429082566595" calcext:value-type="float">
            <text:p>1.94429082566595</text:p>
          </table:table-cell>
          <table:table-cell office:value-type="float" office:value="2.57653000622525" calcext:value-type="float">
            <text:p>2.57653000622525</text:p>
          </table:table-cell>
          <table:table-cell office:value-type="float" office:value="2.68444190195699" calcext:value-type="float">
            <text:p>2.68444190195699</text:p>
          </table:table-cell>
          <table:table-cell office:value-type="float" office:value="1.46244717906171" calcext:value-type="float">
            <text:p>1.46244717906171</text:p>
          </table:table-cell>
          <table:table-cell office:value-type="float" office:value="1.59296679073868" calcext:value-type="float">
            <text:p>1.59296679073868</text:p>
          </table:table-cell>
          <table:table-cell office:value-type="float" office:value="-0.316766568672819" calcext:value-type="float">
            <text:p>-0.316766568672819</text:p>
          </table:table-cell>
          <table:table-cell office:value-type="float" office:value="0.0877628070433466" calcext:value-type="float">
            <text:p>0.087762807043347</text:p>
          </table:table-cell>
          <table:table-cell office:value-type="float" office:value="0.0327928039057288" calcext:value-type="float">
            <text:p>0.032792803905729</text:p>
          </table:table-cell>
          <table:table-cell office:value-type="float" office:value="0.0277344404169174" calcext:value-type="float">
            <text:p>0.027734440416917</text:p>
          </table:table-cell>
          <table:table-cell office:value-type="float" office:value="0.181762758488421" calcext:value-type="float">
            <text:p>0.181762758488421</text:p>
          </table:table-cell>
          <table:table-cell office:value-type="float" office:value="0.149833059459812" calcext:value-type="float">
            <text:p>0.149833059459812</text:p>
          </table:table-cell>
          <table:table-cell office:value-type="float" office:value="0.759528952200647" calcext:value-type="float">
            <text:p>0.759528952200647</text:p>
          </table:table-cell>
          <table:table-cell office:value-type="float" office:value="0.952853333613477" calcext:value-type="float">
            <text:p>0.952853333613477</text:p>
          </table:table-cell>
          <table:table-cell office:value-type="float" office:value="0.388828960596498" calcext:value-type="float">
            <text:p>0.388828960596498</text:p>
          </table:table-cell>
          <table:table-cell office:value-type="float" office:value="0.356585662503224" calcext:value-type="float">
            <text:p>0.3565856625032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Klebsiella</text:p>
          </table:table-cell>
          <table:table-cell office:value-type="float" office:value="1.10827073792372" calcext:value-type="float">
            <text:p>1.10827073792372</text:p>
          </table:table-cell>
          <table:table-cell office:value-type="float" office:value="-1.41032304383727" calcext:value-type="float">
            <text:p>-1.41032304383727</text:p>
          </table:table-cell>
          <table:table-cell office:value-type="float" office:value="0.102001716544051" calcext:value-type="float">
            <text:p>0.102001716544051</text:p>
          </table:table-cell>
          <table:table-cell office:value-type="float" office:value="-2.518593781761" calcext:value-type="float">
            <text:p>-2.518593781761</text:p>
          </table:table-cell>
          <table:table-cell office:value-type="float" office:value="-1.00626902137967" calcext:value-type="float">
            <text:p>-1.00626902137967</text:p>
          </table:table-cell>
          <table:table-cell office:value-type="float" office:value="1.51232476038133" calcext:value-type="float">
            <text:p>1.51232476038133</text:p>
          </table:table-cell>
          <table:table-cell office:value-type="float" office:value="0.995635316810246" calcext:value-type="float">
            <text:p>0.995635316810246</text:p>
          </table:table-cell>
          <table:table-cell office:value-type="float" office:value="1.16040060376654" calcext:value-type="float">
            <text:p>1.16040060376654</text:p>
          </table:table-cell>
          <table:table-cell office:value-type="float" office:value="1.05027452473004" calcext:value-type="float">
            <text:p>1.05027452473004</text:p>
          </table:table-cell>
          <table:table-cell office:value-type="float" office:value="0.707481690833753" calcext:value-type="float">
            <text:p>0.707481690833753</text:p>
          </table:table-cell>
          <table:table-cell office:value-type="float" office:value="0.507027966625268" calcext:value-type="float">
            <text:p>0.507027966625268</text:p>
          </table:table-cell>
          <table:table-cell office:value-type="float" office:value="0.782507019829257" calcext:value-type="float">
            <text:p>0.782507019829257</text:p>
          </table:table-cell>
          <table:table-cell office:value-type="float" office:value="1.1131291942057" calcext:value-type="float">
            <text:p>1.1131291942057</text:p>
          </table:table-cell>
          <table:table-cell office:value-type="float" office:value="-1.21537599968452" calcext:value-type="float">
            <text:p>-1.21537599968452</text:p>
          </table:table-cell>
          <table:table-cell office:value-type="float" office:value="0.0971190999517667" calcext:value-type="float">
            <text:p>0.097119099951767</text:p>
          </table:table-cell>
          <table:table-cell office:value-type="float" office:value="-3.55994199481386" calcext:value-type="float">
            <text:p>-3.55994199481386</text:p>
          </table:table-cell>
          <table:table-cell office:value-type="float" office:value="-1.98464204662576" calcext:value-type="float">
            <text:p>-1.98464204662576</text:p>
          </table:table-cell>
          <table:table-cell office:value-type="float" office:value="1.93266606184736" calcext:value-type="float">
            <text:p>1.93266606184736</text:p>
          </table:table-cell>
          <table:table-cell office:value-type="float" office:value="0.297978319074387" calcext:value-type="float">
            <text:p>0.297978319074387</text:p>
          </table:table-cell>
          <table:table-cell office:value-type="float" office:value="0.258870149506608" calcext:value-type="float">
            <text:p>0.258870149506608</text:p>
          </table:table-cell>
          <table:table-cell office:value-type="float" office:value="0.925020857081366" calcext:value-type="float">
            <text:p>0.925020857081366</text:p>
          </table:table-cell>
          <table:table-cell office:value-type="float" office:value="0.00740134643981781" calcext:value-type="float">
            <text:p>0.007401346439818</text:p>
          </table:table-cell>
          <table:table-cell office:value-type="float" office:value="0.0824541472087101" calcext:value-type="float">
            <text:p>0.08245414720871</text:p>
          </table:table-cell>
          <table:table-cell office:value-type="float" office:value="0.0893522552812992" calcext:value-type="float">
            <text:p>0.0893522552812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51601685119432" calcext:value-type="float">
            <text:p>0.095160168511943</text:p>
          </table:table-cell>
          <table:table-cell table:number-columns-repeated="2" office:value-type="float" office:value="0.977670602617563" calcext:value-type="float">
            <text:p>0.977670602617563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Bacteroides</text:p>
          </table:table-cell>
          <table:table-cell office:value-type="float" office:value="-0.518575826346112" calcext:value-type="float">
            <text:p>-0.518575826346112</text:p>
          </table:table-cell>
          <table:table-cell office:value-type="float" office:value="-0.810504351734969" calcext:value-type="float">
            <text:p>-0.810504351734969</text:p>
          </table:table-cell>
          <table:table-cell office:value-type="float" office:value="-0.940014198693937" calcext:value-type="float">
            <text:p>-0.940014198693937</text:p>
          </table:table-cell>
          <table:table-cell office:value-type="float" office:value="-0.291928525388856" calcext:value-type="float">
            <text:p>-0.291928525388856</text:p>
          </table:table-cell>
          <table:table-cell office:value-type="float" office:value="-0.421438372347825" calcext:value-type="float">
            <text:p>-0.421438372347825</text:p>
          </table:table-cell>
          <table:table-cell office:value-type="float" office:value="-0.129509846958968" calcext:value-type="float">
            <text:p>-0.129509846958968</text:p>
          </table:table-cell>
          <table:table-cell office:value-type="float" office:value="0.459486667677166" calcext:value-type="float">
            <text:p>0.459486667677166</text:p>
          </table:table-cell>
          <table:table-cell office:value-type="float" office:value="0.694882162926384" calcext:value-type="float">
            <text:p>0.694882162926384</text:p>
          </table:table-cell>
          <table:table-cell office:value-type="float" office:value="0.743978545797369" calcext:value-type="float">
            <text:p>0.743978545797369</text:p>
          </table:table-cell>
          <table:table-cell office:value-type="float" office:value="0.60980625818102" calcext:value-type="float">
            <text:p>0.60980625818102</text:p>
          </table:table-cell>
          <table:table-cell office:value-type="float" office:value="0.665211642088632" calcext:value-type="float">
            <text:p>0.665211642088632</text:p>
          </table:table-cell>
          <table:table-cell office:value-type="float" office:value="0.845127062251848" calcext:value-type="float">
            <text:p>0.845127062251848</text:p>
          </table:table-cell>
          <table:table-cell office:value-type="float" office:value="-1.128598200613" calcext:value-type="float">
            <text:p>-1.128598200613</text:p>
          </table:table-cell>
          <table:table-cell office:value-type="float" office:value="-1.16639107315931" calcext:value-type="float">
            <text:p>-1.16639107315931</text:p>
          </table:table-cell>
          <table:table-cell office:value-type="float" office:value="-1.26349637903397" calcext:value-type="float">
            <text:p>-1.26349637903397</text:p>
          </table:table-cell>
          <table:table-cell office:value-type="float" office:value="-0.478723400215086" calcext:value-type="float">
            <text:p>-0.478723400215086</text:p>
          </table:table-cell>
          <table:table-cell office:value-type="float" office:value="-0.633540283547341" calcext:value-type="float">
            <text:p>-0.633540283547341</text:p>
          </table:table-cell>
          <table:table-cell office:value-type="float" office:value="-0.153243047990782" calcext:value-type="float">
            <text:p>-0.15324304799078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andidatus_Symbiothrix</text:p>
          </table:table-cell>
          <table:table-cell office:value-type="float" office:value="1.28795091271902" calcext:value-type="float">
            <text:p>1.28795091271902</text:p>
          </table:table-cell>
          <table:table-cell office:value-type="float" office:value="-1.04892518729388" calcext:value-type="float">
            <text:p>-1.04892518729388</text:p>
          </table:table-cell>
          <table:table-cell office:value-type="float" office:value="-0.201565770635619" calcext:value-type="float">
            <text:p>-0.201565770635619</text:p>
          </table:table-cell>
          <table:table-cell office:value-type="float" office:value="-2.3368761000129" calcext:value-type="float">
            <text:p>-2.3368761000129</text:p>
          </table:table-cell>
          <table:table-cell office:value-type="float" office:value="-1.48951668335464" calcext:value-type="float">
            <text:p>-1.48951668335464</text:p>
          </table:table-cell>
          <table:table-cell office:value-type="float" office:value="0.847359416658265" calcext:value-type="float">
            <text:p>0.847359416658265</text:p>
          </table:table-cell>
          <table:table-cell office:value-type="float" office:value="0.701985028714259" calcext:value-type="float">
            <text:p>0.701985028714259</text:p>
          </table:table-cell>
          <table:table-cell office:value-type="float" office:value="0.764529846625041" calcext:value-type="float">
            <text:p>0.764529846625041</text:p>
          </table:table-cell>
          <table:table-cell office:value-type="float" office:value="0.776652316759415" calcext:value-type="float">
            <text:p>0.776652316759415</text:p>
          </table:table-cell>
          <table:table-cell office:value-type="float" office:value="0.472570825106029" calcext:value-type="float">
            <text:p>0.472570825106029</text:p>
          </table:table-cell>
          <table:table-cell office:value-type="float" office:value="0.491941174825457" calcext:value-type="float">
            <text:p>0.491941174825457</text:p>
          </table:table-cell>
          <table:table-cell office:value-type="float" office:value="0.577692846874705" calcext:value-type="float">
            <text:p>0.577692846874705</text:p>
          </table:table-cell>
          <table:table-cell office:value-type="float" office:value="1.83472703837858" calcext:value-type="float">
            <text:p>1.83472703837858</text:p>
          </table:table-cell>
          <table:table-cell office:value-type="float" office:value="-1.37198723100777" calcext:value-type="float">
            <text:p>-1.37198723100777</text:p>
          </table:table-cell>
          <table:table-cell office:value-type="float" office:value="-0.259531538483852" calcext:value-type="float">
            <text:p>-0.259531538483852</text:p>
          </table:table-cell>
          <table:table-cell office:value-type="float" office:value="-4.94502829176682" calcext:value-type="float">
            <text:p>-4.94502829176682</text:p>
          </table:table-cell>
          <table:table-cell office:value-type="float" office:value="-3.02783495177675" calcext:value-type="float">
            <text:p>-3.02783495177675</text:p>
          </table:table-cell>
          <table:table-cell office:value-type="float" office:value="1.46679921907021" calcext:value-type="float">
            <text:p>1.46679921907021</text:p>
          </table:table-cell>
          <table:table-cell office:value-type="float" office:value="0.103881804489886" calcext:value-type="float">
            <text:p>0.103881804489886</text:p>
          </table:table-cell>
          <table:table-cell office:value-type="float" office:value="0.207305273314794" calcext:value-type="float">
            <text:p>0.207305273314794</text:p>
          </table:table-cell>
          <table:table-cell office:value-type="float" office:value="0.801779034229434" calcext:value-type="float">
            <text:p>0.801779034229434</text:p>
          </table:table-cell>
          <table:table-cell office:value-type="float" office:value="0.00112790940814642" calcext:value-type="float">
            <text:p>0.001127909408146</text:p>
          </table:table-cell>
          <table:table-cell office:value-type="float" office:value="0.0163632205586353" calcext:value-type="float">
            <text:p>0.016363220558635</text:p>
          </table:table-cell>
          <table:table-cell office:value-type="float" office:value="0.180607062170993" calcext:value-type="float">
            <text:p>0.180607062170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45016923904539" calcext:value-type="float">
            <text:p>0.014501692390454</text:p>
          </table:table-cell>
          <table:table-cell office:value-type="float" office:value="0.194021043766676" calcext:value-type="float">
            <text:p>0.1940210437666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Thauera</text:p>
          </table:table-cell>
          <table:table-cell office:value-type="float" office:value="1.24202814631914" calcext:value-type="float">
            <text:p>1.24202814631914</text:p>
          </table:table-cell>
          <table:table-cell office:value-type="float" office:value="-0.703208092762433" calcext:value-type="float">
            <text:p>-0.703208092762433</text:p>
          </table:table-cell>
          <table:table-cell office:value-type="float" office:value="-0.646770964710709" calcext:value-type="float">
            <text:p>-0.646770964710709</text:p>
          </table:table-cell>
          <table:table-cell office:value-type="float" office:value="-1.94523623908157" calcext:value-type="float">
            <text:p>-1.94523623908157</text:p>
          </table:table-cell>
          <table:table-cell office:value-type="float" office:value="-1.88879911102985" calcext:value-type="float">
            <text:p>-1.88879911102985</text:p>
          </table:table-cell>
          <table:table-cell office:value-type="float" office:value="0.0564371280517239" calcext:value-type="float">
            <text:p>0.056437128051724</text:p>
          </table:table-cell>
          <table:table-cell office:value-type="float" office:value="0.617957588810223" calcext:value-type="float">
            <text:p>0.617957588810223</text:p>
          </table:table-cell>
          <table:table-cell office:value-type="float" office:value="1.36740415395163" calcext:value-type="float">
            <text:p>1.36740415395163</text:p>
          </table:table-cell>
          <table:table-cell office:value-type="float" office:value="1.74289225156875" calcext:value-type="float">
            <text:p>1.74289225156875</text:p>
          </table:table-cell>
          <table:table-cell office:value-type="float" office:value="1.29895609741927" calcext:value-type="float">
            <text:p>1.29895609741927</text:p>
          </table:table-cell>
          <table:table-cell office:value-type="float" office:value="1.68972371213667" calcext:value-type="float">
            <text:p>1.68972371213667</text:p>
          </table:table-cell>
          <table:table-cell office:value-type="float" office:value="2.08400786035776" calcext:value-type="float">
            <text:p>2.08400786035776</text:p>
          </table:table-cell>
          <table:table-cell office:value-type="float" office:value="2.00989221397938" calcext:value-type="float">
            <text:p>2.00989221397938</text:p>
          </table:table-cell>
          <table:table-cell office:value-type="float" office:value="-0.514264996731397" calcext:value-type="float">
            <text:p>-0.514264996731397</text:p>
          </table:table-cell>
          <table:table-cell office:value-type="float" office:value="-0.37109061912953" calcext:value-type="float">
            <text:p>-0.37109061912953</text:p>
          </table:table-cell>
          <table:table-cell office:value-type="float" office:value="-1.49753809458712" calcext:value-type="float">
            <text:p>-1.49753809458712</text:p>
          </table:table-cell>
          <table:table-cell office:value-type="float" office:value="-1.11781535493838" calcext:value-type="float">
            <text:p>-1.11781535493838</text:p>
          </table:table-cell>
          <table:table-cell office:value-type="float" office:value="0.0270810533517063" calcext:value-type="float">
            <text:p>0.02708105335170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Tannerellaceae</text:p>
          </table:table-cell>
          <table:table-cell office:value-type="float" office:value="1.3137036575443" calcext:value-type="float">
            <text:p>1.3137036575443</text:p>
          </table:table-cell>
          <table:table-cell office:value-type="float" office:value="1.54975015150386" calcext:value-type="float">
            <text:p>1.54975015150386</text:p>
          </table:table-cell>
          <table:table-cell office:value-type="float" office:value="1.66094658257193" calcext:value-type="float">
            <text:p>1.66094658257193</text:p>
          </table:table-cell>
          <table:table-cell office:value-type="float" office:value="0.23604649395956" calcext:value-type="float">
            <text:p>0.23604649395956</text:p>
          </table:table-cell>
          <table:table-cell office:value-type="float" office:value="0.347242925027629" calcext:value-type="float">
            <text:p>0.347242925027629</text:p>
          </table:table-cell>
          <table:table-cell office:value-type="float" office:value="0.11119643106807" calcext:value-type="float">
            <text:p>0.11119643106807</text:p>
          </table:table-cell>
          <table:table-cell office:value-type="float" office:value="0.40031152298647" calcext:value-type="float">
            <text:p>0.40031152298647</text:p>
          </table:table-cell>
          <table:table-cell office:value-type="float" office:value="0.675563694790921" calcext:value-type="float">
            <text:p>0.675563694790921</text:p>
          </table:table-cell>
          <table:table-cell office:value-type="float" office:value="0.626552088350933" calcext:value-type="float">
            <text:p>0.626552088350933</text:p>
          </table:table-cell>
          <table:table-cell office:value-type="float" office:value="0.625225978790186" calcext:value-type="float">
            <text:p>0.625225978790186</text:p>
          </table:table-cell>
          <table:table-cell office:value-type="float" office:value="0.571916723178734" calcext:value-type="float">
            <text:p>0.571916723178734</text:p>
          </table:table-cell>
          <table:table-cell office:value-type="float" office:value="0.789446469708564" calcext:value-type="float">
            <text:p>0.789446469708564</text:p>
          </table:table-cell>
          <table:table-cell office:value-type="float" office:value="3.2817033288065" calcext:value-type="float">
            <text:p>3.2817033288065</text:p>
          </table:table-cell>
          <table:table-cell office:value-type="float" office:value="2.29401041449317" calcext:value-type="float">
            <text:p>2.29401041449317</text:p>
          </table:table-cell>
          <table:table-cell office:value-type="float" office:value="2.65093136461087" calcext:value-type="float">
            <text:p>2.65093136461087</text:p>
          </table:table-cell>
          <table:table-cell office:value-type="float" office:value="0.377537885447931" calcext:value-type="float">
            <text:p>0.377537885447931</text:p>
          </table:table-cell>
          <table:table-cell office:value-type="float" office:value="0.60715644595535" calcext:value-type="float">
            <text:p>0.60715644595535</text:p>
          </table:table-cell>
          <table:table-cell office:value-type="float" office:value="0.140853668151964" calcext:value-type="float">
            <text:p>0.140853668151964</text:p>
          </table:table-cell>
          <table:table-cell office:value-type="float" office:value="0.0111593898417492" calcext:value-type="float">
            <text:p>0.011159389841749</text:p>
          </table:table-cell>
          <table:table-cell office:value-type="float" office:value="0.0509449320106059" calcext:value-type="float">
            <text:p>0.050944932010606</text:p>
          </table:table-cell>
          <table:table-cell office:value-type="float" office:value="0.0292135577157648" calcext:value-type="float">
            <text:p>0.029213557715765</text:p>
          </table:table-cell>
          <table:table-cell office:value-type="float" office:value="0.71559313730029" calcext:value-type="float">
            <text:p>0.71559313730029</text:p>
          </table:table-cell>
          <table:table-cell office:value-type="float" office:value="0.560580350756891" calcext:value-type="float">
            <text:p>0.560580350756891</text:p>
          </table:table-cell>
          <table:table-cell office:value-type="float" office:value="0.891467633737607" calcext:value-type="float">
            <text:p>0.891467633737607</text:p>
          </table:table-cell>
          <table:table-cell office:value-type="float" office:value="0.143477869393918" calcext:value-type="float">
            <text:p>0.143477869393918</text:p>
          </table:table-cell>
          <table:table-cell office:value-type="float" office:value="0.553116404686578" calcext:value-type="float">
            <text:p>0.553116404686578</text:p>
          </table:table-cell>
          <table:table-cell office:value-type="float" office:value="0.346389327201211" calcext:value-type="float">
            <text:p>0.3463893272012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Dysgonomonas</text:p>
          </table:table-cell>
          <table:table-cell office:value-type="float" office:value="0.483604314561704" calcext:value-type="float">
            <text:p>0.483604314561704</text:p>
          </table:table-cell>
          <table:table-cell office:value-type="float" office:value="-0.567548672956136" calcext:value-type="float">
            <text:p>-0.567548672956136</text:p>
          </table:table-cell>
          <table:table-cell office:value-type="float" office:value="0.137834548258619" calcext:value-type="float">
            <text:p>0.137834548258619</text:p>
          </table:table-cell>
          <table:table-cell office:value-type="float" office:value="-1.05115298751784" calcext:value-type="float">
            <text:p>-1.05115298751784</text:p>
          </table:table-cell>
          <table:table-cell office:value-type="float" office:value="-0.345769766303085" calcext:value-type="float">
            <text:p>-0.345769766303085</text:p>
          </table:table-cell>
          <table:table-cell office:value-type="float" office:value="0.705383221214755" calcext:value-type="float">
            <text:p>0.705383221214755</text:p>
          </table:table-cell>
          <table:table-cell office:value-type="float" office:value="0.853661175885483" calcext:value-type="float">
            <text:p>0.853661175885483</text:p>
          </table:table-cell>
          <table:table-cell office:value-type="float" office:value="0.905663534153005" calcext:value-type="float">
            <text:p>0.905663534153005</text:p>
          </table:table-cell>
          <table:table-cell office:value-type="float" office:value="1.00498399196669" calcext:value-type="float">
            <text:p>1.00498399196669</text:p>
          </table:table-cell>
          <table:table-cell office:value-type="float" office:value="0.472565731839176" calcext:value-type="float">
            <text:p>0.472565731839176</text:p>
          </table:table-cell>
          <table:table-cell office:value-type="float" office:value="0.642716701139378" calcext:value-type="float">
            <text:p>0.642716701139378</text:p>
          </table:table-cell>
          <table:table-cell office:value-type="float" office:value="0.710333577837773" calcext:value-type="float">
            <text:p>0.710333577837773</text:p>
          </table:table-cell>
          <table:table-cell office:value-type="float" office:value="0.566506159847403" calcext:value-type="float">
            <text:p>0.566506159847403</text:p>
          </table:table-cell>
          <table:table-cell office:value-type="float" office:value="-0.626666142064469" calcext:value-type="float">
            <text:p>-0.626666142064469</text:p>
          </table:table-cell>
          <table:table-cell office:value-type="float" office:value="0.137150988832057" calcext:value-type="float">
            <text:p>0.137150988832057</text:p>
          </table:table-cell>
          <table:table-cell office:value-type="float" office:value="-2.22435296657433" calcext:value-type="float">
            <text:p>-2.22435296657433</text:p>
          </table:table-cell>
          <table:table-cell office:value-type="float" office:value="-0.537981611011695" calcext:value-type="float">
            <text:p>-0.537981611011695</text:p>
          </table:table-cell>
          <table:table-cell office:value-type="float" office:value="0.993030940986787" calcext:value-type="float">
            <text:p>0.99303094098678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andidatus_Methanoplasma</text:p>
          </table:table-cell>
          <table:table-cell office:value-type="float" office:value="1.11054801342132" calcext:value-type="float">
            <text:p>1.11054801342132</text:p>
          </table:table-cell>
          <table:table-cell office:value-type="float" office:value="2.88653469657193" calcext:value-type="float">
            <text:p>2.88653469657193</text:p>
          </table:table-cell>
          <table:table-cell office:value-type="float" office:value="2.34888554751391" calcext:value-type="float">
            <text:p>2.34888554751391</text:p>
          </table:table-cell>
          <table:table-cell office:value-type="float" office:value="1.7759866831506" calcext:value-type="float">
            <text:p>1.7759866831506</text:p>
          </table:table-cell>
          <table:table-cell office:value-type="float" office:value="1.23833753409259" calcext:value-type="float">
            <text:p>1.23833753409259</text:p>
          </table:table-cell>
          <table:table-cell office:value-type="float" office:value="-0.537649149058014" calcext:value-type="float">
            <text:p>-0.537649149058014</text:p>
          </table:table-cell>
          <table:table-cell office:value-type="float" office:value="0.560650229439812" calcext:value-type="float">
            <text:p>0.560650229439812</text:p>
          </table:table-cell>
          <table:table-cell office:value-type="float" office:value="0.689215833982894" calcext:value-type="float">
            <text:p>0.689215833982894</text:p>
          </table:table-cell>
          <table:table-cell office:value-type="float" office:value="0.722296531445587" calcext:value-type="float">
            <text:p>0.722296531445587</text:p>
          </table:table-cell>
          <table:table-cell office:value-type="float" office:value="0.51704178523644" calcext:value-type="float">
            <text:p>0.51704178523644</text:p>
          </table:table-cell>
          <table:table-cell office:value-type="float" office:value="0.560380246980633" calcext:value-type="float">
            <text:p>0.560380246980633</text:p>
          </table:table-cell>
          <table:table-cell office:value-type="float" office:value="0.688996231664512" calcext:value-type="float">
            <text:p>0.688996231664512</text:p>
          </table:table-cell>
          <table:table-cell office:value-type="float" office:value="1.98082147318651" calcext:value-type="float">
            <text:p>1.98082147318651</text:p>
          </table:table-cell>
          <table:table-cell office:value-type="float" office:value="4.18814332789048" calcext:value-type="float">
            <text:p>4.18814332789048</text:p>
          </table:table-cell>
          <table:table-cell office:value-type="float" office:value="3.2519684717479" calcext:value-type="float">
            <text:p>3.2519684717479</text:p>
          </table:table-cell>
          <table:table-cell office:value-type="float" office:value="3.4348997196396" calcext:value-type="float">
            <text:p>3.4348997196396</text:p>
          </table:table-cell>
          <table:table-cell office:value-type="float" office:value="2.2098165321937" calcext:value-type="float">
            <text:p>2.2098165321937</text:p>
          </table:table-cell>
          <table:table-cell office:value-type="float" office:value="-0.780336849969606" calcext:value-type="float">
            <text:p>-0.780336849969606</text:p>
          </table:table-cell>
          <table:table-cell office:value-type="float" office:value="0.0829431984728979" calcext:value-type="float">
            <text:p>0.082943198472898</text:p>
          </table:table-cell>
          <table:table-cell office:value-type="float" office:value="0.00304548507561788" calcext:value-type="float">
            <text:p>0.003045485075618</text:p>
          </table:table-cell>
          <table:table-cell office:value-type="float" office:value="0.0116666528246205" calcext:value-type="float">
            <text:p>0.011666652824621</text:p>
          </table:table-cell>
          <table:table-cell office:value-type="float" office:value="0.0088903842599502" calcext:value-type="float">
            <text:p>0.00889038425995</text:p>
          </table:table-cell>
          <table:table-cell office:value-type="float" office:value="0.0580976368949143" calcext:value-type="float">
            <text:p>0.058097636894914</text:p>
          </table:table-cell>
          <table:table-cell office:value-type="float" office:value="0.457657278446285" calcext:value-type="float">
            <text:p>0.457657278446285</text:p>
          </table:table-cell>
          <table:table-cell office:value-type="float" office:value="0.73463975790281" calcext:value-type="float">
            <text:p>0.73463975790281</text:p>
          </table:table-cell>
          <table:table-cell office:value-type="float" office:value="0.0391562366865156" calcext:value-type="float">
            <text:p>0.039156236686516</text:p>
          </table:table-cell>
          <table:table-cell office:value-type="float" office:value="0.126666516381594" calcext:value-type="float">
            <text:p>0.126666516381594</text:p>
          </table:table-cell>
          <table:table-cell office:value-type="float" office:value="0.105414556225124" calcext:value-type="float">
            <text:p>0.105414556225124</text:p>
          </table:table-cell>
          <table:table-cell office:value-type="float" office:value="0.572676706535584" calcext:value-type="float">
            <text:p>0.572676706535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Desulfovibrio</text:p>
          </table:table-cell>
          <table:table-cell office:value-type="float" office:value="0.978382008960375" calcext:value-type="float">
            <text:p>0.978382008960375</text:p>
          </table:table-cell>
          <table:table-cell office:value-type="float" office:value="1.05294112004343" calcext:value-type="float">
            <text:p>1.05294112004343</text:p>
          </table:table-cell>
          <table:table-cell office:value-type="float" office:value="0.982211159184172" calcext:value-type="float">
            <text:p>0.982211159184172</text:p>
          </table:table-cell>
          <table:table-cell office:value-type="float" office:value="0.0745591110830522" calcext:value-type="float">
            <text:p>0.074559111083052</text:p>
          </table:table-cell>
          <table:table-cell office:value-type="float" office:value="0.00382915022379693" calcext:value-type="float">
            <text:p>0.003829150223797</text:p>
          </table:table-cell>
          <table:table-cell office:value-type="float" office:value="-0.0707299608592553" calcext:value-type="float">
            <text:p>-0.070729960859255</text:p>
          </table:table-cell>
          <table:table-cell office:value-type="float" office:value="0.196220311213306" calcext:value-type="float">
            <text:p>0.196220311213306</text:p>
          </table:table-cell>
          <table:table-cell office:value-type="float" office:value="0.412486599335046" calcext:value-type="float">
            <text:p>0.412486599335046</text:p>
          </table:table-cell>
          <table:table-cell office:value-type="float" office:value="0.449290938390263" calcext:value-type="float">
            <text:p>0.449290938390263</text:p>
          </table:table-cell>
          <table:table-cell office:value-type="float" office:value="0.447220298015407" calcext:value-type="float">
            <text:p>0.447220298015407</text:p>
          </table:table-cell>
          <table:table-cell office:value-type="float" office:value="0.481376305654529" calcext:value-type="float">
            <text:p>0.481376305654529</text:p>
          </table:table-cell>
          <table:table-cell office:value-type="float" office:value="0.602798417171069" calcext:value-type="float">
            <text:p>0.602798417171069</text:p>
          </table:table-cell>
          <table:table-cell office:value-type="float" office:value="4.98614033843215" calcext:value-type="float">
            <text:p>4.98614033843215</text:p>
          </table:table-cell>
          <table:table-cell office:value-type="float" office:value="2.55266746056923" calcext:value-type="float">
            <text:p>2.55266746056923</text:p>
          </table:table-cell>
          <table:table-cell office:value-type="float" office:value="2.18613614310424" calcext:value-type="float">
            <text:p>2.18613614310424</text:p>
          </table:table-cell>
          <table:table-cell office:value-type="float" office:value="0.166716742093141" calcext:value-type="float">
            <text:p>0.166716742093141</text:p>
          </table:table-cell>
          <table:table-cell office:value-type="float" office:value="0.00795458808175119" calcext:value-type="float">
            <text:p>0.007954588081751</text:p>
          </table:table-cell>
          <table:table-cell office:value-type="float" office:value="-0.117336009592047" calcext:value-type="float">
            <text:p>-0.117336009592047</text:p>
          </table:table-cell>
          <table:table-cell office:value-type="float" office:value="0.00107122759372998" calcext:value-type="float">
            <text:p>0.00107122759373</text:p>
          </table:table-cell>
          <table:table-cell office:value-type="float" office:value="0.0340330873820027" calcext:value-type="float">
            <text:p>0.034033087382003</text:p>
          </table:table-cell>
          <table:table-cell office:value-type="float" office:value="0.0602830407421234" calcext:value-type="float">
            <text:p>0.060283040742124</text:p>
          </table:table-cell>
          <table:table-cell office:value-type="float" office:value="0.871729724422902" calcext:value-type="float">
            <text:p>0.871729724422902</text:p>
          </table:table-cell>
          <table:table-cell office:value-type="float" office:value="0.993848010141321" calcext:value-type="float">
            <text:p>0.993848010141321</text:p>
          </table:table-cell>
          <table:table-cell office:value-type="float" office:value="0.909486156575797" calcext:value-type="float">
            <text:p>0.909486156575797</text:p>
          </table:table-cell>
          <table:table-cell office:value-type="float" office:value="0.0137729262050997" calcext:value-type="float">
            <text:p>0.0137729262051</text:p>
          </table:table-cell>
          <table:table-cell office:value-type="float" office:value="0.403535178958032" calcext:value-type="float">
            <text:p>0.403535178958032</text:p>
          </table:table-cell>
          <table:table-cell office:value-type="float" office:value="0.654501585200197" calcext:value-type="float">
            <text:p>0.6545015852001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Rikenellaceae</text:p>
          </table:table-cell>
          <table:table-cell office:value-type="float" office:value="0.997851397969061" calcext:value-type="float">
            <text:p>0.997851397969061</text:p>
          </table:table-cell>
          <table:table-cell office:value-type="float" office:value="1.68009067959703" calcext:value-type="float">
            <text:p>1.68009067959703</text:p>
          </table:table-cell>
          <table:table-cell office:value-type="float" office:value="1.66837597064152" calcext:value-type="float">
            <text:p>1.66837597064152</text:p>
          </table:table-cell>
          <table:table-cell office:value-type="float" office:value="0.682239281627968" calcext:value-type="float">
            <text:p>0.682239281627968</text:p>
          </table:table-cell>
          <table:table-cell office:value-type="float" office:value="0.67052457267246" calcext:value-type="float">
            <text:p>0.67052457267246</text:p>
          </table:table-cell>
          <table:table-cell office:value-type="float" office:value="-0.0117147089555083" calcext:value-type="float">
            <text:p>-0.011714708955508</text:p>
          </table:table-cell>
          <table:table-cell office:value-type="float" office:value="0.551668097406942" calcext:value-type="float">
            <text:p>0.551668097406942</text:p>
          </table:table-cell>
          <table:table-cell office:value-type="float" office:value="0.735310826962995" calcext:value-type="float">
            <text:p>0.735310826962995</text:p>
          </table:table-cell>
          <table:table-cell office:value-type="float" office:value="0.651855044766234" calcext:value-type="float">
            <text:p>0.651855044766234</text:p>
          </table:table-cell>
          <table:table-cell office:value-type="float" office:value="0.583469182208739" calcext:value-type="float">
            <text:p>0.583469182208739</text:p>
          </table:table-cell>
          <table:table-cell office:value-type="float" office:value="0.473992904720651" calcext:value-type="float">
            <text:p>0.473992904720651</text:p>
          </table:table-cell>
          <table:table-cell office:value-type="float" office:value="0.678979820228797" calcext:value-type="float">
            <text:p>0.678979820228797</text:p>
          </table:table-cell>
          <table:table-cell office:value-type="float" office:value="1.80878938379681" calcext:value-type="float">
            <text:p>1.80878938379681</text:p>
          </table:table-cell>
          <table:table-cell office:value-type="float" office:value="2.28487140130412" calcext:value-type="float">
            <text:p>2.28487140130412</text:p>
          </table:table-cell>
          <table:table-cell office:value-type="float" office:value="2.55942787286371" calcext:value-type="float">
            <text:p>2.55942787286371</text:p>
          </table:table-cell>
          <table:table-cell office:value-type="float" office:value="1.16928074769148" calcext:value-type="float">
            <text:p>1.16928074769148</text:p>
          </table:table-cell>
          <table:table-cell office:value-type="float" office:value="1.41462997862307" calcext:value-type="float">
            <text:p>1.41462997862307</text:p>
          </table:table-cell>
          <table:table-cell office:value-type="float" office:value="-0.0172533978278777" calcext:value-type="float">
            <text:p>-0.017253397827878</text:p>
          </table:table-cell>
          <table:table-cell office:value-type="float" office:value="0.10809060169503" calcext:value-type="float">
            <text:p>0.10809060169503</text:p>
          </table:table-cell>
          <table:table-cell office:value-type="float" office:value="0.0516768923881148" calcext:value-type="float">
            <text:p>0.051676892388115</text:p>
          </table:table-cell>
          <table:table-cell office:value-type="float" office:value="0.0336769369906452" calcext:value-type="float">
            <text:p>0.033676936990645</text:p>
          </table:table-cell>
          <table:table-cell office:value-type="float" office:value="0.275947390727621" calcext:value-type="float">
            <text:p>0.275947390727621</text:p>
          </table:table-cell>
          <table:table-cell office:value-type="float" office:value="0.194897571950833" calcext:value-type="float">
            <text:p>0.194897571950833</text:p>
          </table:table-cell>
          <table:table-cell office:value-type="float" office:value="0.986657000638098" calcext:value-type="float">
            <text:p>0.986657000638098</text:p>
          </table:table-cell>
          <table:table-cell office:value-type="float" office:value="1" calcext:value-type="float">
            <text:p>1</text:p>
          </table:table-cell>
          <table:table-cell office:value-type="float" office:value="0.612740295459076" calcext:value-type="float">
            <text:p>0.612740295459076</text:p>
          </table:table-cell>
          <table:table-cell office:value-type="float" office:value="0.432989189879724" calcext:value-type="float">
            <text:p>0.4329891898797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ronobacter</text:p>
          </table:table-cell>
          <table:table-cell office:value-type="float" office:value="0.338330938219197" calcext:value-type="float">
            <text:p>0.338330938219197</text:p>
          </table:table-cell>
          <table:table-cell office:value-type="float" office:value="-3.07983102205302" calcext:value-type="float">
            <text:p>-3.07983102205302</text:p>
          </table:table-cell>
          <table:table-cell office:value-type="float" office:value="-1.48905452140222" calcext:value-type="float">
            <text:p>-1.48905452140222</text:p>
          </table:table-cell>
          <table:table-cell office:value-type="float" office:value="-3.41816196027222" calcext:value-type="float">
            <text:p>-3.41816196027222</text:p>
          </table:table-cell>
          <table:table-cell office:value-type="float" office:value="-1.82738545962141" calcext:value-type="float">
            <text:p>-1.82738545962141</text:p>
          </table:table-cell>
          <table:table-cell office:value-type="float" office:value="1.59077650065081" calcext:value-type="float">
            <text:p>1.59077650065081</text:p>
          </table:table-cell>
          <table:table-cell office:value-type="float" office:value="1.06415531308954" calcext:value-type="float">
            <text:p>1.06415531308954</text:p>
          </table:table-cell>
          <table:table-cell office:value-type="float" office:value="1.2780743779576" calcext:value-type="float">
            <text:p>1.2780743779576</text:p>
          </table:table-cell>
          <table:table-cell office:value-type="float" office:value="1.65702541769593" calcext:value-type="float">
            <text:p>1.65702541769593</text:p>
          </table:table-cell>
          <table:table-cell office:value-type="float" office:value="0.837783860321834" calcext:value-type="float">
            <text:p>0.837783860321834</text:p>
          </table:table-cell>
          <table:table-cell office:value-type="float" office:value="1.34690048478513" calcext:value-type="float">
            <text:p>1.34690048478513</text:p>
          </table:table-cell>
          <table:table-cell office:value-type="float" office:value="1.52157434952401" calcext:value-type="float">
            <text:p>1.52157434952401</text:p>
          </table:table-cell>
          <table:table-cell office:value-type="float" office:value="0.317933795995367" calcext:value-type="float">
            <text:p>0.317933795995367</text:p>
          </table:table-cell>
          <table:table-cell office:value-type="float" office:value="-2.40974318487996" calcext:value-type="float">
            <text:p>-2.40974318487996</text:p>
          </table:table-cell>
          <table:table-cell office:value-type="float" office:value="-0.898631068359064" calcext:value-type="float">
            <text:p>-0.898631068359064</text:p>
          </table:table-cell>
          <table:table-cell office:value-type="float" office:value="-4.08000454790229" calcext:value-type="float">
            <text:p>-4.08000454790229</text:p>
          </table:table-cell>
          <table:table-cell office:value-type="float" office:value="-1.35673383465515" calcext:value-type="float">
            <text:p>-1.35673383465515</text:p>
          </table:table-cell>
          <table:table-cell office:value-type="float" office:value="1.04548062416302" calcext:value-type="float">
            <text:p>1.04548062416302</text:p>
          </table:table-cell>
          <table:table-cell office:value-type="float" office:value="0.758675637408957" calcext:value-type="float">
            <text:p>0.758675637408957</text:p>
          </table:table-cell>
          <table:table-cell office:value-type="float" office:value="0.042525236942919" calcext:value-type="float">
            <text:p>0.042525236942919</text:p>
          </table:table-cell>
          <table:table-cell office:value-type="float" office:value="0.395090594184504" calcext:value-type="float">
            <text:p>0.395090594184504</text:p>
          </table:table-cell>
          <table:table-cell office:value-type="float" office:value="0.00353412061666385" calcext:value-type="float">
            <text:p>0.003534120616664</text:p>
          </table:table-cell>
          <table:table-cell office:value-type="float" office:value="0.211907196077949" calcext:value-type="float">
            <text:p>0.211907196077949</text:p>
          </table:table-cell>
          <table:table-cell office:value-type="float" office:value="0.32635910338395" calcext:value-type="float">
            <text:p>0.32635910338395</text:p>
          </table:table-cell>
          <table:table-cell office:value-type="float" office:value="1" calcext:value-type="float">
            <text:p>1</text:p>
          </table:table-cell>
          <table:table-cell office:value-type="float" office:value="0.504227809466039" calcext:value-type="float">
            <text:p>0.504227809466039</text:p>
          </table:table-cell>
          <table:table-cell office:value-type="float" office:value="1" calcext:value-type="float">
            <text:p>1</text:p>
          </table:table-cell>
          <table:table-cell office:value-type="float" office:value="0.045438693642821" calcext:value-type="float">
            <text:p>0.0454386936428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Novosphingobium</text:p>
          </table:table-cell>
          <table:table-cell office:value-type="float" office:value="1.8037400398046" calcext:value-type="float">
            <text:p>1.8037400398046</text:p>
          </table:table-cell>
          <table:table-cell office:value-type="float" office:value="1.47938121390635" calcext:value-type="float">
            <text:p>1.47938121390635</text:p>
          </table:table-cell>
          <table:table-cell office:value-type="float" office:value="3.38563763775082" calcext:value-type="float">
            <text:p>3.38563763775082</text:p>
          </table:table-cell>
          <table:table-cell office:value-type="float" office:value="-0.324358825898251" calcext:value-type="float">
            <text:p>-0.324358825898251</text:p>
          </table:table-cell>
          <table:table-cell office:value-type="float" office:value="1.58189759794622" calcext:value-type="float">
            <text:p>1.58189759794622</text:p>
          </table:table-cell>
          <table:table-cell office:value-type="float" office:value="1.90625642384447" calcext:value-type="float">
            <text:p>1.90625642384447</text:p>
          </table:table-cell>
          <table:table-cell office:value-type="float" office:value="0.390132626059047" calcext:value-type="float">
            <text:p>0.390132626059047</text:p>
          </table:table-cell>
          <table:table-cell office:value-type="float" office:value="0.859362445600935" calcext:value-type="float">
            <text:p>0.859362445600935</text:p>
          </table:table-cell>
          <table:table-cell office:value-type="float" office:value="0.521388338637444" calcext:value-type="float">
            <text:p>0.521388338637444</text:p>
          </table:table-cell>
          <table:table-cell office:value-type="float" office:value="0.830356696239461" calcext:value-type="float">
            <text:p>0.830356696239461</text:p>
          </table:table-cell>
          <table:table-cell office:value-type="float" office:value="0.47205320647953" calcext:value-type="float">
            <text:p>0.47205320647953</text:p>
          </table:table-cell>
          <table:table-cell office:value-type="float" office:value="0.899519080809906" calcext:value-type="float">
            <text:p>0.899519080809906</text:p>
          </table:table-cell>
          <table:table-cell office:value-type="float" office:value="4.62340219536421" calcext:value-type="float">
            <text:p>4.62340219536421</text:p>
          </table:table-cell>
          <table:table-cell office:value-type="float" office:value="1.72148692496313" calcext:value-type="float">
            <text:p>1.72148692496313</text:p>
          </table:table-cell>
          <table:table-cell office:value-type="float" office:value="6.49350471972309" calcext:value-type="float">
            <text:p>6.49350471972309</text:p>
          </table:table-cell>
          <table:table-cell office:value-type="float" office:value="-0.39062589290508" calcext:value-type="float">
            <text:p>-0.39062589290508</text:p>
          </table:table-cell>
          <table:table-cell office:value-type="float" office:value="3.35110020699502" calcext:value-type="float">
            <text:p>3.35110020699502</text:p>
          </table:table-cell>
          <table:table-cell office:value-type="float" office:value="2.11919509492575" calcext:value-type="float">
            <text:p>2.11919509492575</text:p>
          </table:table-cell>
          <table:table-cell office:value-type="float" office:value="0.00241641994933296" calcext:value-type="float">
            <text:p>0.002416419949333</text:p>
          </table:table-cell>
          <table:table-cell office:value-type="float" office:value="0.128837694256822" calcext:value-type="float">
            <text:p>0.128837694256822</text:p>
          </table:table-cell>
          <table:table-cell office:value-type="float" office:value="0.000336181393872355" calcext:value-type="float">
            <text:p>0.000336181393872</text:p>
          </table:table-cell>
          <table:table-cell office:value-type="float" office:value="0.707689428182346" calcext:value-type="float">
            <text:p>0.707689428182346</text:p>
          </table:table-cell>
          <table:table-cell office:value-type="float" office:value="0.0122323302065854" calcext:value-type="float">
            <text:p>0.012232330206586</text:p>
          </table:table-cell>
          <table:table-cell office:value-type="float" office:value="0.0718067952918805" calcext:value-type="float">
            <text:p>0.071806795291881</text:p>
          </table:table-cell>
          <table:table-cell office:value-type="float" office:value="0.0286518365420908" calcext:value-type="float">
            <text:p>0.028651836542091</text:p>
          </table:table-cell>
          <table:table-cell office:value-type="float" office:value="1" calcext:value-type="float">
            <text:p>1</text:p>
          </table:table-cell>
          <table:table-cell office:value-type="float" office:value="0.00432233220693028" calcext:value-type="float">
            <text:p>0.00432233220693</text:p>
          </table:table-cell>
          <table:table-cell office:value-type="float" office:value="1" calcext:value-type="float">
            <text:p>1</text:p>
          </table:table-cell>
          <table:table-cell office:value-type="float" office:value="0.132808156528642" calcext:value-type="float">
            <text:p>0.132808156528642</text:p>
          </table:table-cell>
          <table:table-cell office:value-type="float" office:value="0.707809839305679" calcext:value-type="float">
            <text:p>0.7078098393056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M2PB4-65_termite_group</text:p>
          </table:table-cell>
          <table:table-cell office:value-type="float" office:value="0.866408942281446" calcext:value-type="float">
            <text:p>0.866408942281446</text:p>
          </table:table-cell>
          <table:table-cell office:value-type="float" office:value="0.2530941442439" calcext:value-type="float">
            <text:p>0.2530941442439</text:p>
          </table:table-cell>
          <table:table-cell office:value-type="float" office:value="0.268638031918635" calcext:value-type="float">
            <text:p>0.268638031918635</text:p>
          </table:table-cell>
          <table:table-cell office:value-type="float" office:value="-0.613314798037546" calcext:value-type="float">
            <text:p>-0.613314798037546</text:p>
          </table:table-cell>
          <table:table-cell office:value-type="float" office:value="-0.597770910362811" calcext:value-type="float">
            <text:p>-0.597770910362811</text:p>
          </table:table-cell>
          <table:table-cell office:value-type="float" office:value="0.0155438876747351" calcext:value-type="float">
            <text:p>0.015543887674735</text:p>
          </table:table-cell>
          <table:table-cell office:value-type="float" office:value="0.629745324671526" calcext:value-type="float">
            <text:p>0.629745324671526</text:p>
          </table:table-cell>
          <table:table-cell office:value-type="float" office:value="1.57311895950847" calcext:value-type="float">
            <text:p>1.57311895950847</text:p>
          </table:table-cell>
          <table:table-cell office:value-type="float" office:value="1.72517710255626" calcext:value-type="float">
            <text:p>1.72517710255626</text:p>
          </table:table-cell>
          <table:table-cell office:value-type="float" office:value="1.48025666589376" calcext:value-type="float">
            <text:p>1.48025666589376</text:p>
          </table:table-cell>
          <table:table-cell office:value-type="float" office:value="1.64094258624191" calcext:value-type="float">
            <text:p>1.64094258624191</text:p>
          </table:table-cell>
          <table:table-cell office:value-type="float" office:value="2.18421991982531" calcext:value-type="float">
            <text:p>2.18421991982531</text:p>
          </table:table-cell>
          <table:table-cell office:value-type="float" office:value="1.3758084551614" calcext:value-type="float">
            <text:p>1.3758084551614</text:p>
          </table:table-cell>
          <table:table-cell office:value-type="float" office:value="0.160886843753367" calcext:value-type="float">
            <text:p>0.160886843753367</text:p>
          </table:table-cell>
          <table:table-cell office:value-type="float" office:value="0.155716205322099" calcext:value-type="float">
            <text:p>0.155716205322099</text:p>
          </table:table-cell>
          <table:table-cell office:value-type="float" office:value="-0.414330036248974" calcext:value-type="float">
            <text:p>-0.414330036248974</text:p>
          </table:table-cell>
          <table:table-cell office:value-type="float" office:value="-0.364285085520163" calcext:value-type="float">
            <text:p>-0.364285085520163</text:p>
          </table:table-cell>
          <table:table-cell office:value-type="float" office:value="0.00711644808915502" calcext:value-type="float">
            <text:p>0.00711644808915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SC-I-84</text:p>
          </table:table-cell>
          <table:table-cell office:value-type="float" office:value="0.511347209921758" calcext:value-type="float">
            <text:p>0.511347209921758</text:p>
          </table:table-cell>
          <table:table-cell office:value-type="float" office:value="1.20572533851001" calcext:value-type="float">
            <text:p>1.20572533851001</text:p>
          </table:table-cell>
          <table:table-cell office:value-type="float" office:value="0.619261846153156" calcext:value-type="float">
            <text:p>0.619261846153156</text:p>
          </table:table-cell>
          <table:table-cell office:value-type="float" office:value="0.694378128588251" calcext:value-type="float">
            <text:p>0.694378128588251</text:p>
          </table:table-cell>
          <table:table-cell office:value-type="float" office:value="0.107914636231397" calcext:value-type="float">
            <text:p>0.107914636231397</text:p>
          </table:table-cell>
          <table:table-cell office:value-type="float" office:value="-0.586463492356854" calcext:value-type="float">
            <text:p>-0.586463492356854</text:p>
          </table:table-cell>
          <table:table-cell office:value-type="float" office:value="0.312513127967436" calcext:value-type="float">
            <text:p>0.312513127967436</text:p>
          </table:table-cell>
          <table:table-cell office:value-type="float" office:value="0.489952654819379" calcext:value-type="float">
            <text:p>0.489952654819379</text:p>
          </table:table-cell>
          <table:table-cell office:value-type="float" office:value="0.609250719525743" calcext:value-type="float">
            <text:p>0.609250719525743</text:p>
          </table:table-cell>
          <table:table-cell office:value-type="float" office:value="0.481048958914015" calcext:value-type="float">
            <text:p>0.481048958914015</text:p>
          </table:table-cell>
          <table:table-cell office:value-type="float" office:value="0.60211372360239" calcext:value-type="float">
            <text:p>0.60211372360239</text:p>
          </table:table-cell>
          <table:table-cell office:value-type="float" office:value="0.710584326426429" calcext:value-type="float">
            <text:p>0.710584326426429</text:p>
          </table:table-cell>
          <table:table-cell office:value-type="float" office:value="1.63624233403417" calcext:value-type="float">
            <text:p>1.63624233403417</text:p>
          </table:table-cell>
          <table:table-cell office:value-type="float" office:value="2.46090173540237" calcext:value-type="float">
            <text:p>2.46090173540237</text:p>
          </table:table-cell>
          <table:table-cell office:value-type="float" office:value="1.01643186672837" calcext:value-type="float">
            <text:p>1.01643186672837</text:p>
          </table:table-cell>
          <table:table-cell office:value-type="float" office:value="1.44346664870835" calcext:value-type="float">
            <text:p>1.44346664870835</text:p>
          </table:table-cell>
          <table:table-cell office:value-type="float" office:value="0.179226335493159" calcext:value-type="float">
            <text:p>0.179226335493159</text:p>
          </table:table-cell>
          <table:table-cell office:value-type="float" office:value="-0.825325679931914" calcext:value-type="float">
            <text:p>-0.82532567993191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vadinHA21</text:p>
          </table:table-cell>
          <table:table-cell office:value-type="float" office:value="2.31412821133993" calcext:value-type="float">
            <text:p>2.31412821133993</text:p>
          </table:table-cell>
          <table:table-cell office:value-type="float" office:value="0.332492139350225" calcext:value-type="float">
            <text:p>0.332492139350225</text:p>
          </table:table-cell>
          <table:table-cell office:value-type="float" office:value="-1.34642532093479" calcext:value-type="float">
            <text:p>-1.34642532093479</text:p>
          </table:table-cell>
          <table:table-cell office:value-type="float" office:value="-1.98163607198971" calcext:value-type="float">
            <text:p>-1.98163607198971</text:p>
          </table:table-cell>
          <table:table-cell office:value-type="float" office:value="-3.66055353227472" calcext:value-type="float">
            <text:p>-3.66055353227472</text:p>
          </table:table-cell>
          <table:table-cell office:value-type="float" office:value="-1.67891746028502" calcext:value-type="float">
            <text:p>-1.67891746028502</text:p>
          </table:table-cell>
          <table:table-cell office:value-type="float" office:value="0.973204473622288" calcext:value-type="float">
            <text:p>0.973204473622288</text:p>
          </table:table-cell>
          <table:table-cell office:value-type="float" office:value="1.50624563263728" calcext:value-type="float">
            <text:p>1.50624563263728</text:p>
          </table:table-cell>
          <table:table-cell office:value-type="float" office:value="0.992201522163887" calcext:value-type="float">
            <text:p>0.992201522163887</text:p>
          </table:table-cell>
          <table:table-cell office:value-type="float" office:value="1.23525906660276" calcext:value-type="float">
            <text:p>1.23525906660276</text:p>
          </table:table-cell>
          <table:table-cell office:value-type="float" office:value="0.491480331620472" calcext:value-type="float">
            <text:p>0.491480331620472</text:p>
          </table:table-cell>
          <table:table-cell office:value-type="float" office:value="1.25028071837096" calcext:value-type="float">
            <text:p>1.25028071837096</text:p>
          </table:table-cell>
          <table:table-cell office:value-type="float" office:value="2.37784378726363" calcext:value-type="float">
            <text:p>2.37784378726363</text:p>
          </table:table-cell>
          <table:table-cell office:value-type="float" office:value="0.220742309319142" calcext:value-type="float">
            <text:p>0.220742309319142</text:p>
          </table:table-cell>
          <table:table-cell office:value-type="float" office:value="-1.35700791709972" calcext:value-type="float">
            <text:p>-1.35700791709972</text:p>
          </table:table-cell>
          <table:table-cell office:value-type="float" office:value="-1.60422710147731" calcext:value-type="float">
            <text:p>-1.60422710147731</text:p>
          </table:table-cell>
          <table:table-cell office:value-type="float" office:value="-7.44801632286163" calcext:value-type="float">
            <text:p>-7.44801632286163</text:p>
          </table:table-cell>
          <table:table-cell office:value-type="float" office:value="-1.34283240204851" calcext:value-type="float">
            <text:p>-1.34283240204851</text:p>
          </table:table-cell>
          <table:table-cell office:value-type="float" office:value="0.0490373235769155" calcext:value-type="float">
            <text:p>0.049037323576916</text:p>
          </table:table-cell>
          <table:table-cell office:value-type="float" office:value="0.831593419797995" calcext:value-type="float">
            <text:p>0.831593419797995</text:p>
          </table:table-cell>
          <table:table-cell office:value-type="float" office:value="0.216908288645754" calcext:value-type="float">
            <text:p>0.216908288645754</text:p>
          </table:table-cell>
          <table:table-cell office:value-type="float" office:value="0.152698764204417" calcext:value-type="float">
            <text:p>0.152698764204417</text:p>
          </table:table-cell>
          <table:table-cell office:value-type="float" office:value="0.000143459421730581" calcext:value-type="float">
            <text:p>0.000143459421731</text:p>
          </table:table-cell>
          <table:table-cell office:value-type="float" office:value="0.221234337100646" calcext:value-type="float">
            <text:p>0.221234337100646</text:p>
          </table:table-cell>
          <table:table-cell office:value-type="float" office:value="0.581442550983427" calcext:value-type="float">
            <text:p>0.5814425509834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184447827939318" calcext:value-type="float">
            <text:p>0.00184447827939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Methanimicrococcus</text:p>
          </table:table-cell>
          <table:table-cell office:value-type="float" office:value="-0.053859288613191" calcext:value-type="float">
            <text:p>-0.053859288613191</text:p>
          </table:table-cell>
          <table:table-cell office:value-type="float" office:value="0.662764337406671" calcext:value-type="float">
            <text:p>0.662764337406671</text:p>
          </table:table-cell>
          <table:table-cell office:value-type="float" office:value="0.60828121044399" calcext:value-type="float">
            <text:p>0.60828121044399</text:p>
          </table:table-cell>
          <table:table-cell office:value-type="float" office:value="0.716623626019862" calcext:value-type="float">
            <text:p>0.716623626019862</text:p>
          </table:table-cell>
          <table:table-cell office:value-type="float" office:value="0.662140499057181" calcext:value-type="float">
            <text:p>0.662140499057181</text:p>
          </table:table-cell>
          <table:table-cell office:value-type="float" office:value="-0.0544831269626808" calcext:value-type="float">
            <text:p>-0.054483126962681</text:p>
          </table:table-cell>
          <table:table-cell office:value-type="float" office:value="0.614846900418678" calcext:value-type="float">
            <text:p>0.614846900418678</text:p>
          </table:table-cell>
          <table:table-cell office:value-type="float" office:value="1.05896393819689" calcext:value-type="float">
            <text:p>1.05896393819689</text:p>
          </table:table-cell>
          <table:table-cell office:value-type="float" office:value="0.820860214899282" calcext:value-type="float">
            <text:p>0.820860214899282</text:p>
          </table:table-cell>
          <table:table-cell office:value-type="float" office:value="0.930928097461055" calcext:value-type="float">
            <text:p>0.930928097461055</text:p>
          </table:table-cell>
          <table:table-cell office:value-type="float" office:value="0.647328349947292" calcext:value-type="float">
            <text:p>0.647328349947292</text:p>
          </table:table-cell>
          <table:table-cell office:value-type="float" office:value="1.07814744079486" calcext:value-type="float">
            <text:p>1.07814744079486</text:p>
          </table:table-cell>
          <table:table-cell office:value-type="float" office:value="-0.0875978858745416" calcext:value-type="float">
            <text:p>-0.087597885874542</text:p>
          </table:table-cell>
          <table:table-cell office:value-type="float" office:value="0.62586110206469" calcext:value-type="float">
            <text:p>0.62586110206469</text:p>
          </table:table-cell>
          <table:table-cell office:value-type="float" office:value="0.741028983258282" calcext:value-type="float">
            <text:p>0.741028983258282</text:p>
          </table:table-cell>
          <table:table-cell office:value-type="float" office:value="0.76979481871299" calcext:value-type="float">
            <text:p>0.76979481871299</text:p>
          </table:table-cell>
          <table:table-cell office:value-type="float" office:value="1.02288197189432" calcext:value-type="float">
            <text:p>1.02288197189432</text:p>
          </table:table-cell>
          <table:table-cell office:value-type="float" office:value="-0.0505340224362203" calcext:value-type="float">
            <text:p>-0.0505340224362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Bacteroidales</text:p>
          </table:table-cell>
          <table:table-cell office:value-type="float" office:value="0.134654244282565" calcext:value-type="float">
            <text:p>0.134654244282565</text:p>
          </table:table-cell>
          <table:table-cell office:value-type="float" office:value="-0.50983857319433" calcext:value-type="float">
            <text:p>-0.50983857319433</text:p>
          </table:table-cell>
          <table:table-cell office:value-type="float" office:value="-0.559077272437843" calcext:value-type="float">
            <text:p>-0.559077272437843</text:p>
          </table:table-cell>
          <table:table-cell office:value-type="float" office:value="-0.644492817476895" calcext:value-type="float">
            <text:p>-0.644492817476895</text:p>
          </table:table-cell>
          <table:table-cell office:value-type="float" office:value="-0.693731516720408" calcext:value-type="float">
            <text:p>-0.693731516720408</text:p>
          </table:table-cell>
          <table:table-cell office:value-type="float" office:value="-0.0492386992435132" calcext:value-type="float">
            <text:p>-0.049238699243513</text:p>
          </table:table-cell>
          <table:table-cell office:value-type="float" office:value="0.64838191367634" calcext:value-type="float">
            <text:p>0.64838191367634</text:p>
          </table:table-cell>
          <table:table-cell office:value-type="float" office:value="0.717931193206358" calcext:value-type="float">
            <text:p>0.717931193206358</text:p>
          </table:table-cell>
          <table:table-cell office:value-type="float" office:value="1.00816399232164" calcext:value-type="float">
            <text:p>1.00816399232164</text:p>
          </table:table-cell>
          <table:table-cell office:value-type="float" office:value="0.457283545428309" calcext:value-type="float">
            <text:p>0.457283545428309</text:p>
          </table:table-cell>
          <table:table-cell office:value-type="float" office:value="0.842661069561587" calcext:value-type="float">
            <text:p>0.842661069561587</text:p>
          </table:table-cell>
          <table:table-cell office:value-type="float" office:value="0.897275749338402" calcext:value-type="float">
            <text:p>0.897275749338402</text:p>
          </table:table-cell>
          <table:table-cell office:value-type="float" office:value="0.207677360275323" calcext:value-type="float">
            <text:p>0.207677360275323</text:p>
          </table:table-cell>
          <table:table-cell office:value-type="float" office:value="-0.710149632748699" calcext:value-type="float">
            <text:p>-0.710149632748699</text:p>
          </table:table-cell>
          <table:table-cell office:value-type="float" office:value="-0.554549931058716" calcext:value-type="float">
            <text:p>-0.554549931058716</text:p>
          </table:table-cell>
          <table:table-cell office:value-type="float" office:value="-1.40939428921117" calcext:value-type="float">
            <text:p>-1.40939428921117</text:p>
          </table:table-cell>
          <table:table-cell office:value-type="float" office:value="-0.823262806102265" calcext:value-type="float">
            <text:p>-0.823262806102265</text:p>
          </table:table-cell>
          <table:table-cell office:value-type="float" office:value="-0.0548757717789865" calcext:value-type="float">
            <text:p>-0.05487577177898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Pedosphaeraceae</text:p>
          </table:table-cell>
          <table:table-cell office:value-type="float" office:value="0.293608180886862" calcext:value-type="float">
            <text:p>0.293608180886862</text:p>
          </table:table-cell>
          <table:table-cell office:value-type="float" office:value="0.630649797316021" calcext:value-type="float">
            <text:p>0.630649797316021</text:p>
          </table:table-cell>
          <table:table-cell office:value-type="float" office:value="0.904087936834725" calcext:value-type="float">
            <text:p>0.904087936834725</text:p>
          </table:table-cell>
          <table:table-cell office:value-type="float" office:value="0.337041616429159" calcext:value-type="float">
            <text:p>0.337041616429159</text:p>
          </table:table-cell>
          <table:table-cell office:value-type="float" office:value="0.610479755947863" calcext:value-type="float">
            <text:p>0.610479755947863</text:p>
          </table:table-cell>
          <table:table-cell office:value-type="float" office:value="0.273438139518704" calcext:value-type="float">
            <text:p>0.273438139518704</text:p>
          </table:table-cell>
          <table:table-cell office:value-type="float" office:value="0.536175641351882" calcext:value-type="float">
            <text:p>0.536175641351882</text:p>
          </table:table-cell>
          <table:table-cell office:value-type="float" office:value="0.744692156405663" calcext:value-type="float">
            <text:p>0.744692156405663</text:p>
          </table:table-cell>
          <table:table-cell office:value-type="float" office:value="0.759366390199411" calcext:value-type="float">
            <text:p>0.759366390199411</text:p>
          </table:table-cell>
          <table:table-cell office:value-type="float" office:value="0.610539382948939" calcext:value-type="float">
            <text:p>0.610539382948939</text:p>
          </table:table-cell>
          <table:table-cell office:value-type="float" office:value="0.628354394338131" calcext:value-type="float">
            <text:p>0.628354394338131</text:p>
          </table:table-cell>
          <table:table-cell office:value-type="float" office:value="0.813579334986487" calcext:value-type="float">
            <text:p>0.813579334986487</text:p>
          </table:table-cell>
          <table:table-cell office:value-type="float" office:value="0.547597015311205" calcext:value-type="float">
            <text:p>0.547597015311205</text:p>
          </table:table-cell>
          <table:table-cell office:value-type="float" office:value="0.846859728400954" calcext:value-type="float">
            <text:p>0.846859728400954</text:p>
          </table:table-cell>
          <table:table-cell office:value-type="float" office:value="1.19058197531933" calcext:value-type="float">
            <text:p>1.19058197531933</text:p>
          </table:table-cell>
          <table:table-cell office:value-type="float" office:value="0.552039108109994" calcext:value-type="float">
            <text:p>0.552039108109994</text:p>
          </table:table-cell>
          <table:table-cell office:value-type="float" office:value="0.971553253146106" calcext:value-type="float">
            <text:p>0.971553253146106</text:p>
          </table:table-cell>
          <table:table-cell office:value-type="float" office:value="0.336092778860031" calcext:value-type="float">
            <text:p>0.33609277886003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Apibacter</text:p>
          </table:table-cell>
          <table:table-cell office:value-type="float" office:value="2.56500641427361" calcext:value-type="float">
            <text:p>2.56500641427361</text:p>
          </table:table-cell>
          <table:table-cell office:value-type="float" office:value="2.11430014135817" calcext:value-type="float">
            <text:p>2.11430014135817</text:p>
          </table:table-cell>
          <table:table-cell office:value-type="float" office:value="1.96776631402919" calcext:value-type="float">
            <text:p>1.96776631402919</text:p>
          </table:table-cell>
          <table:table-cell office:value-type="float" office:value="-0.450706272915439" calcext:value-type="float">
            <text:p>-0.450706272915439</text:p>
          </table:table-cell>
          <table:table-cell office:value-type="float" office:value="-0.597240100244423" calcext:value-type="float">
            <text:p>-0.597240100244423</text:p>
          </table:table-cell>
          <table:table-cell office:value-type="float" office:value="-0.146533827328984" calcext:value-type="float">
            <text:p>-0.146533827328984</text:p>
          </table:table-cell>
          <table:table-cell office:value-type="float" office:value="1.25572871238047" calcext:value-type="float">
            <text:p>1.25572871238047</text:p>
          </table:table-cell>
          <table:table-cell office:value-type="float" office:value="1.3947198256491" calcext:value-type="float">
            <text:p>1.3947198256491</text:p>
          </table:table-cell>
          <table:table-cell office:value-type="float" office:value="1.61775967780003" calcext:value-type="float">
            <text:p>1.61775967780003</text:p>
          </table:table-cell>
          <table:table-cell office:value-type="float" office:value="0.748365992842047" calcext:value-type="float">
            <text:p>0.748365992842047</text:p>
          </table:table-cell>
          <table:table-cell office:value-type="float" office:value="1.10993452162704" calcext:value-type="float">
            <text:p>1.10993452162704</text:p>
          </table:table-cell>
          <table:table-cell office:value-type="float" office:value="1.26504681149015" calcext:value-type="float">
            <text:p>1.26504681149015</text:p>
          </table:table-cell>
          <table:table-cell office:value-type="float" office:value="2.04264375655723" calcext:value-type="float">
            <text:p>2.04264375655723</text:p>
          </table:table-cell>
          <table:table-cell office:value-type="float" office:value="1.51593180399094" calcext:value-type="float">
            <text:p>1.51593180399094</text:p>
          </table:table-cell>
          <table:table-cell office:value-type="float" office:value="1.21635267650207" calcext:value-type="float">
            <text:p>1.21635267650207</text:p>
          </table:table-cell>
          <table:table-cell office:value-type="float" office:value="-0.602253813276316" calcext:value-type="float">
            <text:p>-0.602253813276316</text:p>
          </table:table-cell>
          <table:table-cell office:value-type="float" office:value="-0.538085885795259" calcext:value-type="float">
            <text:p>-0.538085885795259</text:p>
          </table:table-cell>
          <table:table-cell office:value-type="float" office:value="-0.115832731246028" calcext:value-type="float">
            <text:p>-0.11583273124602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Rhodospirillales</text:p>
          </table:table-cell>
          <table:table-cell office:value-type="float" office:value="0.500924527297814" calcext:value-type="float">
            <text:p>0.500924527297814</text:p>
          </table:table-cell>
          <table:table-cell office:value-type="float" office:value="-1.66328235475792" calcext:value-type="float">
            <text:p>-1.66328235475792</text:p>
          </table:table-cell>
          <table:table-cell office:value-type="float" office:value="-0.742648319889312" calcext:value-type="float">
            <text:p>-0.742648319889312</text:p>
          </table:table-cell>
          <table:table-cell office:value-type="float" office:value="-2.16420688205573" calcext:value-type="float">
            <text:p>-2.16420688205573</text:p>
          </table:table-cell>
          <table:table-cell office:value-type="float" office:value="-1.24357284718713" calcext:value-type="float">
            <text:p>-1.24357284718713</text:p>
          </table:table-cell>
          <table:table-cell office:value-type="float" office:value="0.920634034868605" calcext:value-type="float">
            <text:p>0.920634034868605</text:p>
          </table:table-cell>
          <table:table-cell office:value-type="float" office:value="0.546969672091269" calcext:value-type="float">
            <text:p>0.546969672091269</text:p>
          </table:table-cell>
          <table:table-cell office:value-type="float" office:value="0.90331899213542" calcext:value-type="float">
            <text:p>0.90331899213542</text:p>
          </table:table-cell>
          <table:table-cell office:value-type="float" office:value="0.75095342610125" calcext:value-type="float">
            <text:p>0.75095342610125</text:p>
          </table:table-cell>
          <table:table-cell office:value-type="float" office:value="0.792523841288138" calcext:value-type="float">
            <text:p>0.792523841288138</text:p>
          </table:table-cell>
          <table:table-cell office:value-type="float" office:value="0.613220910953598" calcext:value-type="float">
            <text:p>0.613220910953598</text:p>
          </table:table-cell>
          <table:table-cell office:value-type="float" office:value="0.944907013941415" calcext:value-type="float">
            <text:p>0.944907013941415</text:p>
          </table:table-cell>
          <table:table-cell office:value-type="float" office:value="0.915817736991875" calcext:value-type="float">
            <text:p>0.915817736991875</text:p>
          </table:table-cell>
          <table:table-cell office:value-type="float" office:value="-1.84130121168599" calcext:value-type="float">
            <text:p>-1.84130121168599</text:p>
          </table:table-cell>
          <table:table-cell office:value-type="float" office:value="-0.988940584165044" calcext:value-type="float">
            <text:p>-0.988940584165044</text:p>
          </table:table-cell>
          <table:table-cell office:value-type="float" office:value="-2.73077826723561" calcext:value-type="float">
            <text:p>-2.73077826723561</text:p>
          </table:table-cell>
          <table:table-cell office:value-type="float" office:value="-2.02793614009883" calcext:value-type="float">
            <text:p>-2.02793614009883</text:p>
          </table:table-cell>
          <table:table-cell office:value-type="float" office:value="0.974311780191406" calcext:value-type="float">
            <text:p>0.974311780191406</text:p>
          </table:table-cell>
          <table:table-cell office:value-type="float" office:value="0.386535709316355" calcext:value-type="float">
            <text:p>0.386535709316355</text:p>
          </table:table-cell>
          <table:table-cell office:value-type="float" office:value="0.102839959639518" calcext:value-type="float">
            <text:p>0.102839959639518</text:p>
          </table:table-cell>
          <table:table-cell office:value-type="float" office:value="0.351655781940999" calcext:value-type="float">
            <text:p>0.351655781940999</text:p>
          </table:table-cell>
          <table:table-cell office:value-type="float" office:value="0.0258147087443613" calcext:value-type="float">
            <text:p>0.025814708744361</text:p>
          </table:table-cell>
          <table:table-cell office:value-type="float" office:value="0.0771037008629292" calcext:value-type="float">
            <text:p>0.077103700862929</text:p>
          </table:table-cell>
          <table:table-cell office:value-type="float" office:value="0.358437638854364" calcext:value-type="float">
            <text:p>0.358437638854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1903398141789" calcext:value-type="float">
            <text:p>0.331903398141789</text:p>
          </table:table-cell>
          <table:table-cell office:value-type="float" office:value="0.914229595946161" calcext:value-type="float">
            <text:p>0.91422959594616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Alistipes</text:p>
          </table:table-cell>
          <table:table-cell office:value-type="float" office:value="0.453295804291569" calcext:value-type="float">
            <text:p>0.453295804291569</text:p>
          </table:table-cell>
          <table:table-cell office:value-type="float" office:value="-0.0644954428747716" calcext:value-type="float">
            <text:p>-0.064495442874772</text:p>
          </table:table-cell>
          <table:table-cell office:value-type="float" office:value="0.509600135747584" calcext:value-type="float">
            <text:p>0.509600135747584</text:p>
          </table:table-cell>
          <table:table-cell office:value-type="float" office:value="-0.51779124716634" calcext:value-type="float">
            <text:p>-0.51779124716634</text:p>
          </table:table-cell>
          <table:table-cell office:value-type="float" office:value="0.0563043314560152" calcext:value-type="float">
            <text:p>0.056304331456015</text:p>
          </table:table-cell>
          <table:table-cell office:value-type="float" office:value="0.574095578622356" calcext:value-type="float">
            <text:p>0.574095578622356</text:p>
          </table:table-cell>
          <table:table-cell office:value-type="float" office:value="0.226176464392695" calcext:value-type="float">
            <text:p>0.226176464392695</text:p>
          </table:table-cell>
          <table:table-cell office:value-type="float" office:value="0.504842543345535" calcext:value-type="float">
            <text:p>0.504842543345535</text:p>
          </table:table-cell>
          <table:table-cell office:value-type="float" office:value="0.347392904682882" calcext:value-type="float">
            <text:p>0.347392904682882</text:p>
          </table:table-cell>
          <table:table-cell office:value-type="float" office:value="0.52652532072364" calcext:value-type="float">
            <text:p>0.52652532072364</text:p>
          </table:table-cell>
          <table:table-cell office:value-type="float" office:value="0.378212572524439" calcext:value-type="float">
            <text:p>0.378212572524439</text:p>
          </table:table-cell>
          <table:table-cell office:value-type="float" office:value="0.588859024336014" calcext:value-type="float">
            <text:p>0.588859024336014</text:p>
          </table:table-cell>
          <table:table-cell office:value-type="float" office:value="2.00416876047961" calcext:value-type="float">
            <text:p>2.00416876047961</text:p>
          </table:table-cell>
          <table:table-cell office:value-type="float" office:value="-0.127753581240138" calcext:value-type="float">
            <text:p>-0.127753581240138</text:p>
          </table:table-cell>
          <table:table-cell office:value-type="float" office:value="1.4669273001208" calcext:value-type="float">
            <text:p>1.4669273001208</text:p>
          </table:table-cell>
          <table:table-cell office:value-type="float" office:value="-0.983411864133531" calcext:value-type="float">
            <text:p>-0.983411864133531</text:p>
          </table:table-cell>
          <table:table-cell office:value-type="float" office:value="0.14886953937095" calcext:value-type="float">
            <text:p>0.14886953937095</text:p>
          </table:table-cell>
          <table:table-cell office:value-type="float" office:value="0.974928726395413" calcext:value-type="float">
            <text:p>0.97492872639541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T2WK15B57</text:p>
          </table:table-cell>
          <table:table-cell office:value-type="float" office:value="1.25435045065388" calcext:value-type="float">
            <text:p>1.25435045065388</text:p>
          </table:table-cell>
          <table:table-cell office:value-type="float" office:value="1.83110798443699" calcext:value-type="float">
            <text:p>1.83110798443699</text:p>
          </table:table-cell>
          <table:table-cell office:value-type="float" office:value="1.47933518968607" calcext:value-type="float">
            <text:p>1.47933518968607</text:p>
          </table:table-cell>
          <table:table-cell office:value-type="float" office:value="0.576757533783115" calcext:value-type="float">
            <text:p>0.576757533783115</text:p>
          </table:table-cell>
          <table:table-cell office:value-type="float" office:value="0.224984739032194" calcext:value-type="float">
            <text:p>0.224984739032194</text:p>
          </table:table-cell>
          <table:table-cell office:value-type="float" office:value="-0.351772794750921" calcext:value-type="float">
            <text:p>-0.351772794750921</text:p>
          </table:table-cell>
          <table:table-cell office:value-type="float" office:value="0.556811628343833" calcext:value-type="float">
            <text:p>0.556811628343833</text:p>
          </table:table-cell>
          <table:table-cell office:value-type="float" office:value="0.743534679335195" calcext:value-type="float">
            <text:p>0.743534679335195</text:p>
          </table:table-cell>
          <table:table-cell office:value-type="float" office:value="0.684165788282895" calcext:value-type="float">
            <text:p>0.684165788282895</text:p>
          </table:table-cell>
          <table:table-cell office:value-type="float" office:value="0.594419325141994" calcext:value-type="float">
            <text:p>0.594419325141994</text:p>
          </table:table-cell>
          <table:table-cell office:value-type="float" office:value="0.518240620354027" calcext:value-type="float">
            <text:p>0.518240620354027</text:p>
          </table:table-cell>
          <table:table-cell office:value-type="float" office:value="0.715106964376734" calcext:value-type="float">
            <text:p>0.715106964376734</text:p>
          </table:table-cell>
          <table:table-cell office:value-type="float" office:value="2.25273752702469" calcext:value-type="float">
            <text:p>2.25273752702469</text:p>
          </table:table-cell>
          <table:table-cell office:value-type="float" office:value="2.46270689898985" calcext:value-type="float">
            <text:p>2.46270689898985</text:p>
          </table:table-cell>
          <table:table-cell office:value-type="float" office:value="2.16224665866277" calcext:value-type="float">
            <text:p>2.16224665866277</text:p>
          </table:table-cell>
          <table:table-cell office:value-type="float" office:value="0.970287319722218" calcext:value-type="float">
            <text:p>0.970287319722218</text:p>
          </table:table-cell>
          <table:table-cell office:value-type="float" office:value="0.43413181096939" calcext:value-type="float">
            <text:p>0.43413181096939</text:p>
          </table:table-cell>
          <table:table-cell office:value-type="float" office:value="-0.491916331786135" calcext:value-type="float">
            <text:p>-0.491916331786135</text:p>
          </table:table-cell>
          <table:table-cell office:value-type="float" office:value="0.0543346966644552" calcext:value-type="float">
            <text:p>0.054334696664455</text:p>
          </table:table-cell>
          <table:table-cell office:value-type="float" office:value="0.0391531491678355" calcext:value-type="float">
            <text:p>0.039153149167836</text:p>
          </table:table-cell>
          <table:table-cell office:value-type="float" office:value="0.062569974051292" calcext:value-type="float">
            <text:p>0.062569974051292</text:p>
          </table:table-cell>
          <table:table-cell office:value-type="float" office:value="0.360320525251008" calcext:value-type="float">
            <text:p>0.360320525251008</text:p>
          </table:table-cell>
          <table:table-cell office:value-type="float" office:value="0.675663384998408" calcext:value-type="float">
            <text:p>0.675663384998408</text:p>
          </table:table-cell>
          <table:table-cell office:value-type="float" office:value="0.635991476551102" calcext:value-type="float">
            <text:p>0.635991476551102</text:p>
          </table:table-cell>
          <table:table-cell office:value-type="float" office:value="0.644254260449969" calcext:value-type="float">
            <text:p>0.644254260449969</text:p>
          </table:table-cell>
          <table:table-cell office:value-type="float" office:value="0.503397632157884" calcext:value-type="float">
            <text:p>0.503397632157884</text:p>
          </table:table-cell>
          <table:table-cell office:value-type="float" office:value="0.679331146842598" calcext:value-type="float">
            <text:p>0.67933114684259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Ereboglobus</text:p>
          </table:table-cell>
          <table:table-cell office:value-type="float" office:value="-0.0464364813560392" calcext:value-type="float">
            <text:p>-0.046436481356039</text:p>
          </table:table-cell>
          <table:table-cell office:value-type="float" office:value="-0.088888880473227" calcext:value-type="float">
            <text:p>-0.088888880473227</text:p>
          </table:table-cell>
          <table:table-cell office:value-type="float" office:value="-1.67176443604626" calcext:value-type="float">
            <text:p>-1.67176443604626</text:p>
          </table:table-cell>
          <table:table-cell office:value-type="float" office:value="-0.0424523991171878" calcext:value-type="float">
            <text:p>-0.042452399117188</text:p>
          </table:table-cell>
          <table:table-cell office:value-type="float" office:value="-1.62532795469022" calcext:value-type="float">
            <text:p>-1.62532795469022</text:p>
          </table:table-cell>
          <table:table-cell office:value-type="float" office:value="-1.58287555557303" calcext:value-type="float">
            <text:p>-1.58287555557303</text:p>
          </table:table-cell>
          <table:table-cell office:value-type="float" office:value="0.472394063988589" calcext:value-type="float">
            <text:p>0.472394063988589</text:p>
          </table:table-cell>
          <table:table-cell office:value-type="float" office:value="1.1068630181891" calcext:value-type="float">
            <text:p>1.1068630181891</text:p>
          </table:table-cell>
          <table:table-cell office:value-type="float" office:value="0.763616196943073" calcext:value-type="float">
            <text:p>0.763616196943073</text:p>
          </table:table-cell>
          <table:table-cell office:value-type="float" office:value="1.05214565848876" calcext:value-type="float">
            <text:p>1.05214565848876</text:p>
          </table:table-cell>
          <table:table-cell office:value-type="float" office:value="0.681890344465918" calcext:value-type="float">
            <text:p>0.681890344465918</text:p>
          </table:table-cell>
          <table:table-cell office:value-type="float" office:value="1.21118290576563" calcext:value-type="float">
            <text:p>1.21118290576563</text:p>
          </table:table-cell>
          <table:table-cell office:value-type="float" office:value="-0.0983003066633813" calcext:value-type="float">
            <text:p>-0.098300306663381</text:p>
          </table:table-cell>
          <table:table-cell office:value-type="float" office:value="-0.0803070289751435" calcext:value-type="float">
            <text:p>-0.080307028975144</text:p>
          </table:table-cell>
          <table:table-cell office:value-type="float" office:value="-2.18927314891788" calcext:value-type="float">
            <text:p>-2.18927314891788</text:p>
          </table:table-cell>
          <table:table-cell office:value-type="float" office:value="-0.0403484049710038" calcext:value-type="float">
            <text:p>-0.040348404971004</text:p>
          </table:table-cell>
          <table:table-cell office:value-type="float" office:value="-2.38356206079328" calcext:value-type="float">
            <text:p>-2.38356206079328</text:p>
          </table:table-cell>
          <table:table-cell office:value-type="float" office:value="-1.30688399583417" calcext:value-type="float">
            <text:p>-1.3068839958341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Bacteria</text:p>
          </table:table-cell>
          <table:table-cell office:value-type="float" office:value="1.71708606171283" calcext:value-type="float">
            <text:p>1.71708606171283</text:p>
          </table:table-cell>
          <table:table-cell office:value-type="float" office:value="-0.993813999656975" calcext:value-type="float">
            <text:p>-0.993813999656975</text:p>
          </table:table-cell>
          <table:table-cell office:value-type="float" office:value="-0.609825586974991" calcext:value-type="float">
            <text:p>-0.609825586974991</text:p>
          </table:table-cell>
          <table:table-cell office:value-type="float" office:value="-2.7109000613698" calcext:value-type="float">
            <text:p>-2.7109000613698</text:p>
          </table:table-cell>
          <table:table-cell office:value-type="float" office:value="-2.32691164868782" calcext:value-type="float">
            <text:p>-2.32691164868782</text:p>
          </table:table-cell>
          <table:table-cell office:value-type="float" office:value="0.383988412681984" calcext:value-type="float">
            <text:p>0.383988412681984</text:p>
          </table:table-cell>
          <table:table-cell office:value-type="float" office:value="0.247978715903169" calcext:value-type="float">
            <text:p>0.247978715903169</text:p>
          </table:table-cell>
          <table:table-cell office:value-type="float" office:value="0.373063842466429" calcext:value-type="float">
            <text:p>0.373063842466429</text:p>
          </table:table-cell>
          <table:table-cell office:value-type="float" office:value="0.359322365826274" calcext:value-type="float">
            <text:p>0.359322365826274</text:p>
          </table:table-cell>
          <table:table-cell office:value-type="float" office:value="0.391033122821444" calcext:value-type="float">
            <text:p>0.391033122821444</text:p>
          </table:table-cell>
          <table:table-cell office:value-type="float" office:value="0.377945545245164" calcext:value-type="float">
            <text:p>0.377945545245164</text:p>
          </table:table-cell>
          <table:table-cell office:value-type="float" office:value="0.46960198273165" calcext:value-type="float">
            <text:p>0.46960198273165</text:p>
          </table:table-cell>
          <table:table-cell office:value-type="float" office:value="6.92432838624472" calcext:value-type="float">
            <text:p>6.92432838624472</text:p>
          </table:table-cell>
          <table:table-cell office:value-type="float" office:value="-2.66392474029805" calcext:value-type="float">
            <text:p>-2.66392474029805</text:p>
          </table:table-cell>
          <table:table-cell office:value-type="float" office:value="-1.69715454692801" calcext:value-type="float">
            <text:p>-1.69715454692801</text:p>
          </table:table-cell>
          <table:table-cell office:value-type="float" office:value="-6.93266095160863" calcext:value-type="float">
            <text:p>-6.93266095160863</text:p>
          </table:table-cell>
          <table:table-cell office:value-type="float" office:value="-6.15673786333004" calcext:value-type="float">
            <text:p>-6.15673786333004</text:p>
          </table:table-cell>
          <table:table-cell office:value-type="float" office:value="0.817689078841499" calcext:value-type="float">
            <text:p>0.817689078841499</text:p>
          </table:table-cell>
          <table:table-cell office:value-type="float" office:value="0.000121512979414415" calcext:value-type="float">
            <text:p>0.000121512979414</text:p>
          </table:table-cell>
          <table:table-cell office:value-type="float" office:value="0.0286306825121821" calcext:value-type="float">
            <text:p>0.028630682512182</text:p>
          </table:table-cell>
          <table:table-cell office:value-type="float" office:value="0.12810329975732" calcext:value-type="float">
            <text:p>0.12810329975732</text:p>
          </table:table-cell>
          <table:table-cell office:value-type="float" office:value="0.000120498831293774" calcext:value-type="float">
            <text:p>0.000120498831294</text:p>
          </table:table-cell>
          <table:table-cell office:value-type="float" office:value="0.000271981370788548" calcext:value-type="float">
            <text:p>0.000271981370789</text:p>
          </table:table-cell>
          <table:table-cell office:value-type="float" office:value="0.437208620899362" calcext:value-type="float">
            <text:p>0.437208620899362</text:p>
          </table:table-cell>
          <table:table-cell office:value-type="float" office:value="0.00154927068806281" calcext:value-type="float">
            <text:p>0.001549270688063</text:p>
          </table:table-cell>
          <table:table-cell office:value-type="float" office:value="0.282216727620081" calcext:value-type="float">
            <text:p>0.282216727620081</text:p>
          </table:table-cell>
          <table:table-cell office:value-type="float" office:value="1" calcext:value-type="float">
            <text:p>1</text:p>
          </table:table-cell>
          <table:table-cell office:value-type="float" office:value="0.00154927068806281" calcext:value-type="float">
            <text:p>0.001549270688063</text:p>
          </table:table-cell>
          <table:table-cell office:value-type="float" office:value="0.00295294059713281" calcext:value-type="float">
            <text:p>0.002952940597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Pragia</text:p>
          </table:table-cell>
          <table:table-cell office:value-type="float" office:value="-0.649133376702038" calcext:value-type="float">
            <text:p>-0.649133376702038</text:p>
          </table:table-cell>
          <table:table-cell office:value-type="float" office:value="-0.43750843480326" calcext:value-type="float">
            <text:p>-0.43750843480326</text:p>
          </table:table-cell>
          <table:table-cell office:value-type="float" office:value="-0.624706623511635" calcext:value-type="float">
            <text:p>-0.624706623511635</text:p>
          </table:table-cell>
          <table:table-cell office:value-type="float" office:value="0.211624941898778" calcext:value-type="float">
            <text:p>0.211624941898778</text:p>
          </table:table-cell>
          <table:table-cell office:value-type="float" office:value="0.0244267531904027" calcext:value-type="float">
            <text:p>0.024426753190403</text:p>
          </table:table-cell>
          <table:table-cell office:value-type="float" office:value="-0.187198188708375" calcext:value-type="float">
            <text:p>-0.187198188708375</text:p>
          </table:table-cell>
          <table:table-cell office:value-type="float" office:value="0.809010630824939" calcext:value-type="float">
            <text:p>0.809010630824939</text:p>
          </table:table-cell>
          <table:table-cell office:value-type="float" office:value="0.910395030271507" calcext:value-type="float">
            <text:p>0.910395030271507</text:p>
          </table:table-cell>
          <table:table-cell office:value-type="float" office:value="0.96093822919463" calcext:value-type="float">
            <text:p>0.96093822919463</text:p>
          </table:table-cell>
          <table:table-cell office:value-type="float" office:value="0.55017402792557" calcext:value-type="float">
            <text:p>0.55017402792557</text:p>
          </table:table-cell>
          <table:table-cell office:value-type="float" office:value="0.630297255418822" calcext:value-type="float">
            <text:p>0.630297255418822</text:p>
          </table:table-cell>
          <table:table-cell office:value-type="float" office:value="0.756039377641002" calcext:value-type="float">
            <text:p>0.756039377641002</text:p>
          </table:table-cell>
          <table:table-cell office:value-type="float" office:value="-0.802379291406992" calcext:value-type="float">
            <text:p>-0.802379291406992</text:p>
          </table:table-cell>
          <table:table-cell office:value-type="float" office:value="-0.480569884781535" calcext:value-type="float">
            <text:p>-0.480569884781535</text:p>
          </table:table-cell>
          <table:table-cell office:value-type="float" office:value="-0.650100708382896" calcext:value-type="float">
            <text:p>-0.650100708382896</text:p>
          </table:table-cell>
          <table:table-cell office:value-type="float" office:value="0.384650912542544" calcext:value-type="float">
            <text:p>0.384650912542544</text:p>
          </table:table-cell>
          <table:table-cell office:value-type="float" office:value="0.0387543384972722" calcext:value-type="float">
            <text:p>0.038754338497272</text:p>
          </table:table-cell>
          <table:table-cell office:value-type="float" office:value="-0.247603754836781" calcext:value-type="float">
            <text:p>-0.24760375483678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Uliginosibacterium</text:p>
          </table:table-cell>
          <table:table-cell office:value-type="float" office:value="2.08339337548813" calcext:value-type="float">
            <text:p>2.08339337548813</text:p>
          </table:table-cell>
          <table:table-cell office:value-type="float" office:value="-1.23509395143803" calcext:value-type="float">
            <text:p>-1.23509395143803</text:p>
          </table:table-cell>
          <table:table-cell office:value-type="float" office:value="0.400816215191953" calcext:value-type="float">
            <text:p>0.400816215191953</text:p>
          </table:table-cell>
          <table:table-cell office:value-type="float" office:value="-3.31848732692616" calcext:value-type="float">
            <text:p>-3.31848732692616</text:p>
          </table:table-cell>
          <table:table-cell office:value-type="float" office:value="-1.68257716029618" calcext:value-type="float">
            <text:p>-1.68257716029618</text:p>
          </table:table-cell>
          <table:table-cell office:value-type="float" office:value="1.63591016662998" calcext:value-type="float">
            <text:p>1.63591016662998</text:p>
          </table:table-cell>
          <table:table-cell office:value-type="float" office:value="1.88929785286275" calcext:value-type="float">
            <text:p>1.88929785286275</text:p>
          </table:table-cell>
          <table:table-cell office:value-type="float" office:value="2.03494127702594" calcext:value-type="float">
            <text:p>2.03494127702594</text:p>
          </table:table-cell>
          <table:table-cell office:value-type="float" office:value="2.30318324749986" calcext:value-type="float">
            <text:p>2.30318324749986</text:p>
          </table:table-cell>
          <table:table-cell office:value-type="float" office:value="0.89160860891217" calcext:value-type="float">
            <text:p>0.89160860891217</text:p>
          </table:table-cell>
          <table:table-cell office:value-type="float" office:value="1.39951169416563" calcext:value-type="float">
            <text:p>1.39951169416563</text:p>
          </table:table-cell>
          <table:table-cell office:value-type="float" office:value="1.59065162943321" calcext:value-type="float">
            <text:p>1.59065162943321</text:p>
          </table:table-cell>
          <table:table-cell office:value-type="float" office:value="1.10273421013594" calcext:value-type="float">
            <text:p>1.10273421013594</text:p>
          </table:table-cell>
          <table:table-cell office:value-type="float" office:value="-0.606943288920414" calcext:value-type="float">
            <text:p>-0.606943288920414</text:p>
          </table:table-cell>
          <table:table-cell office:value-type="float" office:value="0.17402706260001" calcext:value-type="float">
            <text:p>0.17402706260001</text:p>
          </table:table-cell>
          <table:table-cell office:value-type="float" office:value="-3.72191036936596" calcext:value-type="float">
            <text:p>-3.72191036936596</text:p>
          </table:table-cell>
          <table:table-cell office:value-type="float" office:value="-1.20226016496369" calcext:value-type="float">
            <text:p>-1.20226016496369</text:p>
          </table:table-cell>
          <table:table-cell office:value-type="float" office:value="1.02845282798528" calcext:value-type="float">
            <text:p>1.02845282798528</text:p>
          </table:table-cell>
          <table:table-cell office:value-type="float" office:value="0.306605301566286" calcext:value-type="float">
            <text:p>0.306605301566286</text:p>
          </table:table-cell>
          <table:table-cell office:value-type="float" office:value="0.563048932655874" calcext:value-type="float">
            <text:p>0.563048932655874</text:p>
          </table:table-cell>
          <table:table-cell office:value-type="float" office:value="0.866770138640309" calcext:value-type="float">
            <text:p>0.866770138640309</text:p>
          </table:table-cell>
          <table:table-cell office:value-type="float" office:value="0.00743737257745456" calcext:value-type="float">
            <text:p>0.007437372577455</text:p>
          </table:table-cell>
          <table:table-cell office:value-type="float" office:value="0.268349532779363" calcext:value-type="float">
            <text:p>0.268349532779363</text:p>
          </table:table-cell>
          <table:table-cell office:value-type="float" office:value="0.337956725602432" calcext:value-type="float">
            <text:p>0.3379567256024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56233617101301" calcext:value-type="float">
            <text:p>0.095623361710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Flavobacteriales</text:p>
          </table:table-cell>
          <table:table-cell office:value-type="float" office:value="3.73401184258614" calcext:value-type="float">
            <text:p>3.73401184258614</text:p>
          </table:table-cell>
          <table:table-cell office:value-type="float" office:value="3.01354063544056" calcext:value-type="float">
            <text:p>3.01354063544056</text:p>
          </table:table-cell>
          <table:table-cell office:value-type="float" office:value="4.68567934693886" calcext:value-type="float">
            <text:p>4.68567934693886</text:p>
          </table:table-cell>
          <table:table-cell office:value-type="float" office:value="-0.720471207145583" calcext:value-type="float">
            <text:p>-0.720471207145583</text:p>
          </table:table-cell>
          <table:table-cell office:value-type="float" office:value="0.95166750435272" calcext:value-type="float">
            <text:p>0.95166750435272</text:p>
          </table:table-cell>
          <table:table-cell office:value-type="float" office:value="1.6721387114983" calcext:value-type="float">
            <text:p>1.6721387114983</text:p>
          </table:table-cell>
          <table:table-cell office:value-type="float" office:value="0.958176960326596" calcext:value-type="float">
            <text:p>0.958176960326596</text:p>
          </table:table-cell>
          <table:table-cell office:value-type="float" office:value="1.19616573971639" calcext:value-type="float">
            <text:p>1.19616573971639</text:p>
          </table:table-cell>
          <table:table-cell office:value-type="float" office:value="1.02820700185761" calcext:value-type="float">
            <text:p>1.02820700185761</text:p>
          </table:table-cell>
          <table:table-cell office:value-type="float" office:value="0.814287033676158" calcext:value-type="float">
            <text:p>0.814287033676158</text:p>
          </table:table-cell>
          <table:table-cell office:value-type="float" office:value="0.538015366891012" calcext:value-type="float">
            <text:p>0.538015366891012</text:p>
          </table:table-cell>
          <table:table-cell office:value-type="float" office:value="0.895639394277307" calcext:value-type="float">
            <text:p>0.895639394277307</text:p>
          </table:table-cell>
          <table:table-cell office:value-type="float" office:value="3.89699606355949" calcext:value-type="float">
            <text:p>3.89699606355949</text:p>
          </table:table-cell>
          <table:table-cell office:value-type="float" office:value="2.51933368042714" calcext:value-type="float">
            <text:p>2.51933368042714</text:p>
          </table:table-cell>
          <table:table-cell office:value-type="float" office:value="4.55713619774371" calcext:value-type="float">
            <text:p>4.55713619774371</text:p>
          </table:table-cell>
          <table:table-cell office:value-type="float" office:value="-0.884787768132526" calcext:value-type="float">
            <text:p>-0.884787768132526</text:p>
          </table:table-cell>
          <table:table-cell office:value-type="float" office:value="1.76884818337448" calcext:value-type="float">
            <text:p>1.76884818337448</text:p>
          </table:table-cell>
          <table:table-cell office:value-type="float" office:value="1.86697762758365" calcext:value-type="float">
            <text:p>1.86697762758365</text:p>
          </table:table-cell>
          <table:table-cell office:value-type="float" office:value="0.00592175033962239" calcext:value-type="float">
            <text:p>0.005921750339622</text:p>
          </table:table-cell>
          <table:table-cell office:value-type="float" office:value="0.0398493355129649" calcext:value-type="float">
            <text:p>0.039849335512965</text:p>
          </table:table-cell>
          <table:table-cell office:value-type="float" office:value="0.00261380138882642" calcext:value-type="float">
            <text:p>0.002613801388826</text:p>
          </table:table-cell>
          <table:table-cell office:value-type="float" office:value="0.405635491401971" calcext:value-type="float">
            <text:p>0.405635491401971</text:p>
          </table:table-cell>
          <table:table-cell office:value-type="float" office:value="0.120238516533277" calcext:value-type="float">
            <text:p>0.120238516533277</text:p>
          </table:table-cell>
          <table:table-cell office:value-type="float" office:value="0.104139049811895" calcext:value-type="float">
            <text:p>0.104139049811895</text:p>
          </table:table-cell>
          <table:table-cell office:value-type="float" office:value="0.070215039741237" calcext:value-type="float">
            <text:p>0.070215039741237</text:p>
          </table:table-cell>
          <table:table-cell office:value-type="float" office:value="0.432649928426476" calcext:value-type="float">
            <text:p>0.432649928426476</text:p>
          </table:table-cell>
          <table:table-cell office:value-type="float" office:value="0.0336060178563397" calcext:value-type="float">
            <text:p>0.033606017856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Bacteroidia</text:p>
          </table:table-cell>
          <table:table-cell office:value-type="float" office:value="0.868566748627482" calcext:value-type="float">
            <text:p>0.868566748627482</text:p>
          </table:table-cell>
          <table:table-cell office:value-type="float" office:value="0.154351332912616" calcext:value-type="float">
            <text:p>0.154351332912616</text:p>
          </table:table-cell>
          <table:table-cell office:value-type="float" office:value="0.429410075442225" calcext:value-type="float">
            <text:p>0.429410075442225</text:p>
          </table:table-cell>
          <table:table-cell office:value-type="float" office:value="-0.714215415714866" calcext:value-type="float">
            <text:p>-0.714215415714866</text:p>
          </table:table-cell>
          <table:table-cell office:value-type="float" office:value="-0.439156673185257" calcext:value-type="float">
            <text:p>-0.439156673185257</text:p>
          </table:table-cell>
          <table:table-cell office:value-type="float" office:value="0.275058742529608" calcext:value-type="float">
            <text:p>0.275058742529608</text:p>
          </table:table-cell>
          <table:table-cell office:value-type="float" office:value="0.441917406397088" calcext:value-type="float">
            <text:p>0.441917406397088</text:p>
          </table:table-cell>
          <table:table-cell office:value-type="float" office:value="0.606071688657586" calcext:value-type="float">
            <text:p>0.606071688657586</text:p>
          </table:table-cell>
          <table:table-cell office:value-type="float" office:value="0.621874250867344" calcext:value-type="float">
            <text:p>0.621874250867344</text:p>
          </table:table-cell>
          <table:table-cell office:value-type="float" office:value="0.524196530740509" calcext:value-type="float">
            <text:p>0.524196530740509</text:p>
          </table:table-cell>
          <table:table-cell office:value-type="float" office:value="0.542389799811858" calcext:value-type="float">
            <text:p>0.542389799811858</text:p>
          </table:table-cell>
          <table:table-cell office:value-type="float" office:value="0.682802015708417" calcext:value-type="float">
            <text:p>0.682802015708417</text:p>
          </table:table-cell>
          <table:table-cell office:value-type="float" office:value="1.96545041234928" calcext:value-type="float">
            <text:p>1.96545041234928</text:p>
          </table:table-cell>
          <table:table-cell office:value-type="float" office:value="0.254675042245408" calcext:value-type="float">
            <text:p>0.254675042245408</text:p>
          </table:table-cell>
          <table:table-cell office:value-type="float" office:value="0.690509495839899" calcext:value-type="float">
            <text:p>0.690509495839899</text:p>
          </table:table-cell>
          <table:table-cell office:value-type="float" office:value="-1.36249550279535" calcext:value-type="float">
            <text:p>-1.36249550279535</text:p>
          </table:table-cell>
          <table:table-cell office:value-type="float" office:value="-0.809669859826992" calcext:value-type="float">
            <text:p>-0.809669859826992</text:p>
          </table:table-cell>
          <table:table-cell office:value-type="float" office:value="0.402838211079724" calcext:value-type="float">
            <text:p>0.40283821107972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vadinHA49</text:p>
          </table:table-cell>
          <table:table-cell office:value-type="float" office:value="0.736961160843162" calcext:value-type="float">
            <text:p>0.736961160843162</text:p>
          </table:table-cell>
          <table:table-cell office:value-type="float" office:value="1.56625773124279" calcext:value-type="float">
            <text:p>1.56625773124279</text:p>
          </table:table-cell>
          <table:table-cell office:value-type="float" office:value="1.15943767931898" calcext:value-type="float">
            <text:p>1.15943767931898</text:p>
          </table:table-cell>
          <table:table-cell office:value-type="float" office:value="0.829296570399623" calcext:value-type="float">
            <text:p>0.829296570399623</text:p>
          </table:table-cell>
          <table:table-cell office:value-type="float" office:value="0.42247651847582" calcext:value-type="float">
            <text:p>0.42247651847582</text:p>
          </table:table-cell>
          <table:table-cell office:value-type="float" office:value="-0.406820051923803" calcext:value-type="float">
            <text:p>-0.406820051923803</text:p>
          </table:table-cell>
          <table:table-cell office:value-type="float" office:value="0.434512632585946" calcext:value-type="float">
            <text:p>0.434512632585946</text:p>
          </table:table-cell>
          <table:table-cell office:value-type="float" office:value="0.917021349767805" calcext:value-type="float">
            <text:p>0.917021349767805</text:p>
          </table:table-cell>
          <table:table-cell office:value-type="float" office:value="0.744904864928282" calcext:value-type="float">
            <text:p>0.744904864928282</text:p>
          </table:table-cell>
          <table:table-cell office:value-type="float" office:value="0.865275049463212" calcext:value-type="float">
            <text:p>0.865275049463212</text:p>
          </table:table-cell>
          <table:table-cell office:value-type="float" office:value="0.68018821886844" calcext:value-type="float">
            <text:p>0.68018821886844</text:p>
          </table:table-cell>
          <table:table-cell office:value-type="float" office:value="1.05583281874576" calcext:value-type="float">
            <text:p>1.05583281874576</text:p>
          </table:table-cell>
          <table:table-cell office:value-type="float" office:value="1.69606383238442" calcext:value-type="float">
            <text:p>1.69606383238442</text:p>
          </table:table-cell>
          <table:table-cell office:value-type="float" office:value="1.70798393258714" calcext:value-type="float">
            <text:p>1.70798393258714</text:p>
          </table:table-cell>
          <table:table-cell office:value-type="float" office:value="1.55649094791536" calcext:value-type="float">
            <text:p>1.55649094791536</text:p>
          </table:table-cell>
          <table:table-cell office:value-type="float" office:value="0.958419604164122" calcext:value-type="float">
            <text:p>0.958419604164122</text:p>
          </table:table-cell>
          <table:table-cell office:value-type="float" office:value="0.621117077238784" calcext:value-type="float">
            <text:p>0.621117077238784</text:p>
          </table:table-cell>
          <table:table-cell office:value-type="float" office:value="-0.385307261434695" calcext:value-type="float">
            <text:p>-0.38530726143469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hristensenellaceae_R-7_group</text:p>
          </table:table-cell>
          <table:table-cell office:value-type="float" office:value="1.15037165372031" calcext:value-type="float">
            <text:p>1.15037165372031</text:p>
          </table:table-cell>
          <table:table-cell office:value-type="float" office:value="1.2832474668944" calcext:value-type="float">
            <text:p>1.2832474668944</text:p>
          </table:table-cell>
          <table:table-cell office:value-type="float" office:value="1.72920492576092" calcext:value-type="float">
            <text:p>1.72920492576092</text:p>
          </table:table-cell>
          <table:table-cell office:value-type="float" office:value="0.13287581317409" calcext:value-type="float">
            <text:p>0.13287581317409</text:p>
          </table:table-cell>
          <table:table-cell office:value-type="float" office:value="0.578833272040606" calcext:value-type="float">
            <text:p>0.578833272040606</text:p>
          </table:table-cell>
          <table:table-cell office:value-type="float" office:value="0.445957458866516" calcext:value-type="float">
            <text:p>0.445957458866516</text:p>
          </table:table-cell>
          <table:table-cell office:value-type="float" office:value="0.363335052430403" calcext:value-type="float">
            <text:p>0.363335052430403</text:p>
          </table:table-cell>
          <table:table-cell office:value-type="float" office:value="0.669259468055995" calcext:value-type="float">
            <text:p>0.669259468055995</text:p>
          </table:table-cell>
          <table:table-cell office:value-type="float" office:value="0.445747140591183" calcext:value-type="float">
            <text:p>0.445747140591183</text:p>
          </table:table-cell>
          <table:table-cell office:value-type="float" office:value="0.638011915412432" calcext:value-type="float">
            <text:p>0.638011915412432</text:p>
          </table:table-cell>
          <table:table-cell office:value-type="float" office:value="0.39729269055806" calcext:value-type="float">
            <text:p>0.39729269055806</text:p>
          </table:table-cell>
          <table:table-cell office:value-type="float" office:value="0.688285810713001" calcext:value-type="float">
            <text:p>0.688285810713001</text:p>
          </table:table-cell>
          <table:table-cell office:value-type="float" office:value="3.16614553433615" calcext:value-type="float">
            <text:p>3.16614553433615</text:p>
          </table:table-cell>
          <table:table-cell office:value-type="float" office:value="1.91741398985637" calcext:value-type="float">
            <text:p>1.91741398985637</text:p>
          </table:table-cell>
          <table:table-cell office:value-type="float" office:value="3.87934047870171" calcext:value-type="float">
            <text:p>3.87934047870171</text:p>
          </table:table-cell>
          <table:table-cell office:value-type="float" office:value="0.208265410040492" calcext:value-type="float">
            <text:p>0.208265410040492</text:p>
          </table:table-cell>
          <table:table-cell office:value-type="float" office:value="1.45694417691789" calcext:value-type="float">
            <text:p>1.45694417691789</text:p>
          </table:table-cell>
          <table:table-cell office:value-type="float" office:value="0.647924818331711" calcext:value-type="float">
            <text:p>0.647924818331711</text:p>
          </table:table-cell>
          <table:table-cell office:value-type="float" office:value="0.01327148752742" calcext:value-type="float">
            <text:p>0.01327148752742</text:p>
          </table:table-cell>
          <table:table-cell office:value-type="float" office:value="0.0914796272414241" calcext:value-type="float">
            <text:p>0.091479627241424</text:p>
          </table:table-cell>
          <table:table-cell office:value-type="float" office:value="0.00467914502117366" calcext:value-type="float">
            <text:p>0.004679145021174</text:p>
          </table:table-cell>
          <table:table-cell office:value-type="float" office:value="0.84022627160224" calcext:value-type="float">
            <text:p>0.84022627160224</text:p>
          </table:table-cell>
          <table:table-cell office:value-type="float" office:value="0.183233473656113" calcext:value-type="float">
            <text:p>0.183233473656113</text:p>
          </table:table-cell>
          <table:table-cell office:value-type="float" office:value="0.535182304287439" calcext:value-type="float">
            <text:p>0.535182304287439</text:p>
          </table:table-cell>
          <table:table-cell office:value-type="float" office:value="0.157361923539408" calcext:value-type="float">
            <text:p>0.157361923539408</text:p>
          </table:table-cell>
          <table:table-cell office:value-type="float" office:value="0.993207381478318" calcext:value-type="float">
            <text:p>0.993207381478318</text:p>
          </table:table-cell>
          <table:table-cell office:value-type="float" office:value="0.0601604359865185" calcext:value-type="float">
            <text:p>0.0601604359865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Rs-E47_termite_group</text:p>
          </table:table-cell>
          <table:table-cell office:value-type="float" office:value="1.38705290799579" calcext:value-type="float">
            <text:p>1.38705290799579</text:p>
          </table:table-cell>
          <table:table-cell office:value-type="float" office:value="-0.939620650061216" calcext:value-type="float">
            <text:p>-0.939620650061216</text:p>
          </table:table-cell>
          <table:table-cell office:value-type="float" office:value="-0.253389792656884" calcext:value-type="float">
            <text:p>-0.253389792656884</text:p>
          </table:table-cell>
          <table:table-cell office:value-type="float" office:value="-2.32667355805701" calcext:value-type="float">
            <text:p>-2.32667355805701</text:p>
          </table:table-cell>
          <table:table-cell office:value-type="float" office:value="-1.64044270065268" calcext:value-type="float">
            <text:p>-1.64044270065268</text:p>
          </table:table-cell>
          <table:table-cell office:value-type="float" office:value="0.686230857404332" calcext:value-type="float">
            <text:p>0.686230857404332</text:p>
          </table:table-cell>
          <table:table-cell office:value-type="float" office:value="0.419817092784474" calcext:value-type="float">
            <text:p>0.419817092784474</text:p>
          </table:table-cell>
          <table:table-cell office:value-type="float" office:value="0.589436948624104" calcext:value-type="float">
            <text:p>0.589436948624104</text:p>
          </table:table-cell>
          <table:table-cell office:value-type="float" office:value="0.949808515710187" calcext:value-type="float">
            <text:p>0.949808515710187</text:p>
          </table:table-cell>
          <table:table-cell office:value-type="float" office:value="0.539105356521688" calcext:value-type="float">
            <text:p>0.539105356521688</text:p>
          </table:table-cell>
          <table:table-cell office:value-type="float" office:value="0.919420951220208" calcext:value-type="float">
            <text:p>0.919420951220208</text:p>
          </table:table-cell>
          <table:table-cell office:value-type="float" office:value="1.0082283523845" calcext:value-type="float">
            <text:p>1.0082283523845</text:p>
          </table:table-cell>
          <table:table-cell office:value-type="float" office:value="3.30394577027829" calcext:value-type="float">
            <text:p>3.30394577027829</text:p>
          </table:table-cell>
          <table:table-cell office:value-type="float" office:value="-1.59409866017821" calcext:value-type="float">
            <text:p>-1.59409866017821</text:p>
          </table:table-cell>
          <table:table-cell office:value-type="float" office:value="-0.266779870327253" calcext:value-type="float">
            <text:p>-0.266779870327253</text:p>
          </table:table-cell>
          <table:table-cell office:value-type="float" office:value="-4.31580493480667" calcext:value-type="float">
            <text:p>-4.31580493480667</text:p>
          </table:table-cell>
          <table:table-cell office:value-type="float" office:value="-1.78421287711093" calcext:value-type="float">
            <text:p>-1.78421287711093</text:p>
          </table:table-cell>
          <table:table-cell office:value-type="float" office:value="0.680630390706005" calcext:value-type="float">
            <text:p>0.680630390706005</text:p>
          </table:table-cell>
          <table:table-cell office:value-type="float" office:value="0.010795164778696" calcext:value-type="float">
            <text:p>0.010795164778696</text:p>
          </table:table-cell>
          <table:table-cell office:value-type="float" office:value="0.149579871648568" calcext:value-type="float">
            <text:p>0.149579871648568</text:p>
          </table:table-cell>
          <table:table-cell office:value-type="float" office:value="0.796386466302495" calcext:value-type="float">
            <text:p>0.796386466302495</text:p>
          </table:table-cell>
          <table:table-cell office:value-type="float" office:value="0.00256051827971018" calcext:value-type="float">
            <text:p>0.00256051827971</text:p>
          </table:table-cell>
          <table:table-cell office:value-type="float" office:value="0.112226671733917" calcext:value-type="float">
            <text:p>0.112226671733917</text:p>
          </table:table-cell>
          <table:table-cell office:value-type="float" office:value="0.515317369252057" calcext:value-type="float">
            <text:p>0.515317369252057</text:p>
          </table:table-cell>
          <table:table-cell office:value-type="float" office:value="0.127999810947395" calcext:value-type="float">
            <text:p>0.1279998109473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29209493105594" calcext:value-type="float">
            <text:p>0.032920949310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Desulfobulbus</text:p>
          </table:table-cell>
          <table:table-cell office:value-type="float" office:value="0.838478131968292" calcext:value-type="float">
            <text:p>0.838478131968292</text:p>
          </table:table-cell>
          <table:table-cell office:value-type="float" office:value="1.41142710515581" calcext:value-type="float">
            <text:p>1.41142710515581</text:p>
          </table:table-cell>
          <table:table-cell office:value-type="float" office:value="1.03461283271283" calcext:value-type="float">
            <text:p>1.03461283271283</text:p>
          </table:table-cell>
          <table:table-cell office:value-type="float" office:value="0.572948973187516" calcext:value-type="float">
            <text:p>0.572948973187516</text:p>
          </table:table-cell>
          <table:table-cell office:value-type="float" office:value="0.196134700744543" calcext:value-type="float">
            <text:p>0.196134700744543</text:p>
          </table:table-cell>
          <table:table-cell office:value-type="float" office:value="-0.376814272442973" calcext:value-type="float">
            <text:p>-0.376814272442973</text:p>
          </table:table-cell>
          <table:table-cell office:value-type="float" office:value="0.536852966517686" calcext:value-type="float">
            <text:p>0.536852966517686</text:p>
          </table:table-cell>
          <table:table-cell office:value-type="float" office:value="0.640751659151299" calcext:value-type="float">
            <text:p>0.640751659151299</text:p>
          </table:table-cell>
          <table:table-cell office:value-type="float" office:value="0.835274357902951" calcext:value-type="float">
            <text:p>0.835274357902951</text:p>
          </table:table-cell>
          <table:table-cell office:value-type="float" office:value="0.48476653998733" calcext:value-type="float">
            <text:p>0.48476653998733</text:p>
          </table:table-cell>
          <table:table-cell office:value-type="float" office:value="0.722578135952322" calcext:value-type="float">
            <text:p>0.722578135952322</text:p>
          </table:table-cell>
          <table:table-cell office:value-type="float" office:value="0.802789351948963" calcext:value-type="float">
            <text:p>0.802789351948963</text:p>
          </table:table-cell>
          <table:table-cell office:value-type="float" office:value="1.56183943139424" calcext:value-type="float">
            <text:p>1.56183943139424</text:p>
          </table:table-cell>
          <table:table-cell office:value-type="float" office:value="2.20276777281435" calcext:value-type="float">
            <text:p>2.20276777281435</text:p>
          </table:table-cell>
          <table:table-cell office:value-type="float" office:value="1.23865029846043" calcext:value-type="float">
            <text:p>1.23865029846043</text:p>
          </table:table-cell>
          <table:table-cell office:value-type="float" office:value="1.18190701281176" calcext:value-type="float">
            <text:p>1.18190701281176</text:p>
          </table:table-cell>
          <table:table-cell office:value-type="float" office:value="0.271437358793105" calcext:value-type="float">
            <text:p>0.271437358793105</text:p>
          </table:table-cell>
          <table:table-cell office:value-type="float" office:value="-0.469381253660336" calcext:value-type="float">
            <text:p>-0.46938125366033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Dechloromonas</text:p>
          </table:table-cell>
          <table:table-cell office:value-type="float" office:value="0.00153399367766243" calcext:value-type="float">
            <text:p>0.001533993677662</text:p>
          </table:table-cell>
          <table:table-cell office:value-type="float" office:value="-1.43268123320135" calcext:value-type="float">
            <text:p>-1.43268123320135</text:p>
          </table:table-cell>
          <table:table-cell office:value-type="float" office:value="-0.758561732194763" calcext:value-type="float">
            <text:p>-0.758561732194763</text:p>
          </table:table-cell>
          <table:table-cell office:value-type="float" office:value="-1.43421522687901" calcext:value-type="float">
            <text:p>-1.43421522687901</text:p>
          </table:table-cell>
          <table:table-cell office:value-type="float" office:value="-0.760095725872425" calcext:value-type="float">
            <text:p>-0.760095725872425</text:p>
          </table:table-cell>
          <table:table-cell office:value-type="float" office:value="0.674119501006585" calcext:value-type="float">
            <text:p>0.674119501006585</text:p>
          </table:table-cell>
          <table:table-cell office:value-type="float" office:value="1.22925602080233" calcext:value-type="float">
            <text:p>1.22925602080233</text:p>
          </table:table-cell>
          <table:table-cell office:value-type="float" office:value="1.43117373193198" calcext:value-type="float">
            <text:p>1.43117373193198</text:p>
          </table:table-cell>
          <table:table-cell office:value-type="float" office:value="1.46720093810996" calcext:value-type="float">
            <text:p>1.46720093810996</text:p>
          </table:table-cell>
          <table:table-cell office:value-type="float" office:value="0.836770841653792" calcext:value-type="float">
            <text:p>0.836770841653792</text:p>
          </table:table-cell>
          <table:table-cell office:value-type="float" office:value="0.896998206943922" calcext:value-type="float">
            <text:p>0.896998206943922</text:p>
          </table:table-cell>
          <table:table-cell office:value-type="float" office:value="1.15835817843789" calcext:value-type="float">
            <text:p>1.15835817843789</text:p>
          </table:table-cell>
          <table:table-cell office:value-type="float" office:value="0.0012479041401491" calcext:value-type="float">
            <text:p>0.001247904140149</text:p>
          </table:table-cell>
          <table:table-cell office:value-type="float" office:value="-1.00105333212574" calcext:value-type="float">
            <text:p>-1.00105333212574</text:p>
          </table:table-cell>
          <table:table-cell office:value-type="float" office:value="-0.517012845678751" calcext:value-type="float">
            <text:p>-0.517012845678751</text:p>
          </table:table-cell>
          <table:table-cell office:value-type="float" office:value="-1.71398805441694" calcext:value-type="float">
            <text:p>-1.71398805441694</text:p>
          </table:table-cell>
          <table:table-cell office:value-type="float" office:value="-0.847377085024591" calcext:value-type="float">
            <text:p>-0.847377085024591</text:p>
          </table:table-cell>
          <table:table-cell office:value-type="float" office:value="0.581961187441755" calcext:value-type="float">
            <text:p>0.58196118744175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Mycobacterium</text:p>
          </table:table-cell>
          <table:table-cell office:value-type="float" office:value="-0.458853448054688" calcext:value-type="float">
            <text:p>-0.458853448054688</text:p>
          </table:table-cell>
          <table:table-cell office:value-type="float" office:value="0.372099930983491" calcext:value-type="float">
            <text:p>0.372099930983491</text:p>
          </table:table-cell>
          <table:table-cell office:value-type="float" office:value="0.309804179019265" calcext:value-type="float">
            <text:p>0.309804179019265</text:p>
          </table:table-cell>
          <table:table-cell office:value-type="float" office:value="0.830953379038179" calcext:value-type="float">
            <text:p>0.830953379038179</text:p>
          </table:table-cell>
          <table:table-cell office:value-type="float" office:value="0.768657627073953" calcext:value-type="float">
            <text:p>0.768657627073953</text:p>
          </table:table-cell>
          <table:table-cell office:value-type="float" office:value="-0.0622957519642263" calcext:value-type="float">
            <text:p>-0.062295751964226</text:p>
          </table:table-cell>
          <table:table-cell office:value-type="float" office:value="0.677755910036273" calcext:value-type="float">
            <text:p>0.677755910036273</text:p>
          </table:table-cell>
          <table:table-cell office:value-type="float" office:value="0.710979725872919" calcext:value-type="float">
            <text:p>0.710979725872919</text:p>
          </table:table-cell>
          <table:table-cell office:value-type="float" office:value="0.896214745064418" calcext:value-type="float">
            <text:p>0.896214745064418</text:p>
          </table:table-cell>
          <table:table-cell office:value-type="float" office:value="0.498554126486163" calcext:value-type="float">
            <text:p>0.498554126486163</text:p>
          </table:table-cell>
          <table:table-cell office:value-type="float" office:value="0.739097365510749" calcext:value-type="float">
            <text:p>0.739097365510749</text:p>
          </table:table-cell>
          <table:table-cell office:value-type="float" office:value="0.769677862951875" calcext:value-type="float">
            <text:p>0.769677862951875</text:p>
          </table:table-cell>
          <table:table-cell office:value-type="float" office:value="-0.677018733824291" calcext:value-type="float">
            <text:p>-0.677018733824291</text:p>
          </table:table-cell>
          <table:table-cell office:value-type="float" office:value="0.523362224607233" calcext:value-type="float">
            <text:p>0.523362224607233</text:p>
          </table:table-cell>
          <table:table-cell office:value-type="float" office:value="0.34568074306454" calcext:value-type="float">
            <text:p>0.34568074306454</text:p>
          </table:table-cell>
          <table:table-cell office:value-type="float" office:value="1.66672650950617" calcext:value-type="float">
            <text:p>1.66672650950617</text:p>
          </table:table-cell>
          <table:table-cell office:value-type="float" office:value="1.03999508446736" calcext:value-type="float">
            <text:p>1.03999508446736</text:p>
          </table:table-cell>
          <table:table-cell office:value-type="float" office:value="-0.0809374349488357" calcext:value-type="float">
            <text:p>-0.08093743494883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Ralstonia</text:p>
          </table:table-cell>
          <table:table-cell office:value-type="float" office:value="-0.282900197975675" calcext:value-type="float">
            <text:p>-0.282900197975675</text:p>
          </table:table-cell>
          <table:table-cell office:value-type="float" office:value="-1.26512130146806" calcext:value-type="float">
            <text:p>-1.26512130146806</text:p>
          </table:table-cell>
          <table:table-cell office:value-type="float" office:value="-0.628878919790474" calcext:value-type="float">
            <text:p>-0.628878919790474</text:p>
          </table:table-cell>
          <table:table-cell office:value-type="float" office:value="-0.982221103492384" calcext:value-type="float">
            <text:p>-0.982221103492384</text:p>
          </table:table-cell>
          <table:table-cell office:value-type="float" office:value="-0.345978721814799" calcext:value-type="float">
            <text:p>-0.345978721814799</text:p>
          </table:table-cell>
          <table:table-cell office:value-type="float" office:value="0.636242381677586" calcext:value-type="float">
            <text:p>0.636242381677586</text:p>
          </table:table-cell>
          <table:table-cell office:value-type="float" office:value="0.473841432390117" calcext:value-type="float">
            <text:p>0.473841432390117</text:p>
          </table:table-cell>
          <table:table-cell office:value-type="float" office:value="0.591811581453132" calcext:value-type="float">
            <text:p>0.591811581453132</text:p>
          </table:table-cell>
          <table:table-cell office:value-type="float" office:value="0.56114717722631" calcext:value-type="float">
            <text:p>0.56114717722631</text:p>
          </table:table-cell>
          <table:table-cell office:value-type="float" office:value="0.561193207907529" calcext:value-type="float">
            <text:p>0.561193207907529</text:p>
          </table:table-cell>
          <table:table-cell office:value-type="float" office:value="0.528756109343942" calcext:value-type="float">
            <text:p>0.528756109343942</text:p>
          </table:table-cell>
          <table:table-cell office:value-type="float" office:value="0.636630401458399" calcext:value-type="float">
            <text:p>0.636630401458399</text:p>
          </table:table-cell>
          <table:table-cell office:value-type="float" office:value="-0.597035587514351" calcext:value-type="float">
            <text:p>-0.597035587514351</text:p>
          </table:table-cell>
          <table:table-cell office:value-type="float" office:value="-2.13770960406298" calcext:value-type="float">
            <text:p>-2.13770960406298</text:p>
          </table:table-cell>
          <table:table-cell office:value-type="float" office:value="-1.12070227796378" calcext:value-type="float">
            <text:p>-1.12070227796378</text:p>
          </table:table-cell>
          <table:table-cell office:value-type="float" office:value="-1.75023697659261" calcext:value-type="float">
            <text:p>-1.75023697659261</text:p>
          </table:table-cell>
          <table:table-cell office:value-type="float" office:value="-0.654325719742651" calcext:value-type="float">
            <text:p>-0.654325719742651</text:p>
          </table:table-cell>
          <table:table-cell office:value-type="float" office:value="0.999390510129701" calcext:value-type="float">
            <text:p>0.99939051012970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Rs-K70_termite_group</text:p>
          </table:table-cell>
          <table:table-cell office:value-type="float" office:value="0.972422396622644" calcext:value-type="float">
            <text:p>0.972422396622644</text:p>
          </table:table-cell>
          <table:table-cell office:value-type="float" office:value="1.78556854278543" calcext:value-type="float">
            <text:p>1.78556854278543</text:p>
          </table:table-cell>
          <table:table-cell office:value-type="float" office:value="0.764335056985895" calcext:value-type="float">
            <text:p>0.764335056985895</text:p>
          </table:table-cell>
          <table:table-cell office:value-type="float" office:value="0.813146146162788" calcext:value-type="float">
            <text:p>0.813146146162788</text:p>
          </table:table-cell>
          <table:table-cell office:value-type="float" office:value="-0.208087339636749" calcext:value-type="float">
            <text:p>-0.208087339636749</text:p>
          </table:table-cell>
          <table:table-cell office:value-type="float" office:value="-1.02123348579954" calcext:value-type="float">
            <text:p>-1.02123348579954</text:p>
          </table:table-cell>
          <table:table-cell office:value-type="float" office:value="0.305638778560762" calcext:value-type="float">
            <text:p>0.305638778560762</text:p>
          </table:table-cell>
          <table:table-cell office:value-type="float" office:value="0.775564767449985" calcext:value-type="float">
            <text:p>0.775564767449985</text:p>
          </table:table-cell>
          <table:table-cell office:value-type="float" office:value="0.418858788298818" calcext:value-type="float">
            <text:p>0.418858788298818</text:p>
          </table:table-cell>
          <table:table-cell office:value-type="float" office:value="0.77089866434722" calcext:value-type="float">
            <text:p>0.77089866434722</text:p>
          </table:table-cell>
          <table:table-cell office:value-type="float" office:value="0.41015451566176" calcext:value-type="float">
            <text:p>0.41015451566176</text:p>
          </table:table-cell>
          <table:table-cell office:value-type="float" office:value="0.822382132750564" calcext:value-type="float">
            <text:p>0.822382132750564</text:p>
          </table:table-cell>
          <table:table-cell office:value-type="float" office:value="3.18160673590482" calcext:value-type="float">
            <text:p>3.18160673590482</text:p>
          </table:table-cell>
          <table:table-cell office:value-type="float" office:value="2.30228166327912" calcext:value-type="float">
            <text:p>2.30228166327912</text:p>
          </table:table-cell>
          <table:table-cell office:value-type="float" office:value="1.82480367689125" calcext:value-type="float">
            <text:p>1.82480367689125</text:p>
          </table:table-cell>
          <table:table-cell office:value-type="float" office:value="1.05480289922586" calcext:value-type="float">
            <text:p>1.05480289922586</text:p>
          </table:table-cell>
          <table:table-cell office:value-type="float" office:value="-0.50733889714956" calcext:value-type="float">
            <text:p>-0.50733889714956</text:p>
          </table:table-cell>
          <table:table-cell office:value-type="float" office:value="-1.24179921368657" calcext:value-type="float">
            <text:p>-1.24179921368657</text:p>
          </table:table-cell>
          <table:table-cell office:value-type="float" office:value="0.0129660845756496" calcext:value-type="float">
            <text:p>0.01296608457565</text:p>
          </table:table-cell>
          <table:table-cell office:value-type="float" office:value="0.0502913900128404" calcext:value-type="float">
            <text:p>0.05029139001284</text:p>
          </table:table-cell>
          <table:table-cell office:value-type="float" office:value="0.105473375120597" calcext:value-type="float">
            <text:p>0.105473375120597</text:p>
          </table:table-cell>
          <table:table-cell office:value-type="float" office:value="0.322326890752896" calcext:value-type="float">
            <text:p>0.322326890752896</text:p>
          </table:table-cell>
          <table:table-cell office:value-type="float" office:value="0.625604075236385" calcext:value-type="float">
            <text:p>0.625604075236385</text:p>
          </table:table-cell>
          <table:table-cell office:value-type="float" office:value="0.249481396860415" calcext:value-type="float">
            <text:p>0.249481396860415</text:p>
          </table:table-cell>
          <table:table-cell office:value-type="float" office:value="0.166706801686924" calcext:value-type="float">
            <text:p>0.166706801686924</text:p>
          </table:table-cell>
          <table:table-cell office:value-type="float" office:value="0.596312195866536" calcext:value-type="float">
            <text:p>0.59631219586653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lostridia_vadinBB60_group</text:p>
          </table:table-cell>
          <table:table-cell office:value-type="float" office:value="1.88498724069426" calcext:value-type="float">
            <text:p>1.88498724069426</text:p>
          </table:table-cell>
          <table:table-cell office:value-type="float" office:value="3.03601847879018" calcext:value-type="float">
            <text:p>3.03601847879018</text:p>
          </table:table-cell>
          <table:table-cell office:value-type="float" office:value="2.45655025272707" calcext:value-type="float">
            <text:p>2.45655025272707</text:p>
          </table:table-cell>
          <table:table-cell office:value-type="float" office:value="1.15103123809592" calcext:value-type="float">
            <text:p>1.15103123809592</text:p>
          </table:table-cell>
          <table:table-cell office:value-type="float" office:value="0.571563012032811" calcext:value-type="float">
            <text:p>0.571563012032811</text:p>
          </table:table-cell>
          <table:table-cell office:value-type="float" office:value="-0.579468226063109" calcext:value-type="float">
            <text:p>-0.579468226063109</text:p>
          </table:table-cell>
          <table:table-cell office:value-type="float" office:value="0.899820525132443" calcext:value-type="float">
            <text:p>0.899820525132443</text:p>
          </table:table-cell>
          <table:table-cell office:value-type="float" office:value="0.970286717103984" calcext:value-type="float">
            <text:p>0.970286717103984</text:p>
          </table:table-cell>
          <table:table-cell office:value-type="float" office:value="1.11631528084105" calcext:value-type="float">
            <text:p>1.11631528084105</text:p>
          </table:table-cell>
          <table:table-cell office:value-type="float" office:value="0.54172279461425" calcext:value-type="float">
            <text:p>0.54172279461425</text:p>
          </table:table-cell>
          <table:table-cell office:value-type="float" office:value="0.773412618888184" calcext:value-type="float">
            <text:p>0.773412618888184</text:p>
          </table:table-cell>
          <table:table-cell office:value-type="float" office:value="0.854369015703567" calcext:value-type="float">
            <text:p>0.854369015703567</text:p>
          </table:table-cell>
          <table:table-cell office:value-type="float" office:value="2.09484801473806" calcext:value-type="float">
            <text:p>2.09484801473806</text:p>
          </table:table-cell>
          <table:table-cell office:value-type="float" office:value="3.12899107580467" calcext:value-type="float">
            <text:p>3.12899107580467</text:p>
          </table:table-cell>
          <table:table-cell office:value-type="float" office:value="2.20058821632923" calcext:value-type="float">
            <text:p>2.20058821632923</text:p>
          </table:table-cell>
          <table:table-cell office:value-type="float" office:value="2.12476057780723" calcext:value-type="float">
            <text:p>2.12476057780723</text:p>
          </table:table-cell>
          <table:table-cell office:value-type="float" office:value="0.739014334747291" calcext:value-type="float">
            <text:p>0.739014334747291</text:p>
          </table:table-cell>
          <table:table-cell office:value-type="float" office:value="-0.678241152724764" calcext:value-type="float">
            <text:p>-0.678241152724764</text:p>
          </table:table-cell>
          <table:table-cell office:value-type="float" office:value="0.0694921680350201" calcext:value-type="float">
            <text:p>0.06949216803502</text:p>
          </table:table-cell>
          <table:table-cell office:value-type="float" office:value="0.0140366606711064" calcext:value-type="float">
            <text:p>0.014036660671106</text:p>
          </table:table-cell>
          <table:table-cell office:value-type="float" office:value="0.0589398193428038" calcext:value-type="float">
            <text:p>0.058939819342804</text:p>
          </table:table-cell>
          <table:table-cell office:value-type="float" office:value="0.0663318275649351" calcext:value-type="float">
            <text:p>0.066331827564935</text:p>
          </table:table-cell>
          <table:table-cell office:value-type="float" office:value="0.481016190088947" calcext:value-type="float">
            <text:p>0.481016190088947</text:p>
          </table:table-cell>
          <table:table-cell office:value-type="float" office:value="0.51675293652924" calcext:value-type="float">
            <text:p>0.51675293652924</text:p>
          </table:table-cell>
          <table:table-cell office:value-type="float" office:value="0.720174127847867" calcext:value-type="float">
            <text:p>0.720174127847867</text:p>
          </table:table-cell>
          <table:table-cell office:value-type="float" office:value="0.180471351485654" calcext:value-type="float">
            <text:p>0.180471351485654</text:p>
          </table:table-cell>
          <table:table-cell office:value-type="float" office:value="0.698857857921816" calcext:value-type="float">
            <text:p>0.698857857921816</text:p>
          </table:table-cell>
          <table:table-cell office:value-type="float" office:value="0.720174127847867" calcext:value-type="float">
            <text:p>0.7201741278478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Enterobacteriaceae</text:p>
          </table:table-cell>
          <table:table-cell office:value-type="float" office:value="-0.0852557904317577" calcext:value-type="float">
            <text:p>-0.085255790431758</text:p>
          </table:table-cell>
          <table:table-cell office:value-type="float" office:value="-2.11940539139185" calcext:value-type="float">
            <text:p>-2.11940539139185</text:p>
          </table:table-cell>
          <table:table-cell office:value-type="float" office:value="-1.02666476335311" calcext:value-type="float">
            <text:p>-1.02666476335311</text:p>
          </table:table-cell>
          <table:table-cell office:value-type="float" office:value="-2.0341496009601" calcext:value-type="float">
            <text:p>-2.0341496009601</text:p>
          </table:table-cell>
          <table:table-cell office:value-type="float" office:value="-0.941408972921348" calcext:value-type="float">
            <text:p>-0.941408972921348</text:p>
          </table:table-cell>
          <table:table-cell office:value-type="float" office:value="1.09274062803875" calcext:value-type="float">
            <text:p>1.09274062803875</text:p>
          </table:table-cell>
          <table:table-cell office:value-type="float" office:value="0.721389712687274" calcext:value-type="float">
            <text:p>0.721389712687274</text:p>
          </table:table-cell>
          <table:table-cell office:value-type="float" office:value="0.927712192561343" calcext:value-type="float">
            <text:p>0.927712192561343</text:p>
          </table:table-cell>
          <table:table-cell office:value-type="float" office:value="1.00168079368067" calcext:value-type="float">
            <text:p>1.00168079368067</text:p>
          </table:table-cell>
          <table:table-cell office:value-type="float" office:value="0.680313628027584" calcext:value-type="float">
            <text:p>0.680313628027584</text:p>
          </table:table-cell>
          <table:table-cell office:value-type="float" office:value="0.778165234819582" calcext:value-type="float">
            <text:p>0.778165234819582</text:p>
          </table:table-cell>
          <table:table-cell office:value-type="float" office:value="0.972516286412604" calcext:value-type="float">
            <text:p>0.972516286412604</text:p>
          </table:table-cell>
          <table:table-cell office:value-type="float" office:value="-0.118182708919106" calcext:value-type="float">
            <text:p>-0.118182708919106</text:p>
          </table:table-cell>
          <table:table-cell office:value-type="float" office:value="-2.28455054098226" calcext:value-type="float">
            <text:p>-2.28455054098226</text:p>
          </table:table-cell>
          <table:table-cell office:value-type="float" office:value="-1.02494204723706" calcext:value-type="float">
            <text:p>-1.02494204723706</text:p>
          </table:table-cell>
          <table:table-cell office:value-type="float" office:value="-2.99001742307831" calcext:value-type="float">
            <text:p>-2.99001742307831</text:p>
          </table:table-cell>
          <table:table-cell office:value-type="float" office:value="-1.20978030217402" calcext:value-type="float">
            <text:p>-1.20978030217402</text:p>
          </table:table-cell>
          <table:table-cell office:value-type="float" office:value="1.12362193138135" calcext:value-type="float">
            <text:p>1.12362193138135</text:p>
          </table:table-cell>
          <table:table-cell office:value-type="float" office:value="0.9088364046765" calcext:value-type="float">
            <text:p>0.9088364046765</text:p>
          </table:table-cell>
          <table:table-cell office:value-type="float" office:value="0.0517027802772217" calcext:value-type="float">
            <text:p>0.051702780277222</text:p>
          </table:table-cell>
          <table:table-cell office:value-type="float" office:value="0.335380829616993" calcext:value-type="float">
            <text:p>0.335380829616993</text:p>
          </table:table-cell>
          <table:table-cell office:value-type="float" office:value="0.0173334863325072" calcext:value-type="float">
            <text:p>0.017333486332507</text:p>
          </table:table-cell>
          <table:table-cell office:value-type="float" office:value="0.260895575406333" calcext:value-type="float">
            <text:p>0.260895575406333</text:p>
          </table:table-cell>
          <table:table-cell office:value-type="float" office:value="0.293757482251499" calcext:value-type="float">
            <text:p>0.293757482251499</text:p>
          </table:table-cell>
          <table:table-cell office:value-type="float" office:value="1" calcext:value-type="float">
            <text:p>1</text:p>
          </table:table-cell>
          <table:table-cell office:value-type="float" office:value="0.613047251858486" calcext:value-type="float">
            <text:p>0.613047251858486</text:p>
          </table:table-cell>
          <table:table-cell office:value-type="float" office:value="1" calcext:value-type="float">
            <text:p>1</text:p>
          </table:table-cell>
          <table:table-cell office:value-type="float" office:value="0.222859109989378" calcext:value-type="float">
            <text:p>0.2228591099893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Enterobacterales</text:p>
          </table:table-cell>
          <table:table-cell office:value-type="float" office:value="0.294333243829767" calcext:value-type="float">
            <text:p>0.294333243829767</text:p>
          </table:table-cell>
          <table:table-cell office:value-type="float" office:value="-1.18834232567311" calcext:value-type="float">
            <text:p>-1.18834232567311</text:p>
          </table:table-cell>
          <table:table-cell office:value-type="float" office:value="-1.22839716998654" calcext:value-type="float">
            <text:p>-1.22839716998654</text:p>
          </table:table-cell>
          <table:table-cell office:value-type="float" office:value="-1.48267556950288" calcext:value-type="float">
            <text:p>-1.48267556950288</text:p>
          </table:table-cell>
          <table:table-cell office:value-type="float" office:value="-1.5227304138163" calcext:value-type="float">
            <text:p>-1.5227304138163</text:p>
          </table:table-cell>
          <table:table-cell office:value-type="float" office:value="-0.0400548443134221" calcext:value-type="float">
            <text:p>-0.040054844313422</text:p>
          </table:table-cell>
          <table:table-cell office:value-type="float" office:value="1.1495523305911" calcext:value-type="float">
            <text:p>1.1495523305911</text:p>
          </table:table-cell>
          <table:table-cell office:value-type="float" office:value="1.36648577888944" calcext:value-type="float">
            <text:p>1.36648577888944</text:p>
          </table:table-cell>
          <table:table-cell office:value-type="float" office:value="1.64225171554508" calcext:value-type="float">
            <text:p>1.64225171554508</text:p>
          </table:table-cell>
          <table:table-cell office:value-type="float" office:value="0.840767330614952" calcext:value-type="float">
            <text:p>0.840767330614952</text:p>
          </table:table-cell>
          <table:table-cell office:value-type="float" office:value="1.23959550561184" calcext:value-type="float">
            <text:p>1.23959550561184</text:p>
          </table:table-cell>
          <table:table-cell office:value-type="float" office:value="1.44305573027264" calcext:value-type="float">
            <text:p>1.44305573027264</text:p>
          </table:table-cell>
          <table:table-cell office:value-type="float" office:value="0.256041622462215" calcext:value-type="float">
            <text:p>0.256041622462215</text:p>
          </table:table-cell>
          <table:table-cell office:value-type="float" office:value="-0.869633876935692" calcext:value-type="float">
            <text:p>-0.869633876935692</text:p>
          </table:table-cell>
          <table:table-cell office:value-type="float" office:value="-0.747995668604809" calcext:value-type="float">
            <text:p>-0.747995668604809</text:p>
          </table:table-cell>
          <table:table-cell office:value-type="float" office:value="-1.76347904528882" calcext:value-type="float">
            <text:p>-1.76347904528882</text:p>
          </table:table-cell>
          <table:table-cell office:value-type="float" office:value="-1.22840911161962" calcext:value-type="float">
            <text:p>-1.22840911161962</text:p>
          </table:table-cell>
          <table:table-cell office:value-type="float" office:value="-0.0277569628623105" calcext:value-type="float">
            <text:p>-0.02775696286231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hitinophagaceae</text:p>
          </table:table-cell>
          <table:table-cell office:value-type="float" office:value="3.05926988259823" calcext:value-type="float">
            <text:p>3.05926988259823</text:p>
          </table:table-cell>
          <table:table-cell office:value-type="float" office:value="0.0320690818573122" calcext:value-type="float">
            <text:p>0.032069081857312</text:p>
          </table:table-cell>
          <table:table-cell office:value-type="float" office:value="-0.354963488149921" calcext:value-type="float">
            <text:p>-0.354963488149921</text:p>
          </table:table-cell>
          <table:table-cell office:value-type="float" office:value="-3.02720080074092" calcext:value-type="float">
            <text:p>-3.02720080074092</text:p>
          </table:table-cell>
          <table:table-cell office:value-type="float" office:value="-3.41423337074815" calcext:value-type="float">
            <text:p>-3.41423337074815</text:p>
          </table:table-cell>
          <table:table-cell office:value-type="float" office:value="-0.387032570007233" calcext:value-type="float">
            <text:p>-0.387032570007233</text:p>
          </table:table-cell>
          <table:table-cell office:value-type="float" office:value="1.03670969102423" calcext:value-type="float">
            <text:p>1.03670969102423</text:p>
          </table:table-cell>
          <table:table-cell office:value-type="float" office:value="1.30402497148861" calcext:value-type="float">
            <text:p>1.30402497148861</text:p>
          </table:table-cell>
          <table:table-cell office:value-type="float" office:value="1.4143444423803" calcext:value-type="float">
            <text:p>1.4143444423803</text:p>
          </table:table-cell>
          <table:table-cell office:value-type="float" office:value="0.881886373725061" calcext:value-type="float">
            <text:p>0.881886373725061</text:p>
          </table:table-cell>
          <table:table-cell office:value-type="float" office:value="1.03808123554378" calcext:value-type="float">
            <text:p>1.03808123554378</text:p>
          </table:table-cell>
          <table:table-cell office:value-type="float" office:value="1.30511562491238" calcext:value-type="float">
            <text:p>1.30511562491238</text:p>
          </table:table-cell>
          <table:table-cell office:value-type="float" office:value="2.95094172369103" calcext:value-type="float">
            <text:p>2.95094172369103</text:p>
          </table:table-cell>
          <table:table-cell office:value-type="float" office:value="0.024592383243017" calcext:value-type="float">
            <text:p>0.024592383243017</text:p>
          </table:table-cell>
          <table:table-cell office:value-type="float" office:value="-0.250973862882035" calcext:value-type="float">
            <text:p>-0.250973862882035</text:p>
          </table:table-cell>
          <table:table-cell office:value-type="float" office:value="-3.43264267476332" calcext:value-type="float">
            <text:p>-3.43264267476332</text:p>
          </table:table-cell>
          <table:table-cell office:value-type="float" office:value="-3.28898476713112" calcext:value-type="float">
            <text:p>-3.28898476713112</text:p>
          </table:table-cell>
          <table:table-cell office:value-type="float" office:value="-0.29655040719723" calcext:value-type="float">
            <text:p>-0.29655040719723</text:p>
          </table:table-cell>
          <table:table-cell office:value-type="float" office:value="0.0183991809266903" calcext:value-type="float">
            <text:p>0.01839918092669</text:p>
          </table:table-cell>
          <table:table-cell office:value-type="float" office:value="0.980982455466361" calcext:value-type="float">
            <text:p>0.980982455466361</text:p>
          </table:table-cell>
          <table:table-cell office:value-type="float" office:value="0.808160280506913" calcext:value-type="float">
            <text:p>0.808160280506913</text:p>
          </table:table-cell>
          <table:table-cell office:value-type="float" office:value="0.00892001652700763" calcext:value-type="float">
            <text:p>0.008920016527008</text:p>
          </table:table-cell>
          <table:table-cell office:value-type="float" office:value="0.0110387489254166" calcext:value-type="float">
            <text:p>0.011038748925417</text:p>
          </table:table-cell>
          <table:table-cell office:value-type="float" office:value="0.774362861351207" calcext:value-type="float">
            <text:p>0.774362861351207</text:p>
          </table:table-cell>
          <table:table-cell office:value-type="float" office:value="0.199762535775495" calcext:value-type="float">
            <text:p>0.199762535775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4685926775812" calcext:value-type="float">
            <text:p>0.114685926775812</text:p>
          </table:table-cell>
          <table:table-cell office:value-type="float" office:value="0.130888022972797" calcext:value-type="float">
            <text:p>0.13088802297279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Dysgonomonadaceae</text:p>
          </table:table-cell>
          <table:table-cell office:value-type="float" office:value="-0.121000711891529" calcext:value-type="float">
            <text:p>-0.121000711891529</text:p>
          </table:table-cell>
          <table:table-cell office:value-type="float" office:value="-1.26039961084091" calcext:value-type="float">
            <text:p>-1.26039961084091</text:p>
          </table:table-cell>
          <table:table-cell office:value-type="float" office:value="-0.829501056094534" calcext:value-type="float">
            <text:p>-0.829501056094534</text:p>
          </table:table-cell>
          <table:table-cell office:value-type="float" office:value="-1.13939889894938" calcext:value-type="float">
            <text:p>-1.13939889894938</text:p>
          </table:table-cell>
          <table:table-cell office:value-type="float" office:value="-0.708500344203005" calcext:value-type="float">
            <text:p>-0.708500344203005</text:p>
          </table:table-cell>
          <table:table-cell office:value-type="float" office:value="0.430898554746376" calcext:value-type="float">
            <text:p>0.430898554746376</text:p>
          </table:table-cell>
          <table:table-cell office:value-type="float" office:value="0.264469166212296" calcext:value-type="float">
            <text:p>0.264469166212296</text:p>
          </table:table-cell>
          <table:table-cell office:value-type="float" office:value="0.476719997672971" calcext:value-type="float">
            <text:p>0.476719997672971</text:p>
          </table:table-cell>
          <table:table-cell office:value-type="float" office:value="0.364331463105836" calcext:value-type="float">
            <text:p>0.364331463105836</text:p>
          </table:table-cell>
          <table:table-cell office:value-type="float" office:value="0.487231760043309" calcext:value-type="float">
            <text:p>0.487231760043309</text:p>
          </table:table-cell>
          <table:table-cell office:value-type="float" office:value="0.377981807528382" calcext:value-type="float">
            <text:p>0.377981807528382</text:p>
          </table:table-cell>
          <table:table-cell office:value-type="float" office:value="0.547894390486628" calcext:value-type="float">
            <text:p>0.547894390486628</text:p>
          </table:table-cell>
          <table:table-cell office:value-type="float" office:value="-0.457522945394695" calcext:value-type="float">
            <text:p>-0.457522945394695</text:p>
          </table:table-cell>
          <table:table-cell office:value-type="float" office:value="-2.64389917979808" calcext:value-type="float">
            <text:p>-2.64389917979808</text:p>
          </table:table-cell>
          <table:table-cell office:value-type="float" office:value="-2.27677579373256" calcext:value-type="float">
            <text:p>-2.27677579373256</text:p>
          </table:table-cell>
          <table:table-cell office:value-type="float" office:value="-2.33851524549241" calcext:value-type="float">
            <text:p>-2.33851524549241</text:p>
          </table:table-cell>
          <table:table-cell office:value-type="float" office:value="-1.87442974791797" calcext:value-type="float">
            <text:p>-1.87442974791797</text:p>
          </table:table-cell>
          <table:table-cell office:value-type="float" office:value="0.786462796897156" calcext:value-type="float">
            <text:p>0.786462796897156</text:p>
          </table:table-cell>
          <table:table-cell office:value-type="float" office:value="0.65946453983994" calcext:value-type="float">
            <text:p>0.65946453983994</text:p>
          </table:table-cell>
          <table:table-cell office:value-type="float" office:value="0.0295340684991643" calcext:value-type="float">
            <text:p>0.029534068499164</text:p>
          </table:table-cell>
          <table:table-cell office:value-type="float" office:value="0.0523340328984266" calcext:value-type="float">
            <text:p>0.052334032898427</text:p>
          </table:table-cell>
          <table:table-cell office:value-type="float" office:value="0.0475257161626109" calcext:value-type="float">
            <text:p>0.047525716162611</text:p>
          </table:table-cell>
          <table:table-cell office:value-type="float" office:value="0.0977391668059058" calcext:value-type="float">
            <text:p>0.097739166805906</text:p>
          </table:table-cell>
          <table:table-cell office:value-type="float" office:value="0.454260057605282" calcext:value-type="float">
            <text:p>0.454260057605282</text:p>
          </table:table-cell>
          <table:table-cell office:value-type="float" office:value="1" calcext:value-type="float">
            <text:p>1</text:p>
          </table:table-cell>
          <table:table-cell office:value-type="float" office:value="0.379723737846398" calcext:value-type="float">
            <text:p>0.379723737846398</text:p>
          </table:table-cell>
          <table:table-cell office:value-type="float" office:value="0.568198071468632" calcext:value-type="float">
            <text:p>0.568198071468632</text:p>
          </table:table-cell>
          <table:table-cell office:value-type="float" office:value="0.5635192059281" calcext:value-type="float">
            <text:p>0.5635192059281</text:p>
          </table:table-cell>
          <table:table-cell office:value-type="float" office:value="0.963428929943929" calcext:value-type="float">
            <text:p>0.9634289299439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erasicoccus</text:p>
          </table:table-cell>
          <table:table-cell office:value-type="float" office:value="-0.337376638448268" calcext:value-type="float">
            <text:p>-0.337376638448268</text:p>
          </table:table-cell>
          <table:table-cell office:value-type="float" office:value="-2.56275979163107" calcext:value-type="float">
            <text:p>-2.56275979163107</text:p>
          </table:table-cell>
          <table:table-cell office:value-type="float" office:value="-3.23256591956023" calcext:value-type="float">
            <text:p>-3.23256591956023</text:p>
          </table:table-cell>
          <table:table-cell office:value-type="float" office:value="-2.2253831531828" calcext:value-type="float">
            <text:p>-2.2253831531828</text:p>
          </table:table-cell>
          <table:table-cell office:value-type="float" office:value="-2.89518928111196" calcext:value-type="float">
            <text:p>-2.89518928111196</text:p>
          </table:table-cell>
          <table:table-cell office:value-type="float" office:value="-0.669806127929162" calcext:value-type="float">
            <text:p>-0.669806127929162</text:p>
          </table:table-cell>
          <table:table-cell office:value-type="float" office:value="0.668983375492192" calcext:value-type="float">
            <text:p>0.668983375492192</text:p>
          </table:table-cell>
          <table:table-cell office:value-type="float" office:value="0.817115687006069" calcext:value-type="float">
            <text:p>0.817115687006069</text:p>
          </table:table-cell>
          <table:table-cell office:value-type="float" office:value="1.22537955218113" calcext:value-type="float">
            <text:p>1.22537955218113</text:p>
          </table:table-cell>
          <table:table-cell office:value-type="float" office:value="0.586902693284148" calcext:value-type="float">
            <text:p>0.586902693284148</text:p>
          </table:table-cell>
          <table:table-cell office:value-type="float" office:value="1.08550991351365" calcext:value-type="float">
            <text:p>1.08550991351365</text:p>
          </table:table-cell>
          <table:table-cell office:value-type="float" office:value="1.18256968572803" calcext:value-type="float">
            <text:p>1.18256968572803</text:p>
          </table:table-cell>
          <table:table-cell office:value-type="float" office:value="-0.504312440051368" calcext:value-type="float">
            <text:p>-0.504312440051368</text:p>
          </table:table-cell>
          <table:table-cell office:value-type="float" office:value="-3.13634878436991" calcext:value-type="float">
            <text:p>-3.13634878436991</text:p>
          </table:table-cell>
          <table:table-cell office:value-type="float" office:value="-2.63801196437984" calcext:value-type="float">
            <text:p>-2.63801196437984</text:p>
          </table:table-cell>
          <table:table-cell office:value-type="float" office:value="-3.79174125225114" calcext:value-type="float">
            <text:p>-3.79174125225114</text:p>
          </table:table-cell>
          <table:table-cell office:value-type="float" office:value="-2.66712375913788" calcext:value-type="float">
            <text:p>-2.66712375913788</text:p>
          </table:table-cell>
          <table:table-cell office:value-type="float" office:value="-0.566398865126335" calcext:value-type="float">
            <text:p>-0.566398865126335</text:p>
          </table:table-cell>
          <table:table-cell office:value-type="float" office:value="0.627635552970936" calcext:value-type="float">
            <text:p>0.627635552970936</text:p>
          </table:table-cell>
          <table:table-cell office:value-type="float" office:value="0.0138815405371036" calcext:value-type="float">
            <text:p>0.013881540537104</text:p>
          </table:table-cell>
          <table:table-cell office:value-type="float" office:value="0.0298051593792883" calcext:value-type="float">
            <text:p>0.029805159379288</text:p>
          </table:table-cell>
          <table:table-cell office:value-type="float" office:value="0.0052986573787243" calcext:value-type="float">
            <text:p>0.005298657378724</text:p>
          </table:table-cell>
          <table:table-cell office:value-type="float" office:value="0.0284890120018163" calcext:value-type="float">
            <text:p>0.028489012001816</text:p>
          </table:table-cell>
          <table:table-cell office:value-type="float" office:value="0.586656426281846" calcext:value-type="float">
            <text:p>0.586656426281846</text:p>
          </table:table-cell>
          <table:table-cell office:value-type="float" office:value="1" calcext:value-type="float">
            <text:p>1</text:p>
          </table:table-cell>
          <table:table-cell office:value-type="float" office:value="0.164595409225657" calcext:value-type="float">
            <text:p>0.164595409225657</text:p>
          </table:table-cell>
          <table:table-cell office:value-type="float" office:value="0.309309273162577" calcext:value-type="float">
            <text:p>0.309309273162577</text:p>
          </table:table-cell>
          <table:table-cell office:value-type="float" office:value="0.0681255948693124" calcext:value-type="float">
            <text:p>0.068125594869313</text:p>
          </table:table-cell>
          <table:table-cell office:value-type="float" office:value="0.309309273162577" calcext:value-type="float">
            <text:p>0.30930927316257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Oxalobacter</text:p>
          </table:table-cell>
          <table:table-cell office:value-type="float" office:value="-0.518115192937348" calcext:value-type="float">
            <text:p>-0.518115192937348</text:p>
          </table:table-cell>
          <table:table-cell office:value-type="float" office:value="-0.299704619100787" calcext:value-type="float">
            <text:p>-0.299704619100787</text:p>
          </table:table-cell>
          <table:table-cell office:value-type="float" office:value="-0.664589472495304" calcext:value-type="float">
            <text:p>-0.664589472495304</text:p>
          </table:table-cell>
          <table:table-cell office:value-type="float" office:value="0.218410573836561" calcext:value-type="float">
            <text:p>0.218410573836561</text:p>
          </table:table-cell>
          <table:table-cell office:value-type="float" office:value="-0.146474279557956" calcext:value-type="float">
            <text:p>-0.146474279557956</text:p>
          </table:table-cell>
          <table:table-cell office:value-type="float" office:value="-0.364884853394516" calcext:value-type="float">
            <text:p>-0.364884853394516</text:p>
          </table:table-cell>
          <table:table-cell office:value-type="float" office:value="0.245425981729142" calcext:value-type="float">
            <text:p>0.245425981729142</text:p>
          </table:table-cell>
          <table:table-cell office:value-type="float" office:value="0.517635756378" calcext:value-type="float">
            <text:p>0.517635756378</text:p>
          </table:table-cell>
          <table:table-cell office:value-type="float" office:value="0.353109085088507" calcext:value-type="float">
            <text:p>0.353109085088507</text:p>
          </table:table-cell>
          <table:table-cell office:value-type="float" office:value="0.532674627636192" calcext:value-type="float">
            <text:p>0.532674627636192</text:p>
          </table:table-cell>
          <table:table-cell office:value-type="float" office:value="0.37480862932752" calcext:value-type="float">
            <text:p>0.37480862932752</text:p>
          </table:table-cell>
          <table:table-cell office:value-type="float" office:value="0.590079971183301" calcext:value-type="float">
            <text:p>0.590079971183301</text:p>
          </table:table-cell>
          <table:table-cell office:value-type="float" office:value="-2.11108534347905" calcext:value-type="float">
            <text:p>-2.11108534347905</text:p>
          </table:table-cell>
          <table:table-cell office:value-type="float" office:value="-0.578987474122498" calcext:value-type="float">
            <text:p>-0.578987474122498</text:p>
          </table:table-cell>
          <table:table-cell office:value-type="float" office:value="-1.88210810925107" calcext:value-type="float">
            <text:p>-1.88210810925107</text:p>
          </table:table-cell>
          <table:table-cell office:value-type="float" office:value="0.410026238354517" calcext:value-type="float">
            <text:p>0.410026238354517</text:p>
          </table:table-cell>
          <table:table-cell office:value-type="float" office:value="-0.390797511307995" calcext:value-type="float">
            <text:p>-0.390797511307995</text:p>
          </table:table-cell>
          <table:table-cell office:value-type="float" office:value="-0.618365088146958" calcext:value-type="float">
            <text:p>-0.61836508814695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Ruminococcus</text:p>
          </table:table-cell>
          <table:table-cell office:value-type="float" office:value="-0.0665960426478619" calcext:value-type="float">
            <text:p>-0.066596042647862</text:p>
          </table:table-cell>
          <table:table-cell office:value-type="float" office:value="-3.0099096273152" calcext:value-type="float">
            <text:p>-3.0099096273152</text:p>
          </table:table-cell>
          <table:table-cell office:value-type="float" office:value="-2.10065350191803" calcext:value-type="float">
            <text:p>-2.10065350191803</text:p>
          </table:table-cell>
          <table:table-cell office:value-type="float" office:value="-2.94331358466734" calcext:value-type="float">
            <text:p>-2.94331358466734</text:p>
          </table:table-cell>
          <table:table-cell office:value-type="float" office:value="-2.03405745927017" calcext:value-type="float">
            <text:p>-2.03405745927017</text:p>
          </table:table-cell>
          <table:table-cell office:value-type="float" office:value="0.909256125397166" calcext:value-type="float">
            <text:p>0.909256125397166</text:p>
          </table:table-cell>
          <table:table-cell office:value-type="float" office:value="0.49450152954065" calcext:value-type="float">
            <text:p>0.49450152954065</text:p>
          </table:table-cell>
          <table:table-cell office:value-type="float" office:value="0.940591546142522" calcext:value-type="float">
            <text:p>0.940591546142522</text:p>
          </table:table-cell>
          <table:table-cell office:value-type="float" office:value="1.38553847346148" calcext:value-type="float">
            <text:p>1.38553847346148</text:p>
          </table:table-cell>
          <table:table-cell office:value-type="float" office:value="0.885879984180025" calcext:value-type="float">
            <text:p>0.885879984180025</text:p>
          </table:table-cell>
          <table:table-cell office:value-type="float" office:value="1.34899508936763" calcext:value-type="float">
            <text:p>1.34899508936763</text:p>
          </table:table-cell>
          <table:table-cell office:value-type="float" office:value="1.56842865476716" calcext:value-type="float">
            <text:p>1.56842865476716</text:p>
          </table:table-cell>
          <table:table-cell office:value-type="float" office:value="-0.134673077168688" calcext:value-type="float">
            <text:p>-0.134673077168688</text:p>
          </table:table-cell>
          <table:table-cell office:value-type="float" office:value="-3.20001773315867" calcext:value-type="float">
            <text:p>-3.20001773315867</text:p>
          </table:table-cell>
          <table:table-cell office:value-type="float" office:value="-1.51612787530179" calcext:value-type="float">
            <text:p>-1.51612787530179</text:p>
          </table:table-cell>
          <table:table-cell office:value-type="float" office:value="-3.32247441778661" calcext:value-type="float">
            <text:p>-3.32247441778661</text:p>
          </table:table-cell>
          <table:table-cell office:value-type="float" office:value="-1.50783162615045" calcext:value-type="float">
            <text:p>-1.50783162615045</text:p>
          </table:table-cell>
          <table:table-cell office:value-type="float" office:value="0.579724249894012" calcext:value-type="float">
            <text:p>0.579724249894012</text:p>
          </table:table-cell>
          <table:table-cell office:value-type="float" office:value="0.896196983971229" calcext:value-type="float">
            <text:p>0.896196983971229</text:p>
          </table:table-cell>
          <table:table-cell office:value-type="float" office:value="0.0126120133377688" calcext:value-type="float">
            <text:p>0.012612013337769</text:p>
          </table:table-cell>
          <table:table-cell office:value-type="float" office:value="0.167957400742742" calcext:value-type="float">
            <text:p>0.167957400742742</text:p>
          </table:table-cell>
          <table:table-cell office:value-type="float" office:value="0.0105013278810142" calcext:value-type="float">
            <text:p>0.010501327881014</text:p>
          </table:table-cell>
          <table:table-cell office:value-type="float" office:value="0.170027858169671" calcext:value-type="float">
            <text:p>0.170027858169671</text:p>
          </table:table-cell>
          <table:table-cell office:value-type="float" office:value="0.578057211078262" calcext:value-type="float">
            <text:p>0.578057211078262</text:p>
          </table:table-cell>
          <table:table-cell office:value-type="float" office:value="1" calcext:value-type="float">
            <text:p>1</text:p>
          </table:table-cell>
          <table:table-cell office:value-type="float" office:value="0.149542443862116" calcext:value-type="float">
            <text:p>0.149542443862116</text:p>
          </table:table-cell>
          <table:table-cell office:value-type="float" office:value="1" calcext:value-type="float">
            <text:p>1</text:p>
          </table:table-cell>
          <table:table-cell office:value-type="float" office:value="0.135017072755897" calcext:value-type="float">
            <text:p>0.1350170727558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Lachnospiraceae</text:p>
          </table:table-cell>
          <table:table-cell office:value-type="float" office:value="-0.405716796584023" calcext:value-type="float">
            <text:p>-0.405716796584023</text:p>
          </table:table-cell>
          <table:table-cell office:value-type="float" office:value="-3.06291420364835" calcext:value-type="float">
            <text:p>-3.06291420364835</text:p>
          </table:table-cell>
          <table:table-cell office:value-type="float" office:value="-1.2081980321264" calcext:value-type="float">
            <text:p>-1.2081980321264</text:p>
          </table:table-cell>
          <table:table-cell office:value-type="float" office:value="-2.65719740706433" calcext:value-type="float">
            <text:p>-2.65719740706433</text:p>
          </table:table-cell>
          <table:table-cell office:value-type="float" office:value="-0.802481235542378" calcext:value-type="float">
            <text:p>-0.802481235542378</text:p>
          </table:table-cell>
          <table:table-cell office:value-type="float" office:value="1.85471617152195" calcext:value-type="float">
            <text:p>1.85471617152195</text:p>
          </table:table-cell>
          <table:table-cell office:value-type="float" office:value="0.337209856437291" calcext:value-type="float">
            <text:p>0.337209856437291</text:p>
          </table:table-cell>
          <table:table-cell office:value-type="float" office:value="0.812274914144444" calcext:value-type="float">
            <text:p>0.812274914144444</text:p>
          </table:table-cell>
          <table:table-cell office:value-type="float" office:value="0.56015229863145" calcext:value-type="float">
            <text:p>0.56015229863145</text:p>
          </table:table-cell>
          <table:table-cell office:value-type="float" office:value="0.801067281897877" calcext:value-type="float">
            <text:p>0.801067281897877</text:p>
          </table:table-cell>
          <table:table-cell office:value-type="float" office:value="0.543772794134634" calcext:value-type="float">
            <text:p>0.543772794134634</text:p>
          </table:table-cell>
          <table:table-cell office:value-type="float" office:value="0.91747964582921" calcext:value-type="float">
            <text:p>0.91747964582921</text:p>
          </table:table-cell>
          <table:table-cell office:value-type="float" office:value="-1.20315817832411" calcext:value-type="float">
            <text:p>-1.20315817832411</text:p>
          </table:table-cell>
          <table:table-cell office:value-type="float" office:value="-3.77078517422204" calcext:value-type="float">
            <text:p>-3.77078517422204</text:p>
          </table:table-cell>
          <table:table-cell office:value-type="float" office:value="-2.1569098887539" calcext:value-type="float">
            <text:p>-2.1569098887539</text:p>
          </table:table-cell>
          <table:table-cell office:value-type="float" office:value="-3.31707144594513" calcext:value-type="float">
            <text:p>-3.31707144594513</text:p>
          </table:table-cell>
          <table:table-cell office:value-type="float" office:value="-1.47576569515482" calcext:value-type="float">
            <text:p>-1.47576569515482</text:p>
          </table:table-cell>
          <table:table-cell office:value-type="float" office:value="2.02153386176287" calcext:value-type="float">
            <text:p>2.02153386176287</text:p>
          </table:table-cell>
          <table:table-cell office:value-type="float" office:value="0.263309432340307" calcext:value-type="float">
            <text:p>0.263309432340307</text:p>
          </table:table-cell>
          <table:table-cell office:value-type="float" office:value="0.00545951627512489" calcext:value-type="float">
            <text:p>0.005459516275125</text:p>
          </table:table-cell>
          <table:table-cell office:value-type="float" office:value="0.0630924337046655" calcext:value-type="float">
            <text:p>0.063092433704666</text:p>
          </table:table-cell>
          <table:table-cell office:value-type="float" office:value="0.0105861292894996" calcext:value-type="float">
            <text:p>0.0105861292895</text:p>
          </table:table-cell>
          <table:table-cell office:value-type="float" office:value="0.178246522196696" calcext:value-type="float">
            <text:p>0.178246522196696</text:p>
          </table:table-cell>
          <table:table-cell office:value-type="float" office:value="0.0778731541990844" calcext:value-type="float">
            <text:p>0.077873154199084</text:p>
          </table:table-cell>
          <table:table-cell office:value-type="float" office:value="1" calcext:value-type="float">
            <text:p>1</text:p>
          </table:table-cell>
          <table:table-cell office:value-type="float" office:value="0.0701937806801771" calcext:value-type="float">
            <text:p>0.070193780680177</text:p>
          </table:table-cell>
          <table:table-cell office:value-type="float" office:value="0.685003565936368" calcext:value-type="float">
            <text:p>0.685003565936368</text:p>
          </table:table-cell>
          <table:table-cell office:value-type="float" office:value="0.125521247289781" calcext:value-type="float">
            <text:p>0.125521247289781</text:p>
          </table:table-cell>
          <table:table-cell office:value-type="float" office:value="1" calcext:value-type="float">
            <text:p>1</text:p>
          </table:table-cell>
          <table:table-cell office:value-type="float" office:value="0.767606805676689" calcext:value-type="float">
            <text:p>0.767606805676689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Micrococcales</text:p>
          </table:table-cell>
          <table:table-cell office:value-type="float" office:value="0.795893165509294" calcext:value-type="float">
            <text:p>0.795893165509294</text:p>
          </table:table-cell>
          <table:table-cell office:value-type="float" office:value="0.361280572155439" calcext:value-type="float">
            <text:p>0.361280572155439</text:p>
          </table:table-cell>
          <table:table-cell office:value-type="float" office:value="0.282894637300147" calcext:value-type="float">
            <text:p>0.282894637300147</text:p>
          </table:table-cell>
          <table:table-cell office:value-type="float" office:value="-0.434612593353855" calcext:value-type="float">
            <text:p>-0.434612593353855</text:p>
          </table:table-cell>
          <table:table-cell office:value-type="float" office:value="-0.512998528209147" calcext:value-type="float">
            <text:p>-0.512998528209147</text:p>
          </table:table-cell>
          <table:table-cell office:value-type="float" office:value="-0.0783859348552926" calcext:value-type="float">
            <text:p>-0.078385934855293</text:p>
          </table:table-cell>
          <table:table-cell office:value-type="float" office:value="0.408201787849928" calcext:value-type="float">
            <text:p>0.408201787849928</text:p>
          </table:table-cell>
          <table:table-cell office:value-type="float" office:value="0.651136960244746" calcext:value-type="float">
            <text:p>0.651136960244746</text:p>
          </table:table-cell>
          <table:table-cell office:value-type="float" office:value="0.772839360263713" calcext:value-type="float">
            <text:p>0.772839360263713</text:p>
          </table:table-cell>
          <table:table-cell office:value-type="float" office:value="0.624092928616154" calcext:value-type="float">
            <text:p>0.624092928616154</text:p>
          </table:table-cell>
          <table:table-cell office:value-type="float" office:value="0.750195520730926" calcext:value-type="float">
            <text:p>0.750195520730926</text:p>
          </table:table-cell>
          <table:table-cell office:value-type="float" office:value="0.905617999333955" calcext:value-type="float">
            <text:p>0.905617999333955</text:p>
          </table:table-cell>
          <table:table-cell office:value-type="float" office:value="1.94975423723988" calcext:value-type="float">
            <text:p>1.94975423723988</text:p>
          </table:table-cell>
          <table:table-cell office:value-type="float" office:value="0.554845745539683" calcext:value-type="float">
            <text:p>0.554845745539683</text:p>
          </table:table-cell>
          <table:table-cell office:value-type="float" office:value="0.366045845806321" calcext:value-type="float">
            <text:p>0.366045845806321</text:p>
          </table:table-cell>
          <table:table-cell office:value-type="float" office:value="-0.696390831278207" calcext:value-type="float">
            <text:p>-0.696390831278207</text:p>
          </table:table-cell>
          <table:table-cell office:value-type="float" office:value="-0.683819769690608" calcext:value-type="float">
            <text:p>-0.683819769690608</text:p>
          </table:table-cell>
          <table:table-cell office:value-type="float" office:value="-0.08655518652781" calcext:value-type="float">
            <text:p>-0.0865551865278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Paludibacteraceae</text:p>
          </table:table-cell>
          <table:table-cell office:value-type="float" office:value="-0.316153068147547" calcext:value-type="float">
            <text:p>-0.316153068147547</text:p>
          </table:table-cell>
          <table:table-cell office:value-type="float" office:value="-1.02564970024838" calcext:value-type="float">
            <text:p>-1.02564970024838</text:p>
          </table:table-cell>
          <table:table-cell office:value-type="float" office:value="-0.637925645296154" calcext:value-type="float">
            <text:p>-0.637925645296154</text:p>
          </table:table-cell>
          <table:table-cell office:value-type="float" office:value="-0.709496632100828" calcext:value-type="float">
            <text:p>-0.709496632100828</text:p>
          </table:table-cell>
          <table:table-cell office:value-type="float" office:value="-0.321772577148607" calcext:value-type="float">
            <text:p>-0.321772577148607</text:p>
          </table:table-cell>
          <table:table-cell office:value-type="float" office:value="0.387724054952221" calcext:value-type="float">
            <text:p>0.387724054952221</text:p>
          </table:table-cell>
          <table:table-cell office:value-type="float" office:value="0.33644283349115" calcext:value-type="float">
            <text:p>0.33644283349115</text:p>
          </table:table-cell>
          <table:table-cell office:value-type="float" office:value="0.527153621344598" calcext:value-type="float">
            <text:p>0.527153621344598</text:p>
          </table:table-cell>
          <table:table-cell office:value-type="float" office:value="0.422790143301853" calcext:value-type="float">
            <text:p>0.422790143301853</text:p>
          </table:table-cell>
          <table:table-cell office:value-type="float" office:value="0.49898013257032" calcext:value-type="float">
            <text:p>0.49898013257032</text:p>
          </table:table-cell>
          <table:table-cell office:value-type="float" office:value="0.387093964660226" calcext:value-type="float">
            <text:p>0.387093964660226</text:p>
          </table:table-cell>
          <table:table-cell office:value-type="float" office:value="0.560837675058962" calcext:value-type="float">
            <text:p>0.560837675058962</text:p>
          </table:table-cell>
          <table:table-cell office:value-type="float" office:value="-0.9396932752793" calcext:value-type="float">
            <text:p>-0.9396932752793</text:p>
          </table:table-cell>
          <table:table-cell office:value-type="float" office:value="-1.94563720843324" calcext:value-type="float">
            <text:p>-1.94563720843324</text:p>
          </table:table-cell>
          <table:table-cell office:value-type="float" office:value="-1.50884701406273" calcext:value-type="float">
            <text:p>-1.50884701406273</text:p>
          </table:table-cell>
          <table:table-cell office:value-type="float" office:value="-1.42189355004198" calcext:value-type="float">
            <text:p>-1.42189355004198</text:p>
          </table:table-cell>
          <table:table-cell office:value-type="float" office:value="-0.8312518574942" calcext:value-type="float">
            <text:p>-0.8312518574942</text:p>
          </table:table-cell>
          <table:table-cell office:value-type="float" office:value="0.691330258637598" calcext:value-type="float">
            <text:p>0.69133025863759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Williamwhitmaniaceae</text:p>
          </table:table-cell>
          <table:table-cell office:value-type="float" office:value="0.156906213059123" calcext:value-type="float">
            <text:p>0.156906213059123</text:p>
          </table:table-cell>
          <table:table-cell office:value-type="float" office:value="0.23841659972713" calcext:value-type="float">
            <text:p>0.23841659972713</text:p>
          </table:table-cell>
          <table:table-cell office:value-type="float" office:value="0.168737333014285" calcext:value-type="float">
            <text:p>0.168737333014285</text:p>
          </table:table-cell>
          <table:table-cell office:value-type="float" office:value="0.0815103866680069" calcext:value-type="float">
            <text:p>0.081510386668007</text:p>
          </table:table-cell>
          <table:table-cell office:value-type="float" office:value="0.0118311199551614" calcext:value-type="float">
            <text:p>0.011831119955161</text:p>
          </table:table-cell>
          <table:table-cell office:value-type="float" office:value="-0.0696792667128455" calcext:value-type="float">
            <text:p>-0.069679266712846</text:p>
          </table:table-cell>
          <table:table-cell office:value-type="float" office:value="0.228406207887696" calcext:value-type="float">
            <text:p>0.228406207887696</text:p>
          </table:table-cell>
          <table:table-cell office:value-type="float" office:value="0.501870843316536" calcext:value-type="float">
            <text:p>0.501870843316536</text:p>
          </table:table-cell>
          <table:table-cell office:value-type="float" office:value="0.41727146065886" calcext:value-type="float">
            <text:p>0.41727146065886</text:p>
          </table:table-cell>
          <table:table-cell office:value-type="float" office:value="0.525358525825353" calcext:value-type="float">
            <text:p>0.525358525825353</text:p>
          </table:table-cell>
          <table:table-cell office:value-type="float" office:value="0.445244549844819" calcext:value-type="float">
            <text:p>0.445244549844819</text:p>
          </table:table-cell>
          <table:table-cell office:value-type="float" office:value="0.630830925633905" calcext:value-type="float">
            <text:p>0.630830925633905</text:p>
          </table:table-cell>
          <table:table-cell office:value-type="float" office:value="0.686961245537915" calcext:value-type="float">
            <text:p>0.686961245537915</text:p>
          </table:table-cell>
          <table:table-cell office:value-type="float" office:value="0.475055689929287" calcext:value-type="float">
            <text:p>0.475055689929287</text:p>
          </table:table-cell>
          <table:table-cell office:value-type="float" office:value="0.404382635581771" calcext:value-type="float">
            <text:p>0.404382635581771</text:p>
          </table:table-cell>
          <table:table-cell office:value-type="float" office:value="0.155151925135224" calcext:value-type="float">
            <text:p>0.155151925135224</text:p>
          </table:table-cell>
          <table:table-cell office:value-type="float" office:value="0.0265721836668969" calcext:value-type="float">
            <text:p>0.026572183666897</text:p>
          </table:table-cell>
          <table:table-cell office:value-type="float" office:value="-0.110456326539202" calcext:value-type="float">
            <text:p>-0.11045632653920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Methanobrevibacter</text:p>
          </table:table-cell>
          <table:table-cell office:value-type="float" office:value="1.24349000278895" calcext:value-type="float">
            <text:p>1.24349000278895</text:p>
          </table:table-cell>
          <table:table-cell office:value-type="float" office:value="1.13190812050295" calcext:value-type="float">
            <text:p>1.13190812050295</text:p>
          </table:table-cell>
          <table:table-cell office:value-type="float" office:value="0.790515915401572" calcext:value-type="float">
            <text:p>0.790515915401572</text:p>
          </table:table-cell>
          <table:table-cell office:value-type="float" office:value="-0.111581882286006" calcext:value-type="float">
            <text:p>-0.111581882286006</text:p>
          </table:table-cell>
          <table:table-cell office:value-type="float" office:value="-0.452974087387381" calcext:value-type="float">
            <text:p>-0.452974087387381</text:p>
          </table:table-cell>
          <table:table-cell office:value-type="float" office:value="-0.341392205101375" calcext:value-type="float">
            <text:p>-0.341392205101375</text:p>
          </table:table-cell>
          <table:table-cell office:value-type="float" office:value="0.301347955287826" calcext:value-type="float">
            <text:p>0.301347955287826</text:p>
          </table:table-cell>
          <table:table-cell office:value-type="float" office:value="1.02892162523645" calcext:value-type="float">
            <text:p>1.02892162523645</text:p>
          </table:table-cell>
          <table:table-cell office:value-type="float" office:value="0.764752007006991" calcext:value-type="float">
            <text:p>0.764752007006991</text:p>
          </table:table-cell>
          <table:table-cell office:value-type="float" office:value="1.03303221804095" calcext:value-type="float">
            <text:p>1.03303221804095</text:p>
          </table:table-cell>
          <table:table-cell office:value-type="float" office:value="0.770273642839096" calcext:value-type="float">
            <text:p>0.770273642839096</text:p>
          </table:table-cell>
          <table:table-cell office:value-type="float" office:value="1.24947613245539" calcext:value-type="float">
            <text:p>1.24947613245539</text:p>
          </table:table-cell>
          <table:table-cell office:value-type="float" office:value="4.12642588399599" calcext:value-type="float">
            <text:p>4.12642588399599</text:p>
          </table:table-cell>
          <table:table-cell office:value-type="float" office:value="1.10009168117429" calcext:value-type="float">
            <text:p>1.10009168117429</text:p>
          </table:table-cell>
          <table:table-cell office:value-type="float" office:value="1.0336892327951" calcext:value-type="float">
            <text:p>1.0336892327951</text:p>
          </table:table-cell>
          <table:table-cell office:value-type="float" office:value="-0.108013942195927" calcext:value-type="float">
            <text:p>-0.108013942195927</text:p>
          </table:table-cell>
          <table:table-cell office:value-type="float" office:value="-0.588069047407355" calcext:value-type="float">
            <text:p>-0.588069047407355</text:p>
          </table:table-cell>
          <table:table-cell office:value-type="float" office:value="-0.273228272420453" calcext:value-type="float">
            <text:p>-0.273228272420453</text:p>
          </table:table-cell>
          <table:table-cell office:value-type="float" office:value="0.00331472904724934" calcext:value-type="float">
            <text:p>0.003314729047249</text:p>
          </table:table-cell>
          <table:table-cell office:value-type="float" office:value="0.303290135137824" calcext:value-type="float">
            <text:p>0.303290135137824</text:p>
          </table:table-cell>
          <table:table-cell office:value-type="float" office:value="0.331515293634977" calcext:value-type="float">
            <text:p>0.331515293634977</text:p>
          </table:table-cell>
          <table:table-cell office:value-type="float" office:value="0.91664453413371" calcext:value-type="float">
            <text:p>0.91664453413371</text:p>
          </table:table-cell>
          <table:table-cell office:value-type="float" office:value="0.572708407136541" calcext:value-type="float">
            <text:p>0.572708407136541</text:p>
          </table:table-cell>
          <table:table-cell office:value-type="float" office:value="0.791598779257254" calcext:value-type="float">
            <text:p>0.791598779257254</text:p>
          </table:table-cell>
          <table:table-cell office:value-type="float" office:value="0.0426179448932058" calcext:value-type="float">
            <text:p>0.04261794489320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Rhodocyclaceae</text:p>
          </table:table-cell>
          <table:table-cell office:value-type="float" office:value="1.93580902557301" calcext:value-type="float">
            <text:p>1.93580902557301</text:p>
          </table:table-cell>
          <table:table-cell office:value-type="float" office:value="0.894593904442952" calcext:value-type="float">
            <text:p>0.894593904442952</text:p>
          </table:table-cell>
          <table:table-cell office:value-type="float" office:value="1.04768900598402" calcext:value-type="float">
            <text:p>1.04768900598402</text:p>
          </table:table-cell>
          <table:table-cell office:value-type="float" office:value="-1.04121512113006" calcext:value-type="float">
            <text:p>-1.04121512113006</text:p>
          </table:table-cell>
          <table:table-cell office:value-type="float" office:value="-0.888120019588995" calcext:value-type="float">
            <text:p>-0.888120019588995</text:p>
          </table:table-cell>
          <table:table-cell office:value-type="float" office:value="0.153095101541064" calcext:value-type="float">
            <text:p>0.153095101541064</text:p>
          </table:table-cell>
          <table:table-cell office:value-type="float" office:value="0.374257671454386" calcext:value-type="float">
            <text:p>0.374257671454386</text:p>
          </table:table-cell>
          <table:table-cell office:value-type="float" office:value="0.677861085436544" calcext:value-type="float">
            <text:p>0.677861085436544</text:p>
          </table:table-cell>
          <table:table-cell office:value-type="float" office:value="1.1265035129202" calcext:value-type="float">
            <text:p>1.1265035129202</text:p>
          </table:table-cell>
          <table:table-cell office:value-type="float" office:value="0.642011117802706" calcext:value-type="float">
            <text:p>0.642011117802706</text:p>
          </table:table-cell>
          <table:table-cell office:value-type="float" office:value="1.10530212559943" calcext:value-type="float">
            <text:p>1.10530212559943</text:p>
          </table:table-cell>
          <table:table-cell office:value-type="float" office:value="1.24141839657763" calcext:value-type="float">
            <text:p>1.24141839657763</text:p>
          </table:table-cell>
          <table:table-cell office:value-type="float" office:value="5.17239638148325" calcext:value-type="float">
            <text:p>5.17239638148325</text:p>
          </table:table-cell>
          <table:table-cell office:value-type="float" office:value="1.3197304339529" calcext:value-type="float">
            <text:p>1.3197304339529</text:p>
          </table:table-cell>
          <table:table-cell office:value-type="float" office:value="0.930036164084499" calcext:value-type="float">
            <text:p>0.930036164084499</text:p>
          </table:table-cell>
          <table:table-cell office:value-type="float" office:value="-1.62180232126452" calcext:value-type="float">
            <text:p>-1.62180232126452</text:p>
          </table:table-cell>
          <table:table-cell office:value-type="float" office:value="-0.803508831675635" calcext:value-type="float">
            <text:p>-0.803508831675635</text:p>
          </table:table-cell>
          <table:table-cell office:value-type="float" office:value="0.123322726619099" calcext:value-type="float">
            <text:p>0.123322726619099</text:p>
          </table:table-cell>
          <table:table-cell office:value-type="float" office:value="0.000850636018787105" calcext:value-type="float">
            <text:p>0.000850636018787</text:p>
          </table:table-cell>
          <table:table-cell office:value-type="float" office:value="0.223438485321834" calcext:value-type="float">
            <text:p>0.223438485321834</text:p>
          </table:table-cell>
          <table:table-cell office:value-type="float" office:value="0.379561115742019" calcext:value-type="float">
            <text:p>0.379561115742019</text:p>
          </table:table-cell>
          <table:table-cell office:value-type="float" office:value="0.143503238552489" calcext:value-type="float">
            <text:p>0.143503238552489</text:p>
          </table:table-cell>
          <table:table-cell office:value-type="float" office:value="0.444896771007196" calcext:value-type="float">
            <text:p>0.444896771007196</text:p>
          </table:table-cell>
          <table:table-cell office:value-type="float" office:value="0.904893572033245" calcext:value-type="float">
            <text:p>0.904893572033245</text:p>
          </table:table-cell>
          <table:table-cell office:value-type="float" office:value="0.0109367488129771" calcext:value-type="float">
            <text:p>0.01093674881297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float" office:value="0.591357136624758" calcext:value-type="float">
            <text:p>0.591357136624758</text:p>
          </table:table-cell>
          <table:table-cell office:value-type="float" office:value="0.344455892545972" calcext:value-type="float">
            <text:p>0.344455892545972</text:p>
          </table:table-cell>
          <table:table-cell office:value-type="float" office:value="-0.856856205778168" calcext:value-type="float">
            <text:p>-0.856856205778168</text:p>
          </table:table-cell>
          <table:table-cell office:value-type="float" office:value="-0.246901244078786" calcext:value-type="float">
            <text:p>-0.246901244078786</text:p>
          </table:table-cell>
          <table:table-cell office:value-type="float" office:value="-1.44821334240293" calcext:value-type="float">
            <text:p>-1.44821334240293</text:p>
          </table:table-cell>
          <table:table-cell office:value-type="float" office:value="-1.20131209832414" calcext:value-type="float">
            <text:p>-1.20131209832414</text:p>
          </table:table-cell>
          <table:table-cell office:value-type="float" office:value="0.632838796843764" calcext:value-type="float">
            <text:p>0.632838796843764</text:p>
          </table:table-cell>
          <table:table-cell office:value-type="float" office:value="1.10091100525213" calcext:value-type="float">
            <text:p>1.10091100525213</text:p>
          </table:table-cell>
          <table:table-cell office:value-type="float" office:value="1.20223885264101" calcext:value-type="float">
            <text:p>1.20223885264101</text:p>
          </table:table-cell>
          <table:table-cell office:value-type="float" office:value="0.989138593360319" calcext:value-type="float">
            <text:p>0.989138593360319</text:p>
          </table:table-cell>
          <table:table-cell office:value-type="float" office:value="1.10080351298001" calcext:value-type="float">
            <text:p>1.10080351298001</text:p>
          </table:table-cell>
          <table:table-cell office:value-type="float" office:value="1.42242345062352" calcext:value-type="float">
            <text:p>1.42242345062352</text:p>
          </table:table-cell>
          <table:table-cell office:value-type="float" office:value="0.93445145837156" calcext:value-type="float">
            <text:p>0.93445145837156</text:p>
          </table:table-cell>
          <table:table-cell office:value-type="float" office:value="0.312882595325755" calcext:value-type="float">
            <text:p>0.312882595325755</text:p>
          </table:table-cell>
          <table:table-cell office:value-type="float" office:value="-0.712717114320402" calcext:value-type="float">
            <text:p>-0.712717114320402</text:p>
          </table:table-cell>
          <table:table-cell office:value-type="float" office:value="-0.249612385702199" calcext:value-type="float">
            <text:p>-0.249612385702199</text:p>
          </table:table-cell>
          <table:table-cell office:value-type="float" office:value="-1.31559658497313" calcext:value-type="float">
            <text:p>-1.31559658497313</text:p>
          </table:table-cell>
          <table:table-cell office:value-type="float" office:value="-0.844553074400975" calcext:value-type="float">
            <text:p>-0.84455307440097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Victivallaceae</text:p>
          </table:table-cell>
          <table:table-cell office:value-type="float" office:value="0.851631372820345" calcext:value-type="float">
            <text:p>0.851631372820345</text:p>
          </table:table-cell>
          <table:table-cell office:value-type="float" office:value="-0.0844609227238859" calcext:value-type="float">
            <text:p>-0.084460922723886</text:p>
          </table:table-cell>
          <table:table-cell office:value-type="float" office:value="0.0948111455409269" calcext:value-type="float">
            <text:p>0.094811145540927</text:p>
          </table:table-cell>
          <table:table-cell office:value-type="float" office:value="-0.936092295544231" calcext:value-type="float">
            <text:p>-0.936092295544231</text:p>
          </table:table-cell>
          <table:table-cell office:value-type="float" office:value="-0.756820227279418" calcext:value-type="float">
            <text:p>-0.756820227279418</text:p>
          </table:table-cell>
          <table:table-cell office:value-type="float" office:value="0.179272068264813" calcext:value-type="float">
            <text:p>0.179272068264813</text:p>
          </table:table-cell>
          <table:table-cell office:value-type="float" office:value="0.984853696042242" calcext:value-type="float">
            <text:p>0.984853696042242</text:p>
          </table:table-cell>
          <table:table-cell office:value-type="float" office:value="1.05685471645638" calcext:value-type="float">
            <text:p>1.05685471645638</text:p>
          </table:table-cell>
          <table:table-cell office:value-type="float" office:value="1.08956851638558" calcext:value-type="float">
            <text:p>1.08956851638558</text:p>
          </table:table-cell>
          <table:table-cell office:value-type="float" office:value="0.568807955373214" calcext:value-type="float">
            <text:p>0.568807955373214</text:p>
          </table:table-cell>
          <table:table-cell office:value-type="float" office:value="0.627503107799818" calcext:value-type="float">
            <text:p>0.627503107799818</text:p>
          </table:table-cell>
          <table:table-cell office:value-type="float" office:value="0.735367417952731" calcext:value-type="float">
            <text:p>0.735367417952731</text:p>
          </table:table-cell>
          <table:table-cell office:value-type="float" office:value="0.864728818344016" calcext:value-type="float">
            <text:p>0.864728818344016</text:p>
          </table:table-cell>
          <table:table-cell office:value-type="float" office:value="-0.0799172501278909" calcext:value-type="float">
            <text:p>-0.079917250127891</text:p>
          </table:table-cell>
          <table:table-cell office:value-type="float" office:value="0.0870171486373739" calcext:value-type="float">
            <text:p>0.087017148637374</text:p>
          </table:table-cell>
          <table:table-cell office:value-type="float" office:value="-1.6457088665893" calcext:value-type="float">
            <text:p>-1.6457088665893</text:p>
          </table:table-cell>
          <table:table-cell office:value-type="float" office:value="-1.2060820382755" calcext:value-type="float">
            <text:p>-1.2060820382755</text:p>
          </table:table-cell>
          <table:table-cell office:value-type="float" office:value="0.243785710228919" calcext:value-type="float">
            <text:p>0.24378571022891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Verrucomicrobiae</text:p>
          </table:table-cell>
          <table:table-cell office:value-type="float" office:value="-0.561055460519154" calcext:value-type="float">
            <text:p>-0.561055460519154</text:p>
          </table:table-cell>
          <table:table-cell office:value-type="float" office:value="-0.792393083813759" calcext:value-type="float">
            <text:p>-0.792393083813759</text:p>
          </table:table-cell>
          <table:table-cell office:value-type="float" office:value="-1.86753704820113" calcext:value-type="float">
            <text:p>-1.86753704820113</text:p>
          </table:table-cell>
          <table:table-cell office:value-type="float" office:value="-0.231337623294605" calcext:value-type="float">
            <text:p>-0.231337623294605</text:p>
          </table:table-cell>
          <table:table-cell office:value-type="float" office:value="-1.30648158768198" calcext:value-type="float">
            <text:p>-1.30648158768198</text:p>
          </table:table-cell>
          <table:table-cell office:value-type="float" office:value="-1.07514396438737" calcext:value-type="float">
            <text:p>-1.07514396438737</text:p>
          </table:table-cell>
          <table:table-cell office:value-type="float" office:value="0.244995730441453" calcext:value-type="float">
            <text:p>0.244995730441453</text:p>
          </table:table-cell>
          <table:table-cell office:value-type="float" office:value="0.429126023758196" calcext:value-type="float">
            <text:p>0.429126023758196</text:p>
          </table:table-cell>
          <table:table-cell office:value-type="float" office:value="0.497731365733144" calcext:value-type="float">
            <text:p>0.497731365733144</text:p>
          </table:table-cell>
          <table:table-cell office:value-type="float" office:value="0.454438267551151" calcext:value-type="float">
            <text:p>0.454438267551151</text:p>
          </table:table-cell>
          <table:table-cell office:value-type="float" office:value="0.519712908424403" calcext:value-type="float">
            <text:p>0.519712908424403</text:p>
          </table:table-cell>
          <table:table-cell office:value-type="float" office:value="0.627875579645307" calcext:value-type="float">
            <text:p>0.627875579645307</text:p>
          </table:table-cell>
          <table:table-cell office:value-type="float" office:value="-2.2900621962195" calcext:value-type="float">
            <text:p>-2.2900621962195</text:p>
          </table:table-cell>
          <table:table-cell office:value-type="float" office:value="-1.84652768637554" calcext:value-type="float">
            <text:p>-1.84652768637554</text:p>
          </table:table-cell>
          <table:table-cell office:value-type="float" office:value="-3.75209837429133" calcext:value-type="float">
            <text:p>-3.75209837429133</text:p>
          </table:table-cell>
          <table:table-cell office:value-type="float" office:value="-0.509062814056622" calcext:value-type="float">
            <text:p>-0.509062814056622</text:p>
          </table:table-cell>
          <table:table-cell office:value-type="float" office:value="-2.51385248760281" calcext:value-type="float">
            <text:p>-2.51385248760281</text:p>
          </table:table-cell>
          <table:table-cell office:value-type="float" office:value="-1.71235193602326" calcext:value-type="float">
            <text:p>-1.71235193602326</text:p>
          </table:table-cell>
          <table:table-cell office:value-type="float" office:value="0.0512598753630189" calcext:value-type="float">
            <text:p>0.051259875363019</text:p>
          </table:table-cell>
          <table:table-cell office:value-type="float" office:value="0.102018771994504" calcext:value-type="float">
            <text:p>0.102018771994504</text:p>
          </table:table-cell>
          <table:table-cell office:value-type="float" office:value="0.005607363748206" calcext:value-type="float">
            <text:p>0.005607363748206</text:p>
          </table:table-cell>
          <table:table-cell office:value-type="float" office:value="0.624448431692568" calcext:value-type="float">
            <text:p>0.624448431692568</text:p>
          </table:table-cell>
          <table:table-cell office:value-type="float" office:value="0.0361533102401823" calcext:value-type="float">
            <text:p>0.036153310240182</text:p>
          </table:table-cell>
          <table:table-cell office:value-type="float" office:value="0.125188853644248" calcext:value-type="float">
            <text:p>0.125188853644248</text:p>
          </table:table-cell>
          <table:table-cell office:value-type="float" office:value="0.556535789655633" calcext:value-type="float">
            <text:p>0.556535789655633</text:p>
          </table:table-cell>
          <table:table-cell office:value-type="float" office:value="1" calcext:value-type="float">
            <text:p>1</text:p>
          </table:table-cell>
          <table:table-cell office:value-type="float" office:value="0.0720946767626486" calcext:value-type="float">
            <text:p>0.072094676762649</text:p>
          </table:table-cell>
          <table:table-cell office:value-type="float" office:value="1" calcext:value-type="float">
            <text:p>1</text:p>
          </table:table-cell>
          <table:table-cell office:value-type="float" office:value="0.428674964276447" calcext:value-type="float">
            <text:p>0.42867496427644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Methanomethylophilaceae</text:p>
          </table:table-cell>
          <table:table-cell office:value-type="float" office:value="0.562895001326322" calcext:value-type="float">
            <text:p>0.562895001326322</text:p>
          </table:table-cell>
          <table:table-cell office:value-type="float" office:value="2.44288619274212" calcext:value-type="float">
            <text:p>2.44288619274212</text:p>
          </table:table-cell>
          <table:table-cell office:value-type="float" office:value="2.53023873350517" calcext:value-type="float">
            <text:p>2.53023873350517</text:p>
          </table:table-cell>
          <table:table-cell office:value-type="float" office:value="1.8799911914158" calcext:value-type="float">
            <text:p>1.8799911914158</text:p>
          </table:table-cell>
          <table:table-cell office:value-type="float" office:value="1.96734373217885" calcext:value-type="float">
            <text:p>1.96734373217885</text:p>
          </table:table-cell>
          <table:table-cell office:value-type="float" office:value="0.08735254076305" calcext:value-type="float">
            <text:p>0.08735254076305</text:p>
          </table:table-cell>
          <table:table-cell office:value-type="float" office:value="0.30152229625149" calcext:value-type="float">
            <text:p>0.30152229625149</text:p>
          </table:table-cell>
          <table:table-cell office:value-type="float" office:value="1.08115309034348" calcext:value-type="float">
            <text:p>1.08115309034348</text:p>
          </table:table-cell>
          <table:table-cell office:value-type="float" office:value="0.651480311941602" calcext:value-type="float">
            <text:p>0.651480311941602</text:p>
          </table:table-cell>
          <table:table-cell office:value-type="float" office:value="1.08746470842766" calcext:value-type="float">
            <text:p>1.08746470842766</text:p>
          </table:table-cell>
          <table:table-cell office:value-type="float" office:value="0.661901868983558" calcext:value-type="float">
            <text:p>0.661901868983558</text:p>
          </table:table-cell>
          <table:table-cell office:value-type="float" office:value="1.2312962250354" calcext:value-type="float">
            <text:p>1.2312962250354</text:p>
          </table:table-cell>
          <table:table-cell office:value-type="float" office:value="1.86684370716264" calcext:value-type="float">
            <text:p>1.86684370716264</text:p>
          </table:table-cell>
          <table:table-cell office:value-type="float" office:value="2.25951922494715" calcext:value-type="float">
            <text:p>2.25951922494715</text:p>
          </table:table-cell>
          <table:table-cell office:value-type="float" office:value="3.88382992874231" calcext:value-type="float">
            <text:p>3.88382992874231</text:p>
          </table:table-cell>
          <table:table-cell office:value-type="float" office:value="1.7287836348584" calcext:value-type="float">
            <text:p>1.7287836348584</text:p>
          </table:table-cell>
          <table:table-cell office:value-type="float" office:value="2.97225891686932" calcext:value-type="float">
            <text:p>2.97225891686932</text:p>
          </table:table-cell>
          <table:table-cell office:value-type="float" office:value="0.0709435625537948" calcext:value-type="float">
            <text:p>0.070943562553795</text:p>
          </table:table-cell>
          <table:table-cell office:value-type="float" office:value="0.0988854894573333" calcext:value-type="float">
            <text:p>0.098885489457333</text:p>
          </table:table-cell>
          <table:table-cell office:value-type="float" office:value="0.0537626878646047" calcext:value-type="float">
            <text:p>0.053762687864605</text:p>
          </table:table-cell>
          <table:table-cell office:value-type="float" office:value="0.00464956032477311" calcext:value-type="float">
            <text:p>0.004649560324773</text:p>
          </table:table-cell>
          <table:table-cell office:value-type="float" office:value="0.122107171398795" calcext:value-type="float">
            <text:p>0.122107171398795</text:p>
          </table:table-cell>
          <table:table-cell office:value-type="float" office:value="0.017809611737903" calcext:value-type="float">
            <text:p>0.017809611737903</text:p>
          </table:table-cell>
          <table:table-cell office:value-type="float" office:value="0.945184111705511" calcext:value-type="float">
            <text:p>0.945184111705511</text:p>
          </table:table-cell>
          <table:table-cell office:value-type="float" office:value="0.974728396079428" calcext:value-type="float">
            <text:p>0.974728396079428</text:p>
          </table:table-cell>
          <table:table-cell office:value-type="float" office:value="0.583709182529994" calcext:value-type="float">
            <text:p>0.583709182529994</text:p>
          </table:table-cell>
          <table:table-cell office:value-type="float" office:value="0.0597800613185114" calcext:value-type="float">
            <text:p>0.059780061318512</text:p>
          </table:table-cell>
          <table:table-cell office:value-type="float" office:value="1" calcext:value-type="float">
            <text:p>1</text:p>
          </table:table-cell>
          <table:table-cell office:value-type="float" office:value="0.211171110606564" calcext:value-type="float">
            <text:p>0.21117111060656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Parabacteroides</text:p>
          </table:table-cell>
          <table:table-cell office:value-type="float" office:value="2.39218668018511" calcext:value-type="float">
            <text:p>2.39218668018511</text:p>
          </table:table-cell>
          <table:table-cell office:value-type="float" office:value="1.2258376216687" calcext:value-type="float">
            <text:p>1.2258376216687</text:p>
          </table:table-cell>
          <table:table-cell office:value-type="float" office:value="0.377351717316758" calcext:value-type="float">
            <text:p>0.377351717316758</text:p>
          </table:table-cell>
          <table:table-cell office:value-type="float" office:value="-1.16634905851641" calcext:value-type="float">
            <text:p>-1.16634905851641</text:p>
          </table:table-cell>
          <table:table-cell office:value-type="float" office:value="-2.01483496286835" calcext:value-type="float">
            <text:p>-2.01483496286835</text:p>
          </table:table-cell>
          <table:table-cell office:value-type="float" office:value="-0.848485904351938" calcext:value-type="float">
            <text:p>-0.848485904351938</text:p>
          </table:table-cell>
          <table:table-cell office:value-type="float" office:value="0.335399593595959" calcext:value-type="float">
            <text:p>0.335399593595959</text:p>
          </table:table-cell>
          <table:table-cell office:value-type="float" office:value="0.979716140343334" calcext:value-type="float">
            <text:p>0.979716140343334</text:p>
          </table:table-cell>
          <table:table-cell office:value-type="float" office:value="1.22078854603604" calcext:value-type="float">
            <text:p>1.22078854603604</text:p>
          </table:table-cell>
          <table:table-cell office:value-type="float" office:value="0.983945709559361" calcext:value-type="float">
            <text:p>0.983945709559361</text:p>
          </table:table-cell>
          <table:table-cell office:value-type="float" office:value="1.22418549159995" calcext:value-type="float">
            <text:p>1.22418549159995</text:p>
          </table:table-cell>
          <table:table-cell office:value-type="float" office:value="1.53165953988108" calcext:value-type="float">
            <text:p>1.53165953988108</text:p>
          </table:table-cell>
          <table:table-cell office:value-type="float" office:value="7.13234817769894" calcext:value-type="float">
            <text:p>7.13234817769894</text:p>
          </table:table-cell>
          <table:table-cell office:value-type="float" office:value="1.25121713442336" calcext:value-type="float">
            <text:p>1.25121713442336</text:p>
          </table:table-cell>
          <table:table-cell office:value-type="float" office:value="0.309104896619515" calcext:value-type="float">
            <text:p>0.309104896619515</text:p>
          </table:table-cell>
          <table:table-cell office:value-type="float" office:value="-1.18537948505181" calcext:value-type="float">
            <text:p>-1.18537948505181</text:p>
          </table:table-cell>
          <table:table-cell office:value-type="float" office:value="-1.64585757362232" calcext:value-type="float">
            <text:p>-1.64585757362232</text:p>
          </table:table-cell>
          <table:table-cell office:value-type="float" office:value="-0.5539650831397" calcext:value-type="float">
            <text:p>-0.5539650831397</text:p>
          </table:table-cell>
          <table:table-cell office:value-type="float" office:value="0.0000987917258527972" calcext:value-type="float">
            <text:p>9.87917258527972E-05</text:p>
          </table:table-cell>
          <table:table-cell office:value-type="float" office:value="0.24620440673641" calcext:value-type="float">
            <text:p>0.24620440673641</text:p>
          </table:table-cell>
          <table:table-cell office:value-type="float" office:value="0.765138757114818" calcext:value-type="float">
            <text:p>0.765138757114818</text:p>
          </table:table-cell>
          <table:table-cell office:value-type="float" office:value="0.269881172281979" calcext:value-type="float">
            <text:p>0.269881172281979</text:p>
          </table:table-cell>
          <table:table-cell office:value-type="float" office:value="0.138411063086962" calcext:value-type="float">
            <text:p>0.138411063086962</text:p>
          </table:table-cell>
          <table:table-cell office:value-type="float" office:value="0.59474385574424" calcext:value-type="float">
            <text:p>0.59474385574424</text:p>
          </table:table-cell>
          <table:table-cell office:value-type="float" office:value="0.00127017933239311" calcext:value-type="float">
            <text:p>0.00127017933239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Ruminococcaceae</text:p>
          </table:table-cell>
          <table:table-cell office:value-type="float" office:value="0.187793656954537" calcext:value-type="float">
            <text:p>0.187793656954537</text:p>
          </table:table-cell>
          <table:table-cell office:value-type="float" office:value="-0.322930875139225" calcext:value-type="float">
            <text:p>-0.322930875139225</text:p>
          </table:table-cell>
          <table:table-cell office:value-type="float" office:value="-0.11192859244348" calcext:value-type="float">
            <text:p>-0.11192859244348</text:p>
          </table:table-cell>
          <table:table-cell office:value-type="float" office:value="-0.510724532093762" calcext:value-type="float">
            <text:p>-0.510724532093762</text:p>
          </table:table-cell>
          <table:table-cell office:value-type="float" office:value="-0.299722249398017" calcext:value-type="float">
            <text:p>-0.299722249398017</text:p>
          </table:table-cell>
          <table:table-cell office:value-type="float" office:value="0.211002282695745" calcext:value-type="float">
            <text:p>0.211002282695745</text:p>
          </table:table-cell>
          <table:table-cell office:value-type="float" office:value="0.196042391607363" calcext:value-type="float">
            <text:p>0.196042391607363</text:p>
          </table:table-cell>
          <table:table-cell office:value-type="float" office:value="0.465662413895479" calcext:value-type="float">
            <text:p>0.465662413895479</text:p>
          </table:table-cell>
          <table:table-cell office:value-type="float" office:value="0.331409777087022" calcext:value-type="float">
            <text:p>0.331409777087022</text:p>
          </table:table-cell>
          <table:table-cell office:value-type="float" office:value="0.496434405344749" calcext:value-type="float">
            <text:p>0.496434405344749</text:p>
          </table:table-cell>
          <table:table-cell office:value-type="float" office:value="0.373414080403913" calcext:value-type="float">
            <text:p>0.373414080403913</text:p>
          </table:table-cell>
          <table:table-cell office:value-type="float" office:value="0.563779158759642" calcext:value-type="float">
            <text:p>0.563779158759642</text:p>
          </table:table-cell>
          <table:table-cell office:value-type="float" office:value="0.95792371953232" calcext:value-type="float">
            <text:p>0.95792371953232</text:p>
          </table:table-cell>
          <table:table-cell office:value-type="float" office:value="-0.693487096022548" calcext:value-type="float">
            <text:p>-0.693487096022548</text:p>
          </table:table-cell>
          <table:table-cell office:value-type="float" office:value="-0.337734732593873" calcext:value-type="float">
            <text:p>-0.337734732593873</text:p>
          </table:table-cell>
          <table:table-cell office:value-type="float" office:value="-1.02878552855153" calcext:value-type="float">
            <text:p>-1.02878552855153</text:p>
          </table:table-cell>
          <table:table-cell office:value-type="float" office:value="-0.80265385031495" calcext:value-type="float">
            <text:p>-0.80265385031495</text:p>
          </table:table-cell>
          <table:table-cell office:value-type="float" office:value="0.374264070278806" calcext:value-type="float">
            <text:p>0.37426407027880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Salmonella</text:p>
          </table:table-cell>
          <table:table-cell office:value-type="float" office:value="0.13871647354753" calcext:value-type="float">
            <text:p>0.13871647354753</text:p>
          </table:table-cell>
          <table:table-cell office:value-type="float" office:value="-1.70137936114832" calcext:value-type="float">
            <text:p>-1.70137936114832</text:p>
          </table:table-cell>
          <table:table-cell office:value-type="float" office:value="-0.604870637428546" calcext:value-type="float">
            <text:p>-0.604870637428546</text:p>
          </table:table-cell>
          <table:table-cell office:value-type="float" office:value="-1.84009583469585" calcext:value-type="float">
            <text:p>-1.84009583469585</text:p>
          </table:table-cell>
          <table:table-cell office:value-type="float" office:value="-0.743587110976076" calcext:value-type="float">
            <text:p>-0.743587110976076</text:p>
          </table:table-cell>
          <table:table-cell office:value-type="float" office:value="1.09650872371977" calcext:value-type="float">
            <text:p>1.09650872371977</text:p>
          </table:table-cell>
          <table:table-cell office:value-type="float" office:value="1.06999361952597" calcext:value-type="float">
            <text:p>1.06999361952597</text:p>
          </table:table-cell>
          <table:table-cell office:value-type="float" office:value="1.1071233993686" calcext:value-type="float">
            <text:p>1.1071233993686</text:p>
          </table:table-cell>
          <table:table-cell office:value-type="float" office:value="1.34087617472535" calcext:value-type="float">
            <text:p>1.34087617472535</text:p>
          </table:table-cell>
          <table:table-cell office:value-type="float" office:value="0.490314129581578" calcext:value-type="float">
            <text:p>0.490314129581578</text:p>
          </table:table-cell>
          <table:table-cell office:value-type="float" office:value="0.90146250070867" calcext:value-type="float">
            <text:p>0.90146250070867</text:p>
          </table:table-cell>
          <table:table-cell office:value-type="float" office:value="0.945235693246468" calcext:value-type="float">
            <text:p>0.945235693246468</text:p>
          </table:table-cell>
          <table:table-cell office:value-type="float" office:value="0.129642337128126" calcext:value-type="float">
            <text:p>0.129642337128126</text:p>
          </table:table-cell>
          <table:table-cell office:value-type="float" office:value="-1.53675675369035" calcext:value-type="float">
            <text:p>-1.53675675369035</text:p>
          </table:table-cell>
          <table:table-cell office:value-type="float" office:value="-0.451101040371936" calcext:value-type="float">
            <text:p>-0.451101040371936</text:p>
          </table:table-cell>
          <table:table-cell office:value-type="float" office:value="-3.75289171508506" calcext:value-type="float">
            <text:p>-3.75289171508506</text:p>
          </table:table-cell>
          <table:table-cell office:value-type="float" office:value="-0.824867490762529" calcext:value-type="float">
            <text:p>-0.824867490762529</text:p>
          </table:table-cell>
          <table:table-cell office:value-type="float" office:value="1.16003736586982" calcext:value-type="float">
            <text:p>1.16003736586982</text:p>
          </table:table-cell>
          <table:table-cell office:value-type="float" office:value="0.901086346917054" calcext:value-type="float">
            <text:p>0.901086346917054</text:p>
          </table:table-cell>
          <table:table-cell office:value-type="float" office:value="0.17526403318867" calcext:value-type="float">
            <text:p>0.17526403318867</text:p>
          </table:table-cell>
          <table:table-cell office:value-type="float" office:value="0.667761663950705" calcext:value-type="float">
            <text:p>0.667761663950705</text:p>
          </table:table-cell>
          <table:table-cell office:value-type="float" office:value="0.00947745050014039" calcext:value-type="float">
            <text:p>0.00947745050014</text:p>
          </table:table-cell>
          <table:table-cell office:value-type="float" office:value="0.440999999216614" calcext:value-type="float">
            <text:p>0.440999999216614</text:p>
          </table:table-cell>
          <table:table-cell office:value-type="float" office:value="0.290102835984604" calcext:value-type="float">
            <text:p>0.2901028359846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852935001805" calcext:value-type="float">
            <text:p>0.1218529350018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Sphingobacteriales</text:p>
          </table:table-cell>
          <table:table-cell office:value-type="float" office:value="1.09079224507201" calcext:value-type="float">
            <text:p>1.09079224507201</text:p>
          </table:table-cell>
          <table:table-cell office:value-type="float" office:value="0.894113273393652" calcext:value-type="float">
            <text:p>0.894113273393652</text:p>
          </table:table-cell>
          <table:table-cell office:value-type="float" office:value="0.970760415144262" calcext:value-type="float">
            <text:p>0.970760415144262</text:p>
          </table:table-cell>
          <table:table-cell office:value-type="float" office:value="-0.196678971678361" calcext:value-type="float">
            <text:p>-0.196678971678361</text:p>
          </table:table-cell>
          <table:table-cell office:value-type="float" office:value="-0.12003182992775" calcext:value-type="float">
            <text:p>-0.12003182992775</text:p>
          </table:table-cell>
          <table:table-cell office:value-type="float" office:value="0.0766471417506103" calcext:value-type="float">
            <text:p>0.07664714175061</text:p>
          </table:table-cell>
          <table:table-cell office:value-type="float" office:value="0.387694999819848" calcext:value-type="float">
            <text:p>0.387694999819848</text:p>
          </table:table-cell>
          <table:table-cell office:value-type="float" office:value="0.547371680444751" calcext:value-type="float">
            <text:p>0.547371680444751</text:p>
          </table:table-cell>
          <table:table-cell office:value-type="float" office:value="0.751060402724379" calcext:value-type="float">
            <text:p>0.751060402724379</text:p>
          </table:table-cell>
          <table:table-cell office:value-type="float" office:value="0.496458157175473" calcext:value-type="float">
            <text:p>0.496458157175473</text:p>
          </table:table-cell>
          <table:table-cell office:value-type="float" office:value="0.714805339804944" calcext:value-type="float">
            <text:p>0.714805339804944</text:p>
          </table:table-cell>
          <table:table-cell office:value-type="float" office:value="0.81256077771528" calcext:value-type="float">
            <text:p>0.81256077771528</text:p>
          </table:table-cell>
          <table:table-cell office:value-type="float" office:value="2.81353188867248" calcext:value-type="float">
            <text:p>2.81353188867248</text:p>
          </table:table-cell>
          <table:table-cell office:value-type="float" office:value="1.63346644581094" calcext:value-type="float">
            <text:p>1.63346644581094</text:p>
          </table:table-cell>
          <table:table-cell office:value-type="float" office:value="1.29251976488569" calcext:value-type="float">
            <text:p>1.29251976488569</text:p>
          </table:table-cell>
          <table:table-cell office:value-type="float" office:value="-0.396164246343211" calcext:value-type="float">
            <text:p>-0.396164246343211</text:p>
          </table:table-cell>
          <table:table-cell office:value-type="float" office:value="-0.167922402427079" calcext:value-type="float">
            <text:p>-0.167922402427079</text:p>
          </table:table-cell>
          <table:table-cell office:value-type="float" office:value="0.0943278876518297" calcext:value-type="float">
            <text:p>0.09432788765183</text:p>
          </table:table-cell>
          <table:table-cell office:value-type="float" office:value="0.0227190991200957" calcext:value-type="float">
            <text:p>0.022719099120096</text:p>
          </table:table-cell>
          <table:table-cell office:value-type="float" office:value="0.141013014039512" calcext:value-type="float">
            <text:p>0.141013014039512</text:p>
          </table:table-cell>
          <table:table-cell office:value-type="float" office:value="0.232256788576593" calcext:value-type="float">
            <text:p>0.232256788576593</text:p>
          </table:table-cell>
          <table:table-cell office:value-type="float" office:value="0.702340439884497" calcext:value-type="float">
            <text:p>0.702340439884497</text:p>
          </table:table-cell>
          <table:table-cell office:value-type="float" office:value="0.870811812882718" calcext:value-type="float">
            <text:p>0.870811812882718</text:p>
          </table:table-cell>
          <table:table-cell office:value-type="float" office:value="0.927168482971617" calcext:value-type="float">
            <text:p>0.927168482971617</text:p>
          </table:table-cell>
          <table:table-cell office:value-type="float" office:value="0.292102702972659" calcext:value-type="float">
            <text:p>0.29210270297265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lostridia</text:p>
          </table:table-cell>
          <table:table-cell office:value-type="float" office:value="0.182454098459714" calcext:value-type="float">
            <text:p>0.182454098459714</text:p>
          </table:table-cell>
          <table:table-cell office:value-type="float" office:value="-0.125575734983324" calcext:value-type="float">
            <text:p>-0.125575734983324</text:p>
          </table:table-cell>
          <table:table-cell office:value-type="float" office:value="0.711647724402901" calcext:value-type="float">
            <text:p>0.711647724402901</text:p>
          </table:table-cell>
          <table:table-cell office:value-type="float" office:value="-0.308029833443037" calcext:value-type="float">
            <text:p>-0.308029833443037</text:p>
          </table:table-cell>
          <table:table-cell office:value-type="float" office:value="0.529193625943187" calcext:value-type="float">
            <text:p>0.529193625943187</text:p>
          </table:table-cell>
          <table:table-cell office:value-type="float" office:value="0.837223459386224" calcext:value-type="float">
            <text:p>0.837223459386224</text:p>
          </table:table-cell>
          <table:table-cell office:value-type="float" office:value="0.587557344052109" calcext:value-type="float">
            <text:p>0.587557344052109</text:p>
          </table:table-cell>
          <table:table-cell office:value-type="float" office:value="0.698181530977071" calcext:value-type="float">
            <text:p>0.698181530977071</text:p>
          </table:table-cell>
          <table:table-cell office:value-type="float" office:value="0.682879891682412" calcext:value-type="float">
            <text:p>0.682879891682412</text:p>
          </table:table-cell>
          <table:table-cell office:value-type="float" office:value="0.504240562673154" calcext:value-type="float">
            <text:p>0.504240562673154</text:p>
          </table:table-cell>
          <table:table-cell office:value-type="float" office:value="0.482831276235948" calcext:value-type="float">
            <text:p>0.482831276235948</text:p>
          </table:table-cell>
          <table:table-cell office:value-type="float" office:value="0.612666188849649" calcext:value-type="float">
            <text:p>0.612666188849649</text:p>
          </table:table-cell>
          <table:table-cell office:value-type="float" office:value="0.310529857735098" calcext:value-type="float">
            <text:p>0.310529857735098</text:p>
          </table:table-cell>
          <table:table-cell office:value-type="float" office:value="-0.179861152740014" calcext:value-type="float">
            <text:p>-0.179861152740014</text:p>
          </table:table-cell>
          <table:table-cell office:value-type="float" office:value="1.04212722188907" calcext:value-type="float">
            <text:p>1.04212722188907</text:p>
          </table:table-cell>
          <table:table-cell office:value-type="float" office:value="-0.610878727824007" calcext:value-type="float">
            <text:p>-0.610878727824007</text:p>
          </table:table-cell>
          <table:table-cell office:value-type="float" office:value="1.09602184446018" calcext:value-type="float">
            <text:p>1.09602184446018</text:p>
          </table:table-cell>
          <table:table-cell office:value-type="float" office:value="1.36652466648797" calcext:value-type="float">
            <text:p>1.3665246664879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Desulfovibrionaceae</text:p>
          </table:table-cell>
          <table:table-cell office:value-type="float" office:value="0.894324639075619" calcext:value-type="float">
            <text:p>0.894324639075619</text:p>
          </table:table-cell>
          <table:table-cell office:value-type="float" office:value="0.928893412805371" calcext:value-type="float">
            <text:p>0.928893412805371</text:p>
          </table:table-cell>
          <table:table-cell office:value-type="float" office:value="0.574240518288324" calcext:value-type="float">
            <text:p>0.574240518288324</text:p>
          </table:table-cell>
          <table:table-cell office:value-type="float" office:value="0.0345687737297518" calcext:value-type="float">
            <text:p>0.034568773729752</text:p>
          </table:table-cell>
          <table:table-cell office:value-type="float" office:value="-0.320084120787295" calcext:value-type="float">
            <text:p>-0.320084120787295</text:p>
          </table:table-cell>
          <table:table-cell office:value-type="float" office:value="-0.354652894517047" calcext:value-type="float">
            <text:p>-0.354652894517047</text:p>
          </table:table-cell>
          <table:table-cell office:value-type="float" office:value="0.365187719443312" calcext:value-type="float">
            <text:p>0.365187719443312</text:p>
          </table:table-cell>
          <table:table-cell office:value-type="float" office:value="0.572612833518393" calcext:value-type="float">
            <text:p>0.572612833518393</text:p>
          </table:table-cell>
          <table:table-cell office:value-type="float" office:value="0.437331664761366" calcext:value-type="float">
            <text:p>0.437331664761366</text:p>
          </table:table-cell>
          <table:table-cell office:value-type="float" office:value="0.539890039305267" calcext:value-type="float">
            <text:p>0.539890039305267</text:p>
          </table:table-cell>
          <table:table-cell office:value-type="float" office:value="0.39351592399041" calcext:value-type="float">
            <text:p>0.39351592399041</text:p>
          </table:table-cell>
          <table:table-cell office:value-type="float" office:value="0.591082201653698" calcext:value-type="float">
            <text:p>0.591082201653698</text:p>
          </table:table-cell>
          <table:table-cell office:value-type="float" office:value="2.44894499858571" calcext:value-type="float">
            <text:p>2.44894499858571</text:p>
          </table:table-cell>
          <table:table-cell office:value-type="float" office:value="1.62220152681145" calcext:value-type="float">
            <text:p>1.62220152681145</text:p>
          </table:table-cell>
          <table:table-cell office:value-type="float" office:value="1.31305497533929" calcext:value-type="float">
            <text:p>1.31305497533929</text:p>
          </table:table-cell>
          <table:table-cell office:value-type="float" office:value="0.0640292859898565" calcext:value-type="float">
            <text:p>0.064029285989857</text:p>
          </table:table-cell>
          <table:table-cell office:value-type="float" office:value="-0.813395599195866" calcext:value-type="float">
            <text:p>-0.813395599195866</text:p>
          </table:table-cell>
          <table:table-cell office:value-type="float" office:value="-0.600006045732418" calcext:value-type="float">
            <text:p>-0.60000604573241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Tyzzerella</text:p>
          </table:table-cell>
          <table:table-cell office:value-type="float" office:value="-0.0918012207484825" calcext:value-type="float">
            <text:p>-0.091801220748483</text:p>
          </table:table-cell>
          <table:table-cell office:value-type="float" office:value="-1.84461232509791" calcext:value-type="float">
            <text:p>-1.84461232509791</text:p>
          </table:table-cell>
          <table:table-cell office:value-type="float" office:value="-0.955961264338831" calcext:value-type="float">
            <text:p>-0.955961264338831</text:p>
          </table:table-cell>
          <table:table-cell office:value-type="float" office:value="-1.75281110434942" calcext:value-type="float">
            <text:p>-1.75281110434942</text:p>
          </table:table-cell>
          <table:table-cell office:value-type="float" office:value="-0.864160043590348" calcext:value-type="float">
            <text:p>-0.864160043590348</text:p>
          </table:table-cell>
          <table:table-cell office:value-type="float" office:value="0.888651060759076" calcext:value-type="float">
            <text:p>0.888651060759076</text:p>
          </table:table-cell>
          <table:table-cell office:value-type="float" office:value="1.02265258334244" calcext:value-type="float">
            <text:p>1.02265258334244</text:p>
          </table:table-cell>
          <table:table-cell office:value-type="float" office:value="1.28585445940947" calcext:value-type="float">
            <text:p>1.28585445940947</text:p>
          </table:table-cell>
          <table:table-cell office:value-type="float" office:value="1.05962997079282" calcext:value-type="float">
            <text:p>1.05962997079282</text:p>
          </table:table-cell>
          <table:table-cell office:value-type="float" office:value="0.868301650925203" calcext:value-type="float">
            <text:p>0.868301650925203</text:p>
          </table:table-cell>
          <table:table-cell office:value-type="float" office:value="0.472590458239073" calcext:value-type="float">
            <text:p>0.472590458239073</text:p>
          </table:table-cell>
          <table:table-cell office:value-type="float" office:value="0.911561915497166" calcext:value-type="float">
            <text:p>0.911561915497166</text:p>
          </table:table-cell>
          <table:table-cell office:value-type="float" office:value="-0.089767749325425" calcext:value-type="float">
            <text:p>-0.089767749325425</text:p>
          </table:table-cell>
          <table:table-cell office:value-type="float" office:value="-1.43454207558222" calcext:value-type="float">
            <text:p>-1.43454207558222</text:p>
          </table:table-cell>
          <table:table-cell office:value-type="float" office:value="-0.902165180948568" calcext:value-type="float">
            <text:p>-0.902165180948568</text:p>
          </table:table-cell>
          <table:table-cell office:value-type="float" office:value="-2.01866609660565" calcext:value-type="float">
            <text:p>-2.01866609660565</text:p>
          </table:table-cell>
          <table:table-cell office:value-type="float" office:value="-1.82856007463695" calcext:value-type="float">
            <text:p>-1.82856007463695</text:p>
          </table:table-cell>
          <table:table-cell office:value-type="float" office:value="0.974866375669507" calcext:value-type="float">
            <text:p>0.97486637566950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Firmicutes</text:p>
          </table:table-cell>
          <table:table-cell office:value-type="float" office:value="-0.142328096892789" calcext:value-type="float">
            <text:p>-0.142328096892789</text:p>
          </table:table-cell>
          <table:table-cell office:value-type="float" office:value="-0.896823402743272" calcext:value-type="float">
            <text:p>-0.896823402743272</text:p>
          </table:table-cell>
          <table:table-cell office:value-type="float" office:value="-0.390499214343793" calcext:value-type="float">
            <text:p>-0.390499214343793</text:p>
          </table:table-cell>
          <table:table-cell office:value-type="float" office:value="-0.754495305850483" calcext:value-type="float">
            <text:p>-0.754495305850483</text:p>
          </table:table-cell>
          <table:table-cell office:value-type="float" office:value="-0.248171117451003" calcext:value-type="float">
            <text:p>-0.248171117451003</text:p>
          </table:table-cell>
          <table:table-cell office:value-type="float" office:value="0.506324188399479" calcext:value-type="float">
            <text:p>0.506324188399479</text:p>
          </table:table-cell>
          <table:table-cell office:value-type="float" office:value="0.724397282402982" calcext:value-type="float">
            <text:p>0.724397282402982</text:p>
          </table:table-cell>
          <table:table-cell office:value-type="float" office:value="0.781437335087133" calcext:value-type="float">
            <text:p>0.781437335087133</text:p>
          </table:table-cell>
          <table:table-cell office:value-type="float" office:value="0.83344232537773" calcext:value-type="float">
            <text:p>0.83344232537773</text:p>
          </table:table-cell>
          <table:table-cell office:value-type="float" office:value="0.453527420117396" calcext:value-type="float">
            <text:p>0.453527420117396</text:p>
          </table:table-cell>
          <table:table-cell office:value-type="float" office:value="0.538208994593455" calcext:value-type="float">
            <text:p>0.538208994593455</text:p>
          </table:table-cell>
          <table:table-cell office:value-type="float" office:value="0.612830978146954" calcext:value-type="float">
            <text:p>0.612830978146954</text:p>
          </table:table-cell>
          <table:table-cell office:value-type="float" office:value="-0.196477955329507" calcext:value-type="float">
            <text:p>-0.196477955329507</text:p>
          </table:table-cell>
          <table:table-cell office:value-type="float" office:value="-1.1476587596666" calcext:value-type="float">
            <text:p>-1.1476587596666</text:p>
          </table:table-cell>
          <table:table-cell office:value-type="float" office:value="-0.468537776944328" calcext:value-type="float">
            <text:p>-0.468537776944328</text:p>
          </table:table-cell>
          <table:table-cell office:value-type="float" office:value="-1.66361563244661" calcext:value-type="float">
            <text:p>-1.66361563244661</text:p>
          </table:table-cell>
          <table:table-cell office:value-type="float" office:value="-0.46110548122382" calcext:value-type="float">
            <text:p>-0.46110548122382</text:p>
          </table:table-cell>
          <table:table-cell office:value-type="float" office:value="0.826205277563604" calcext:value-type="float">
            <text:p>0.82620527756360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Mucinivorans</text:p>
          </table:table-cell>
          <table:table-cell office:value-type="float" office:value="1.41640672191475" calcext:value-type="float">
            <text:p>1.41640672191475</text:p>
          </table:table-cell>
          <table:table-cell office:value-type="float" office:value="0.883964405067216" calcext:value-type="float">
            <text:p>0.883964405067216</text:p>
          </table:table-cell>
          <table:table-cell office:value-type="float" office:value="0.928717160697739" calcext:value-type="float">
            <text:p>0.928717160697739</text:p>
          </table:table-cell>
          <table:table-cell office:value-type="float" office:value="-0.532442316847537" calcext:value-type="float">
            <text:p>-0.532442316847537</text:p>
          </table:table-cell>
          <table:table-cell office:value-type="float" office:value="-0.487689561217015" calcext:value-type="float">
            <text:p>-0.487689561217015</text:p>
          </table:table-cell>
          <table:table-cell office:value-type="float" office:value="0.0447527556305225" calcext:value-type="float">
            <text:p>0.044752755630523</text:p>
          </table:table-cell>
          <table:table-cell office:value-type="float" office:value="0.554963288887889" calcext:value-type="float">
            <text:p>0.554963288887889</text:p>
          </table:table-cell>
          <table:table-cell office:value-type="float" office:value="0.639005854833841" calcext:value-type="float">
            <text:p>0.639005854833841</text:p>
          </table:table-cell>
          <table:table-cell office:value-type="float" office:value="0.671437320434841" calcext:value-type="float">
            <text:p>0.671437320434841</text:p>
          </table:table-cell>
          <table:table-cell office:value-type="float" office:value="0.453546332333851" calcext:value-type="float">
            <text:p>0.453546332333851</text:p>
          </table:table-cell>
          <table:table-cell office:value-type="float" office:value="0.498200630604055" calcext:value-type="float">
            <text:p>0.498200630604055</text:p>
          </table:table-cell>
          <table:table-cell office:value-type="float" office:value="0.590379622643723" calcext:value-type="float">
            <text:p>0.590379622643723</text:p>
          </table:table-cell>
          <table:table-cell office:value-type="float" office:value="2.55225300533508" calcext:value-type="float">
            <text:p>2.55225300533508</text:p>
          </table:table-cell>
          <table:table-cell office:value-type="float" office:value="1.38334320160035" calcext:value-type="float">
            <text:p>1.38334320160035</text:p>
          </table:table-cell>
          <table:table-cell office:value-type="float" office:value="1.3831777478444" calcext:value-type="float">
            <text:p>1.3831777478444</text:p>
          </table:table-cell>
          <table:table-cell office:value-type="float" office:value="-1.17395352776354" calcext:value-type="float">
            <text:p>-1.17395352776354</text:p>
          </table:table-cell>
          <table:table-cell office:value-type="float" office:value="-0.97890193480025" calcext:value-type="float">
            <text:p>-0.97890193480025</text:p>
          </table:table-cell>
          <table:table-cell office:value-type="float" office:value="0.0758033541708629" calcext:value-type="float">
            <text:p>0.07580335417086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Pirellulaceae</text:p>
          </table:table-cell>
          <table:table-cell office:value-type="float" office:value="0.293014551030779" calcext:value-type="float">
            <text:p>0.293014551030779</text:p>
          </table:table-cell>
          <table:table-cell office:value-type="float" office:value="0.898407650040858" calcext:value-type="float">
            <text:p>0.898407650040858</text:p>
          </table:table-cell>
          <table:table-cell office:value-type="float" office:value="2.10377728641496" calcext:value-type="float">
            <text:p>2.10377728641496</text:p>
          </table:table-cell>
          <table:table-cell office:value-type="float" office:value="0.60539309901008" calcext:value-type="float">
            <text:p>0.60539309901008</text:p>
          </table:table-cell>
          <table:table-cell office:value-type="float" office:value="1.81076273538419" calcext:value-type="float">
            <text:p>1.81076273538419</text:p>
          </table:table-cell>
          <table:table-cell office:value-type="float" office:value="1.20536963637411" calcext:value-type="float">
            <text:p>1.20536963637411</text:p>
          </table:table-cell>
          <table:table-cell office:value-type="float" office:value="0.537778555569536" calcext:value-type="float">
            <text:p>0.537778555569536</text:p>
          </table:table-cell>
          <table:table-cell office:value-type="float" office:value="1.06265606502004" calcext:value-type="float">
            <text:p>1.06265606502004</text:p>
          </table:table-cell>
          <table:table-cell office:value-type="float" office:value="0.897152911646701" calcext:value-type="float">
            <text:p>0.897152911646701</text:p>
          </table:table-cell>
          <table:table-cell office:value-type="float" office:value="1.04491772145165" calcext:value-type="float">
            <text:p>1.04491772145165</text:p>
          </table:table-cell>
          <table:table-cell office:value-type="float" office:value="0.876069905290658" calcext:value-type="float">
            <text:p>0.876069905290658</text:p>
          </table:table-cell>
          <table:table-cell office:value-type="float" office:value="1.26788430728099" calcext:value-type="float">
            <text:p>1.26788430728099</text:p>
          </table:table-cell>
          <table:table-cell office:value-type="float" office:value="0.544860980409419" calcext:value-type="float">
            <text:p>0.544860980409419</text:p>
          </table:table-cell>
          <table:table-cell office:value-type="float" office:value="0.845435959586715" calcext:value-type="float">
            <text:p>0.845435959586715</text:p>
          </table:table-cell>
          <table:table-cell office:value-type="float" office:value="2.34494840188785" calcext:value-type="float">
            <text:p>2.34494840188785</text:p>
          </table:table-cell>
          <table:table-cell office:value-type="float" office:value="0.579369156615547" calcext:value-type="float">
            <text:p>0.579369156615547</text:p>
          </table:table-cell>
          <table:table-cell office:value-type="float" office:value="2.06691580711635" calcext:value-type="float">
            <text:p>2.06691580711635</text:p>
          </table:table-cell>
          <table:table-cell office:value-type="float" office:value="0.950693710342588" calcext:value-type="float">
            <text:p>0.95069371034258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Endomicrobium</text:p>
          </table:table-cell>
          <table:table-cell office:value-type="float" office:value="0.013637257093137" calcext:value-type="float">
            <text:p>0.013637257093137</text:p>
          </table:table-cell>
          <table:table-cell office:value-type="float" office:value="-2.01789086481239" calcext:value-type="float">
            <text:p>-2.01789086481239</text:p>
          </table:table-cell>
          <table:table-cell office:value-type="float" office:value="-1.36952469454354" calcext:value-type="float">
            <text:p>-1.36952469454354</text:p>
          </table:table-cell>
          <table:table-cell office:value-type="float" office:value="-2.03152812190553" calcext:value-type="float">
            <text:p>-2.03152812190553</text:p>
          </table:table-cell>
          <table:table-cell office:value-type="float" office:value="-1.38316195163668" calcext:value-type="float">
            <text:p>-1.38316195163668</text:p>
          </table:table-cell>
          <table:table-cell office:value-type="float" office:value="0.648366170268851" calcext:value-type="float">
            <text:p>0.648366170268851</text:p>
          </table:table-cell>
          <table:table-cell office:value-type="float" office:value="0.688870048970845" calcext:value-type="float">
            <text:p>0.688870048970845</text:p>
          </table:table-cell>
          <table:table-cell office:value-type="float" office:value="0.823980702364599" calcext:value-type="float">
            <text:p>0.823980702364599</text:p>
          </table:table-cell>
          <table:table-cell office:value-type="float" office:value="0.765607838097554" calcext:value-type="float">
            <text:p>0.765607838097554</text:p>
          </table:table-cell>
          <table:table-cell office:value-type="float" office:value="0.56881424583455" calcext:value-type="float">
            <text:p>0.56881424583455</text:p>
          </table:table-cell>
          <table:table-cell office:value-type="float" office:value="0.480375696878475" calcext:value-type="float">
            <text:p>0.480375696878475</text:p>
          </table:table-cell>
          <table:table-cell office:value-type="float" office:value="0.659668904566255" calcext:value-type="float">
            <text:p>0.659668904566255</text:p>
          </table:table-cell>
          <table:table-cell office:value-type="float" office:value="0.0197965597626297" calcext:value-type="float">
            <text:p>0.01979655976263</text:p>
          </table:table-cell>
          <table:table-cell office:value-type="float" office:value="-2.44895403377967" calcext:value-type="float">
            <text:p>-2.44895403377967</text:p>
          </table:table-cell>
          <table:table-cell office:value-type="float" office:value="-1.78880704506193" calcext:value-type="float">
            <text:p>-1.78880704506193</text:p>
          </table:table-cell>
          <table:table-cell office:value-type="float" office:value="-3.57151413977848" calcext:value-type="float">
            <text:p>-3.57151413977848</text:p>
          </table:table-cell>
          <table:table-cell office:value-type="float" office:value="-2.87933373945558" calcext:value-type="float">
            <text:p>-2.87933373945558</text:p>
          </table:table-cell>
          <table:table-cell office:value-type="float" office:value="0.982866049590687" calcext:value-type="float">
            <text:p>0.982866049590687</text:p>
          </table:table-cell>
          <table:table-cell office:value-type="float" office:value="0.984690504406227" calcext:value-type="float">
            <text:p>0.984690504406227</text:p>
          </table:table-cell>
          <table:table-cell office:value-type="float" office:value="0.0400019312144588" calcext:value-type="float">
            <text:p>0.040001931214459</text:p>
          </table:table-cell>
          <table:table-cell office:value-type="float" office:value="0.111442343931049" calcext:value-type="float">
            <text:p>0.111442343931049</text:p>
          </table:table-cell>
          <table:table-cell office:value-type="float" office:value="0.00727760910783187" calcext:value-type="float">
            <text:p>0.007277609107832</text:p>
          </table:table-cell>
          <table:table-cell office:value-type="float" office:value="0.0205325276664671" calcext:value-type="float">
            <text:p>0.020532527666467</text:p>
          </table:table-cell>
          <table:table-cell office:value-type="float" office:value="0.354460042015832" calcext:value-type="float">
            <text:p>0.354460042015832</text:p>
          </table:table-cell>
          <table:table-cell office:value-type="float" office:value="1" calcext:value-type="float">
            <text:p>1</text:p>
          </table:table-cell>
          <table:table-cell office:value-type="float" office:value="0.434306681756982" calcext:value-type="float">
            <text:p>0.434306681756982</text:p>
          </table:table-cell>
          <table:table-cell office:value-type="float" office:value="1" calcext:value-type="float">
            <text:p>1</text:p>
          </table:table-cell>
          <table:table-cell office:value-type="float" office:value="0.0935692599578384" calcext:value-type="float">
            <text:p>0.093569259957838</text:p>
          </table:table-cell>
          <table:table-cell office:value-type="float" office:value="0.243457113759539" calcext:value-type="float">
            <text:p>0.24345711375953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Gastranaerophilales</text:p>
          </table:table-cell>
          <table:table-cell office:value-type="float" office:value="0.415601211155365" calcext:value-type="float">
            <text:p>0.415601211155365</text:p>
          </table:table-cell>
          <table:table-cell office:value-type="float" office:value="-1.96338331520206" calcext:value-type="float">
            <text:p>-1.96338331520206</text:p>
          </table:table-cell>
          <table:table-cell office:value-type="float" office:value="-1.16333491512383" calcext:value-type="float">
            <text:p>-1.16333491512383</text:p>
          </table:table-cell>
          <table:table-cell office:value-type="float" office:value="-2.37898452635743" calcext:value-type="float">
            <text:p>-2.37898452635743</text:p>
          </table:table-cell>
          <table:table-cell office:value-type="float" office:value="-1.57893612627919" calcext:value-type="float">
            <text:p>-1.57893612627919</text:p>
          </table:table-cell>
          <table:table-cell office:value-type="float" office:value="0.800048400078236" calcext:value-type="float">
            <text:p>0.800048400078236</text:p>
          </table:table-cell>
          <table:table-cell office:value-type="float" office:value="0.242473708732493" calcext:value-type="float">
            <text:p>0.242473708732493</text:p>
          </table:table-cell>
          <table:table-cell office:value-type="float" office:value="1.08209913601183" calcext:value-type="float">
            <text:p>1.08209913601183</text:p>
          </table:table-cell>
          <table:table-cell office:value-type="float" office:value="0.737741032807519" calcext:value-type="float">
            <text:p>0.737741032807519</text:p>
          </table:table-cell>
          <table:table-cell office:value-type="float" office:value="1.09027523930901" calcext:value-type="float">
            <text:p>1.09027523930901</text:p>
          </table:table-cell>
          <table:table-cell office:value-type="float" office:value="0.749682191852434" calcext:value-type="float">
            <text:p>0.749682191852434</text:p>
          </table:table-cell>
          <table:table-cell office:value-type="float" office:value="1.29389660696353" calcext:value-type="float">
            <text:p>1.29389660696353</text:p>
          </table:table-cell>
          <table:table-cell office:value-type="float" office:value="1.71400525577754" calcext:value-type="float">
            <text:p>1.71400525577754</text:p>
          </table:table-cell>
          <table:table-cell office:value-type="float" office:value="-1.81442092490553" calcext:value-type="float">
            <text:p>-1.81442092490553</text:p>
          </table:table-cell>
          <table:table-cell office:value-type="float" office:value="-1.57688790970008" calcext:value-type="float">
            <text:p>-1.57688790970008</text:p>
          </table:table-cell>
          <table:table-cell office:value-type="float" office:value="-2.18200362677701" calcext:value-type="float">
            <text:p>-2.18200362677701</text:p>
          </table:table-cell>
          <table:table-cell office:value-type="float" office:value="-2.10614063324314" calcext:value-type="float">
            <text:p>-2.10614063324314</text:p>
          </table:table-cell>
          <table:table-cell office:value-type="float" office:value="0.618324830417295" calcext:value-type="float">
            <text:p>0.618324830417295</text:p>
          </table:table-cell>
          <table:table-cell office:value-type="float" office:value="0.124875536749145" calcext:value-type="float">
            <text:p>0.124875536749145</text:p>
          </table:table-cell>
          <table:table-cell office:value-type="float" office:value="0.107163315325229" calcext:value-type="float">
            <text:p>0.107163315325229</text:p>
          </table:table-cell>
          <table:table-cell office:value-type="float" office:value="0.153472103019246" calcext:value-type="float">
            <text:p>0.153472103019246</text:p>
          </table:table-cell>
          <table:table-cell office:value-type="float" office:value="0.0606726592221146" calcext:value-type="float">
            <text:p>0.060672659222115</text:p>
          </table:table-cell>
          <table:table-cell office:value-type="float" office:value="0.0682821062258391" calcext:value-type="float">
            <text:p>0.068282106225839</text:p>
          </table:table-cell>
          <table:table-cell office:value-type="float" office:value="0.55355350848396" calcext:value-type="float">
            <text:p>0.5535535084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0077047141474" calcext:value-type="float">
            <text:p>0.780077047141474</text:p>
          </table:table-cell>
          <table:table-cell office:value-type="float" office:value="0.809630688106378" calcext:value-type="float">
            <text:p>0.80963068810637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WCHB1-41</text:p>
          </table:table-cell>
          <table:table-cell office:value-type="float" office:value="0.122684222620908" calcext:value-type="float">
            <text:p>0.122684222620908</text:p>
          </table:table-cell>
          <table:table-cell office:value-type="float" office:value="-1.87683893359796" calcext:value-type="float">
            <text:p>-1.87683893359796</text:p>
          </table:table-cell>
          <table:table-cell office:value-type="float" office:value="-2.05050407533763" calcext:value-type="float">
            <text:p>-2.05050407533763</text:p>
          </table:table-cell>
          <table:table-cell office:value-type="float" office:value="-1.99952315621887" calcext:value-type="float">
            <text:p>-1.99952315621887</text:p>
          </table:table-cell>
          <table:table-cell office:value-type="float" office:value="-2.17318829795854" calcext:value-type="float">
            <text:p>-2.17318829795854</text:p>
          </table:table-cell>
          <table:table-cell office:value-type="float" office:value="-0.17366514173967" calcext:value-type="float">
            <text:p>-0.17366514173967</text:p>
          </table:table-cell>
          <table:table-cell office:value-type="float" office:value="0.43477393632904" calcext:value-type="float">
            <text:p>0.43477393632904</text:p>
          </table:table-cell>
          <table:table-cell office:value-type="float" office:value="1.02124980751897" calcext:value-type="float">
            <text:p>1.02124980751897</text:p>
          </table:table-cell>
          <table:table-cell office:value-type="float" office:value="0.78451871005165" calcext:value-type="float">
            <text:p>0.78451871005165</text:p>
          </table:table-cell>
          <table:table-cell office:value-type="float" office:value="0.973555130543328" calcext:value-type="float">
            <text:p>0.973555130543328</text:p>
          </table:table-cell>
          <table:table-cell office:value-type="float" office:value="0.721337666610317" calcext:value-type="float">
            <text:p>0.721337666610317</text:p>
          </table:table-cell>
          <table:table-cell office:value-type="float" office:value="1.17228444624899" calcext:value-type="float">
            <text:p>1.17228444624899</text:p>
          </table:table-cell>
          <table:table-cell office:value-type="float" office:value="0.282179340502279" calcext:value-type="float">
            <text:p>0.282179340502279</text:p>
          </table:table-cell>
          <table:table-cell office:value-type="float" office:value="-1.83778632786974" calcext:value-type="float">
            <text:p>-1.83778632786974</text:p>
          </table:table-cell>
          <table:table-cell office:value-type="float" office:value="-2.61370958916025" calcext:value-type="float">
            <text:p>-2.61370958916025</text:p>
          </table:table-cell>
          <table:table-cell office:value-type="float" office:value="-2.05383659690947" calcext:value-type="float">
            <text:p>-2.05383659690947</text:p>
          </table:table-cell>
          <table:table-cell office:value-type="float" office:value="-3.01271983781286" calcext:value-type="float">
            <text:p>-3.01271983781286</text:p>
          </table:table-cell>
          <table:table-cell office:value-type="float" office:value="-0.148142494166287" calcext:value-type="float">
            <text:p>-0.148142494166287</text:p>
          </table:table-cell>
          <table:table-cell office:value-type="float" office:value="0.784968571148655" calcext:value-type="float">
            <text:p>0.784968571148655</text:p>
          </table:table-cell>
          <table:table-cell office:value-type="float" office:value="0.103395743469282" calcext:value-type="float">
            <text:p>0.103395743469282</text:p>
          </table:table-cell>
          <table:table-cell office:value-type="float" office:value="0.030951416035295" calcext:value-type="float">
            <text:p>0.030951416035295</text:p>
          </table:table-cell>
          <table:table-cell office:value-type="float" office:value="0.0740656091657139" calcext:value-type="float">
            <text:p>0.074065609165714</text:p>
          </table:table-cell>
          <table:table-cell office:value-type="float" office:value="0.0167440461790395" calcext:value-type="float">
            <text:p>0.01674404617904</text:p>
          </table:table-cell>
          <table:table-cell office:value-type="float" office:value="0.885896218411801" calcext:value-type="float">
            <text:p>0.8858962184118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6995361561354" calcext:value-type="float">
            <text:p>0.366995361561354</text:p>
          </table:table-cell>
          <table:table-cell office:value-type="float" office:value="0.804140899513465" calcext:value-type="float">
            <text:p>0.804140899513465</text:p>
          </table:table-cell>
          <table:table-cell office:value-type="float" office:value="0.215280593730508" calcext:value-type="float">
            <text:p>0.2152805937305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Methylacidiphilaceae</text:p>
          </table:table-cell>
          <table:table-cell office:value-type="float" office:value="0.265381482411428" calcext:value-type="float">
            <text:p>0.265381482411428</text:p>
          </table:table-cell>
          <table:table-cell office:value-type="float" office:value="-1.21935311216727" calcext:value-type="float">
            <text:p>-1.21935311216727</text:p>
          </table:table-cell>
          <table:table-cell office:value-type="float" office:value="-0.133639704743678" calcext:value-type="float">
            <text:p>-0.133639704743678</text:p>
          </table:table-cell>
          <table:table-cell office:value-type="float" office:value="-1.48473459457869" calcext:value-type="float">
            <text:p>-1.48473459457869</text:p>
          </table:table-cell>
          <table:table-cell office:value-type="float" office:value="-0.399021187155105" calcext:value-type="float">
            <text:p>-0.399021187155105</text:p>
          </table:table-cell>
          <table:table-cell office:value-type="float" office:value="1.08571340742359" calcext:value-type="float">
            <text:p>1.08571340742359</text:p>
          </table:table-cell>
          <table:table-cell office:value-type="float" office:value="1.54385474950438" calcext:value-type="float">
            <text:p>1.54385474950438</text:p>
          </table:table-cell>
          <table:table-cell office:value-type="float" office:value="1.56754073447227" calcext:value-type="float">
            <text:p>1.56754073447227</text:p>
          </table:table-cell>
          <table:table-cell office:value-type="float" office:value="1.68164919550761" calcext:value-type="float">
            <text:p>1.68164919550761</text:p>
          </table:table-cell>
          <table:table-cell office:value-type="float" office:value="0.542728127218939" calcext:value-type="float">
            <text:p>0.542728127218939</text:p>
          </table:table-cell>
          <table:table-cell office:value-type="float" office:value="0.815667752578282" calcext:value-type="float">
            <text:p>0.815667752578282</text:p>
          </table:table-cell>
          <table:table-cell office:value-type="float" office:value="0.859657111445459" calcext:value-type="float">
            <text:p>0.859657111445459</text:p>
          </table:table-cell>
          <table:table-cell office:value-type="float" office:value="0.171895369364652" calcext:value-type="float">
            <text:p>0.171895369364652</text:p>
          </table:table-cell>
          <table:table-cell office:value-type="float" office:value="-0.777876507673514" calcext:value-type="float">
            <text:p>-0.777876507673514</text:p>
          </table:table-cell>
          <table:table-cell office:value-type="float" office:value="-0.0794694310208605" calcext:value-type="float">
            <text:p>-0.079469431020861</text:p>
          </table:table-cell>
          <table:table-cell office:value-type="float" office:value="-2.73568757563167" calcext:value-type="float">
            <text:p>-2.73568757563167</text:p>
          </table:table-cell>
          <table:table-cell office:value-type="float" office:value="-0.48919573673695" calcext:value-type="float">
            <text:p>-0.48919573673695</text:p>
          </table:table-cell>
          <table:table-cell office:value-type="float" office:value="1.26296100267004" calcext:value-type="float">
            <text:p>1.2629610026700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Opitutales</text:p>
          </table:table-cell>
          <table:table-cell office:value-type="float" office:value="-0.165193761107978" calcext:value-type="float">
            <text:p>-0.165193761107978</text:p>
          </table:table-cell>
          <table:table-cell office:value-type="float" office:value="-1.59963567245901" calcext:value-type="float">
            <text:p>-1.59963567245901</text:p>
          </table:table-cell>
          <table:table-cell office:value-type="float" office:value="-0.978216439345572" calcext:value-type="float">
            <text:p>-0.978216439345572</text:p>
          </table:table-cell>
          <table:table-cell office:value-type="float" office:value="-1.43444191135103" calcext:value-type="float">
            <text:p>-1.43444191135103</text:p>
          </table:table-cell>
          <table:table-cell office:value-type="float" office:value="-0.813022678237594" calcext:value-type="float">
            <text:p>-0.813022678237594</text:p>
          </table:table-cell>
          <table:table-cell office:value-type="float" office:value="0.621419233113439" calcext:value-type="float">
            <text:p>0.621419233113439</text:p>
          </table:table-cell>
          <table:table-cell office:value-type="float" office:value="0.90745335149814" calcext:value-type="float">
            <text:p>0.90745335149814</text:p>
          </table:table-cell>
          <table:table-cell office:value-type="float" office:value="0.970457558533571" calcext:value-type="float">
            <text:p>0.970457558533571</text:p>
          </table:table-cell>
          <table:table-cell office:value-type="float" office:value="1.16379520992846" calcext:value-type="float">
            <text:p>1.16379520992846</text:p>
          </table:table-cell>
          <table:table-cell office:value-type="float" office:value="0.520507162893893" calcext:value-type="float">
            <text:p>0.520507162893893</text:p>
          </table:table-cell>
          <table:table-cell office:value-type="float" office:value="0.826776344824488" calcext:value-type="float">
            <text:p>0.826776344824488</text:p>
          </table:table-cell>
          <table:table-cell office:value-type="float" office:value="0.895474964547348" calcext:value-type="float">
            <text:p>0.895474964547348</text:p>
          </table:table-cell>
          <table:table-cell office:value-type="float" office:value="-0.182041050193109" calcext:value-type="float">
            <text:p>-0.182041050193109</text:p>
          </table:table-cell>
          <table:table-cell office:value-type="float" office:value="-1.64833140655442" calcext:value-type="float">
            <text:p>-1.64833140655442</text:p>
          </table:table-cell>
          <table:table-cell office:value-type="float" office:value="-0.840540011679291" calcext:value-type="float">
            <text:p>-0.840540011679291</text:p>
          </table:table-cell>
          <table:table-cell office:value-type="float" office:value="-2.75585431596346" calcext:value-type="float">
            <text:p>-2.75585431596346</text:p>
          </table:table-cell>
          <table:table-cell office:value-type="float" office:value="-0.983364707187148" calcext:value-type="float">
            <text:p>-0.983364707187148</text:p>
          </table:table-cell>
          <table:table-cell office:value-type="float" office:value="0.693954892895927" calcext:value-type="float">
            <text:p>0.693954892895927</text:p>
          </table:table-cell>
          <table:table-cell office:value-type="float" office:value="0.860710031997496" calcext:value-type="float">
            <text:p>0.860710031997496</text:p>
          </table:table-cell>
          <table:table-cell office:value-type="float" office:value="0.143274769715807" calcext:value-type="float">
            <text:p>0.143274769715807</text:p>
          </table:table-cell>
          <table:table-cell office:value-type="float" office:value="0.428379095854118" calcext:value-type="float">
            <text:p>0.428379095854118</text:p>
          </table:table-cell>
          <table:table-cell office:value-type="float" office:value="0.0282643738933542" calcext:value-type="float">
            <text:p>0.028264373893354</text:p>
          </table:table-cell>
          <table:table-cell office:value-type="float" office:value="0.358187535123674" calcext:value-type="float">
            <text:p>0.358187535123674</text:p>
          </table:table-cell>
          <table:table-cell office:value-type="float" office:value="0.510076563121856" calcext:value-type="float">
            <text:p>0.5100765631218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3399092914554" calcext:value-type="float">
            <text:p>0.3633990929145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Hyphomicrobium</text:p>
          </table:table-cell>
          <table:table-cell office:value-type="float" office:value="1.37008042322636" calcext:value-type="float">
            <text:p>1.37008042322636</text:p>
          </table:table-cell>
          <table:table-cell office:value-type="float" office:value="0.693143343850681" calcext:value-type="float">
            <text:p>0.693143343850681</text:p>
          </table:table-cell>
          <table:table-cell office:value-type="float" office:value="2.25169686729047" calcext:value-type="float">
            <text:p>2.25169686729047</text:p>
          </table:table-cell>
          <table:table-cell office:value-type="float" office:value="-0.676937079375684" calcext:value-type="float">
            <text:p>-0.676937079375684</text:p>
          </table:table-cell>
          <table:table-cell office:value-type="float" office:value="0.881616444064108" calcext:value-type="float">
            <text:p>0.881616444064108</text:p>
          </table:table-cell>
          <table:table-cell office:value-type="float" office:value="1.55855352343979" calcext:value-type="float">
            <text:p>1.55855352343979</text:p>
          </table:table-cell>
          <table:table-cell office:value-type="float" office:value="0.580347169440145" calcext:value-type="float">
            <text:p>0.580347169440145</text:p>
          </table:table-cell>
          <table:table-cell office:value-type="float" office:value="0.929377026467914" calcext:value-type="float">
            <text:p>0.929377026467914</text:p>
          </table:table-cell>
          <table:table-cell office:value-type="float" office:value="0.810441554041067" calcext:value-type="float">
            <text:p>0.810441554041067</text:p>
          </table:table-cell>
          <table:table-cell office:value-type="float" office:value="0.828971868943129" calcext:value-type="float">
            <text:p>0.828971868943129</text:p>
          </table:table-cell>
          <table:table-cell office:value-type="float" office:value="0.693013863273471" calcext:value-type="float">
            <text:p>0.693013863273471</text:p>
          </table:table-cell>
          <table:table-cell office:value-type="float" office:value="1.0035970480917" calcext:value-type="float">
            <text:p>1.0035970480917</text:p>
          </table:table-cell>
          <table:table-cell office:value-type="float" office:value="2.36079453019142" calcext:value-type="float">
            <text:p>2.36079453019142</text:p>
          </table:table-cell>
          <table:table-cell office:value-type="float" office:value="0.745815018136357" calcext:value-type="float">
            <text:p>0.745815018136357</text:p>
          </table:table-cell>
          <table:table-cell office:value-type="float" office:value="2.778358113627" calcext:value-type="float">
            <text:p>2.778358113627</text:p>
          </table:table-cell>
          <table:table-cell office:value-type="float" office:value="-0.81659837292033" calcext:value-type="float">
            <text:p>-0.81659837292033</text:p>
          </table:table-cell>
          <table:table-cell office:value-type="float" office:value="1.27214835198212" calcext:value-type="float">
            <text:p>1.27214835198212</text:p>
          </table:table-cell>
          <table:table-cell office:value-type="float" office:value="1.55296742492748" calcext:value-type="float">
            <text:p>1.55296742492748</text:p>
          </table:table-cell>
          <table:table-cell office:value-type="float" office:value="0.0502824799654764" calcext:value-type="float">
            <text:p>0.050282479965476</text:p>
          </table:table-cell>
          <table:table-cell office:value-type="float" office:value="0.480069238658986" calcext:value-type="float">
            <text:p>0.480069238658986</text:p>
          </table:table-cell>
          <table:table-cell office:value-type="float" office:value="0.0273628350695691" calcext:value-type="float">
            <text:p>0.027362835069569</text:p>
          </table:table-cell>
          <table:table-cell office:value-type="float" office:value="0.441058690050146" calcext:value-type="float">
            <text:p>0.441058690050146</text:p>
          </table:table-cell>
          <table:table-cell office:value-type="float" office:value="0.243948435108295" calcext:value-type="float">
            <text:p>0.243948435108295</text:p>
          </table:table-cell>
          <table:table-cell office:value-type="float" office:value="0.164374625367547" calcext:value-type="float">
            <text:p>0.164374625367547</text:p>
          </table:table-cell>
          <table:table-cell office:value-type="float" office:value="0.596206548162077" calcext:value-type="float">
            <text:p>0.596206548162077</text:p>
          </table:table-cell>
          <table:table-cell office:value-type="float" office:value="1" calcext:value-type="float">
            <text:p>1</text:p>
          </table:table-cell>
          <table:table-cell office:value-type="float" office:value="0.351807879465888" calcext:value-type="float">
            <text:p>0.3518078794658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Undibacterium</text:p>
          </table:table-cell>
          <table:table-cell office:value-type="float" office:value="0.195994737284954" calcext:value-type="float">
            <text:p>0.195994737284954</text:p>
          </table:table-cell>
          <table:table-cell office:value-type="float" office:value="-1.77172562052757" calcext:value-type="float">
            <text:p>-1.77172562052757</text:p>
          </table:table-cell>
          <table:table-cell office:value-type="float" office:value="-0.686012213103981" calcext:value-type="float">
            <text:p>-0.686012213103981</text:p>
          </table:table-cell>
          <table:table-cell office:value-type="float" office:value="-1.96772035781252" calcext:value-type="float">
            <text:p>-1.96772035781252</text:p>
          </table:table-cell>
          <table:table-cell office:value-type="float" office:value="-0.882006950388935" calcext:value-type="float">
            <text:p>-0.882006950388935</text:p>
          </table:table-cell>
          <table:table-cell office:value-type="float" office:value="1.08571340742359" calcext:value-type="float">
            <text:p>1.08571340742359</text:p>
          </table:table-cell>
          <table:table-cell office:value-type="float" office:value="1.27049505194615" calcext:value-type="float">
            <text:p>1.27049505194615</text:p>
          </table:table-cell>
          <table:table-cell office:value-type="float" office:value="1.31212462528807" calcext:value-type="float">
            <text:p>1.31212462528807</text:p>
          </table:table-cell>
          <table:table-cell office:value-type="float" office:value="1.61441682315122" calcext:value-type="float">
            <text:p>1.61441682315122</text:p>
          </table:table-cell>
          <table:table-cell office:value-type="float" office:value="0.550947686962127" calcext:value-type="float">
            <text:p>0.550947686962127</text:p>
          </table:table-cell>
          <table:table-cell office:value-type="float" office:value="1.09005229248658" calcext:value-type="float">
            <text:p>1.09005229248658</text:p>
          </table:table-cell>
          <table:table-cell office:value-type="float" office:value="1.13830020452557" calcext:value-type="float">
            <text:p>1.13830020452557</text:p>
          </table:table-cell>
          <table:table-cell office:value-type="float" office:value="0.154266431014217" calcext:value-type="float">
            <text:p>0.154266431014217</text:p>
          </table:table-cell>
          <table:table-cell office:value-type="float" office:value="-1.35027236466856" calcext:value-type="float">
            <text:p>-1.35027236466856</text:p>
          </table:table-cell>
          <table:table-cell office:value-type="float" office:value="-0.4249288060347" calcext:value-type="float">
            <text:p>-0.4249288060347</text:p>
          </table:table-cell>
          <table:table-cell office:value-type="float" office:value="-3.57151940987781" calcext:value-type="float">
            <text:p>-3.57151940987781</text:p>
          </table:table-cell>
          <table:table-cell office:value-type="float" office:value="-0.809141870044545" calcext:value-type="float">
            <text:p>-0.809141870044545</text:p>
          </table:table-cell>
          <table:table-cell office:value-type="float" office:value="0.953802347664602" calcext:value-type="float">
            <text:p>0.953802347664602</text:p>
          </table:table-cell>
          <table:table-cell office:value-type="float" office:value="0.882457882771651" calcext:value-type="float">
            <text:p>0.882457882771651</text:p>
          </table:table-cell>
          <table:table-cell office:value-type="float" office:value="0.225634141868162" calcext:value-type="float">
            <text:p>0.225634141868162</text:p>
          </table:table-cell>
          <table:table-cell office:value-type="float" office:value="0.685705384123421" calcext:value-type="float">
            <text:p>0.685705384123421</text:p>
          </table:table-cell>
          <table:table-cell office:value-type="float" office:value="0.0117626248927952" calcext:value-type="float">
            <text:p>0.011762624892795</text:p>
          </table:table-cell>
          <table:table-cell office:value-type="float" office:value="0.44932132516714" calcext:value-type="float">
            <text:p>0.44932132516714</text:p>
          </table:table-cell>
          <table:table-cell office:value-type="float" office:value="0.377013155365134" calcext:value-type="float">
            <text:p>0.3770131553651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1233748621653" calcext:value-type="float">
            <text:p>0.1512337486216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Erysipelotrichaceae</text:p>
          </table:table-cell>
          <table:table-cell office:value-type="float" office:value="1.03297482975706" calcext:value-type="float">
            <text:p>1.03297482975706</text:p>
          </table:table-cell>
          <table:table-cell office:value-type="float" office:value="0.123519407376585" calcext:value-type="float">
            <text:p>0.123519407376585</text:p>
          </table:table-cell>
          <table:table-cell office:value-type="float" office:value="0.849685653490051" calcext:value-type="float">
            <text:p>0.849685653490051</text:p>
          </table:table-cell>
          <table:table-cell office:value-type="float" office:value="-0.909455422380472" calcext:value-type="float">
            <text:p>-0.909455422380472</text:p>
          </table:table-cell>
          <table:table-cell office:value-type="float" office:value="-0.183289176267007" calcext:value-type="float">
            <text:p>-0.183289176267007</text:p>
          </table:table-cell>
          <table:table-cell office:value-type="float" office:value="0.726166246113465" calcext:value-type="float">
            <text:p>0.726166246113465</text:p>
          </table:table-cell>
          <table:table-cell office:value-type="float" office:value="0.558136982330312" calcext:value-type="float">
            <text:p>0.558136982330312</text:p>
          </table:table-cell>
          <table:table-cell office:value-type="float" office:value="0.671335446685002" calcext:value-type="float">
            <text:p>0.671335446685002</text:p>
          </table:table-cell>
          <table:table-cell office:value-type="float" office:value="0.781634089491988" calcext:value-type="float">
            <text:p>0.781634089491988</text:p>
          </table:table-cell>
          <table:table-cell office:value-type="float" office:value="0.500445189459532" calcext:value-type="float">
            <text:p>0.500445189459532</text:p>
          </table:table-cell>
          <table:table-cell office:value-type="float" office:value="0.640863445309064" calcext:value-type="float">
            <text:p>0.640863445309064</text:p>
          </table:table-cell>
          <table:table-cell office:value-type="float" office:value="0.741539173924324" calcext:value-type="float">
            <text:p>0.741539173924324</text:p>
          </table:table-cell>
          <table:table-cell office:value-type="float" office:value="1.8507550340854" calcext:value-type="float">
            <text:p>1.8507550340854</text:p>
          </table:table-cell>
          <table:table-cell office:value-type="float" office:value="0.183990593654058" calcext:value-type="float">
            <text:p>0.183990593654058</text:p>
          </table:table-cell>
          <table:table-cell office:value-type="float" office:value="1.08706319864106" calcext:value-type="float">
            <text:p>1.08706319864106</text:p>
          </table:table-cell>
          <table:table-cell office:value-type="float" office:value="-1.81729276559269" calcext:value-type="float">
            <text:p>-1.81729276559269</text:p>
          </table:table-cell>
          <table:table-cell office:value-type="float" office:value="-0.286003481098244" calcext:value-type="float">
            <text:p>-0.286003481098244</text:p>
          </table:table-cell>
          <table:table-cell office:value-type="float" office:value="0.979268893200202" calcext:value-type="float">
            <text:p>0.97926889320020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Acidaminococcaceae</text:p>
          </table:table-cell>
          <table:table-cell office:value-type="float" office:value="0.553325738082564" calcext:value-type="float">
            <text:p>0.553325738082564</text:p>
          </table:table-cell>
          <table:table-cell office:value-type="float" office:value="0.366714266297377" calcext:value-type="float">
            <text:p>0.366714266297377</text:p>
          </table:table-cell>
          <table:table-cell office:value-type="float" office:value="0.6573750966812" calcext:value-type="float">
            <text:p>0.6573750966812</text:p>
          </table:table-cell>
          <table:table-cell office:value-type="float" office:value="-0.186611471785187" calcext:value-type="float">
            <text:p>-0.186611471785187</text:p>
          </table:table-cell>
          <table:table-cell office:value-type="float" office:value="0.104049358598636" calcext:value-type="float">
            <text:p>0.104049358598636</text:p>
          </table:table-cell>
          <table:table-cell office:value-type="float" office:value="0.290660830383823" calcext:value-type="float">
            <text:p>0.290660830383823</text:p>
          </table:table-cell>
          <table:table-cell office:value-type="float" office:value="0.257069476837458" calcext:value-type="float">
            <text:p>0.257069476837458</text:p>
          </table:table-cell>
          <table:table-cell office:value-type="float" office:value="0.458847727401635" calcext:value-type="float">
            <text:p>0.458847727401635</text:p>
          </table:table-cell>
          <table:table-cell office:value-type="float" office:value="0.453453540401252" calcext:value-type="float">
            <text:p>0.453453540401252</text:p>
          </table:table-cell>
          <table:table-cell office:value-type="float" office:value="0.471968671338286" calcext:value-type="float">
            <text:p>0.471968671338286</text:p>
          </table:table-cell>
          <table:table-cell office:value-type="float" office:value="0.466726154276372" calcext:value-type="float">
            <text:p>0.466726154276372</text:p>
          </table:table-cell>
          <table:table-cell office:value-type="float" office:value="0.601905162052771" calcext:value-type="float">
            <text:p>0.601905162052771</text:p>
          </table:table-cell>
          <table:table-cell office:value-type="float" office:value="2.15243655096566" calcext:value-type="float">
            <text:p>2.15243655096566</text:p>
          </table:table-cell>
          <table:table-cell office:value-type="float" office:value="0.799206892391095" calcext:value-type="float">
            <text:p>0.799206892391095</text:p>
          </table:table-cell>
          <table:table-cell office:value-type="float" office:value="1.44970771669244" calcext:value-type="float">
            <text:p>1.44970771669244</text:p>
          </table:table-cell>
          <table:table-cell office:value-type="float" office:value="-0.395389531377247" calcext:value-type="float">
            <text:p>-0.395389531377247</text:p>
          </table:table-cell>
          <table:table-cell office:value-type="float" office:value="0.222934493053978" calcext:value-type="float">
            <text:p>0.222934493053978</text:p>
          </table:table-cell>
          <table:table-cell office:value-type="float" office:value="0.482901375014856" calcext:value-type="float">
            <text:p>0.48290137501485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Desulfovibrionales</text:p>
          </table:table-cell>
          <table:table-cell office:value-type="float" office:value="1.1463541542538" calcext:value-type="float">
            <text:p>1.1463541542538</text:p>
          </table:table-cell>
          <table:table-cell office:value-type="float" office:value="0.806479307668521" calcext:value-type="float">
            <text:p>0.806479307668521</text:p>
          </table:table-cell>
          <table:table-cell office:value-type="float" office:value="1.15235600022348" calcext:value-type="float">
            <text:p>1.15235600022348</text:p>
          </table:table-cell>
          <table:table-cell office:value-type="float" office:value="-0.339874846585278" calcext:value-type="float">
            <text:p>-0.339874846585278</text:p>
          </table:table-cell>
          <table:table-cell office:value-type="float" office:value="0.00600184596968556" calcext:value-type="float">
            <text:p>0.006001845969686</text:p>
          </table:table-cell>
          <table:table-cell office:value-type="float" office:value="0.345876692554963" calcext:value-type="float">
            <text:p>0.345876692554963</text:p>
          </table:table-cell>
          <table:table-cell office:value-type="float" office:value="0.344977109338677" calcext:value-type="float">
            <text:p>0.344977109338677</text:p>
          </table:table-cell>
          <table:table-cell office:value-type="float" office:value="0.561760754476571" calcext:value-type="float">
            <text:p>0.561760754476571</text:p>
          </table:table-cell>
          <table:table-cell office:value-type="float" office:value="0.452146891374201" calcext:value-type="float">
            <text:p>0.452146891374201</text:p>
          </table:table-cell>
          <table:table-cell office:value-type="float" office:value="0.533930792671592" calcext:value-type="float">
            <text:p>0.533930792671592</text:p>
          </table:table-cell>
          <table:table-cell office:value-type="float" office:value="0.417065651273492" calcext:value-type="float">
            <text:p>0.417065651273492</text:p>
          </table:table-cell>
          <table:table-cell office:value-type="float" office:value="0.608695077008677" calcext:value-type="float">
            <text:p>0.608695077008677</text:p>
          </table:table-cell>
          <table:table-cell office:value-type="float" office:value="3.32298614378028" calcext:value-type="float">
            <text:p>3.32298614378028</text:p>
          </table:table-cell>
          <table:table-cell office:value-type="float" office:value="1.43562771382983" calcext:value-type="float">
            <text:p>1.43562771382983</text:p>
          </table:table-cell>
          <table:table-cell office:value-type="float" office:value="2.54863192074848" calcext:value-type="float">
            <text:p>2.54863192074848</text:p>
          </table:table-cell>
          <table:table-cell office:value-type="float" office:value="-0.636552248437798" calcext:value-type="float">
            <text:p>-0.636552248437798</text:p>
          </table:table-cell>
          <table:table-cell office:value-type="float" office:value="0.0143906503720917" calcext:value-type="float">
            <text:p>0.014390650372092</text:p>
          </table:table-cell>
          <table:table-cell office:value-type="float" office:value="0.568226531837111" calcext:value-type="float">
            <text:p>0.568226531837111</text:p>
          </table:table-cell>
          <table:table-cell office:value-type="float" office:value="0.0104933334201233" calcext:value-type="float">
            <text:p>0.010493333420123</text:p>
          </table:table-cell>
          <table:table-cell office:value-type="float" office:value="0.189030225591629" calcext:value-type="float">
            <text:p>0.189030225591629</text:p>
          </table:table-cell>
          <table:table-cell office:value-type="float" office:value="0.0342475101593054" calcext:value-type="float">
            <text:p>0.034247510159306</text:p>
          </table:table-cell>
          <table:table-cell office:value-type="float" office:value="0.542197010958009" calcext:value-type="float">
            <text:p>0.542197010958009</text:p>
          </table:table-cell>
          <table:table-cell office:value-type="float" office:value="0.988870731322805" calcext:value-type="float">
            <text:p>0.988870731322805</text:p>
          </table:table-cell>
          <table:table-cell office:value-type="float" office:value="0.585472793517929" calcext:value-type="float">
            <text:p>0.585472793517929</text:p>
          </table:table-cell>
          <table:table-cell office:value-type="float" office:value="0.134914286830157" calcext:value-type="float">
            <text:p>0.134914286830157</text:p>
          </table:table-cell>
          <table:table-cell office:value-type="float" office:value="1" calcext:value-type="float">
            <text:p>1</text:p>
          </table:table-cell>
          <table:table-cell office:value-type="float" office:value="0.406077620460336" calcext:value-type="float">
            <text:p>0.40607762046033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Synergistaceae</text:p>
          </table:table-cell>
          <table:table-cell office:value-type="float" office:value="0.718194299487225" calcext:value-type="float">
            <text:p>0.718194299487225</text:p>
          </table:table-cell>
          <table:table-cell office:value-type="float" office:value="1.70619882462622" calcext:value-type="float">
            <text:p>1.70619882462622</text:p>
          </table:table-cell>
          <table:table-cell office:value-type="float" office:value="0.910400907021547" calcext:value-type="float">
            <text:p>0.910400907021547</text:p>
          </table:table-cell>
          <table:table-cell office:value-type="float" office:value="0.98800452513899" calcext:value-type="float">
            <text:p>0.98800452513899</text:p>
          </table:table-cell>
          <table:table-cell office:value-type="float" office:value="0.192206607534322" calcext:value-type="float">
            <text:p>0.192206607534322</text:p>
          </table:table-cell>
          <table:table-cell office:value-type="float" office:value="-0.795797917604669" calcext:value-type="float">
            <text:p>-0.795797917604669</text:p>
          </table:table-cell>
          <table:table-cell office:value-type="float" office:value="0.404502548448324" calcext:value-type="float">
            <text:p>0.404502548448324</text:p>
          </table:table-cell>
          <table:table-cell office:value-type="float" office:value="0.855397263207567" calcext:value-type="float">
            <text:p>0.855397263207567</text:p>
          </table:table-cell>
          <table:table-cell office:value-type="float" office:value="0.482906435287016" calcext:value-type="float">
            <text:p>0.482906435287016</text:p>
          </table:table-cell>
          <table:table-cell office:value-type="float" office:value="0.829031887250888" calcext:value-type="float">
            <text:p>0.829031887250888</text:p>
          </table:table-cell>
          <table:table-cell office:value-type="float" office:value="0.434497430852458" calcext:value-type="float">
            <text:p>0.434497430852458</text:p>
          </table:table-cell>
          <table:table-cell office:value-type="float" office:value="0.869982863980201" calcext:value-type="float">
            <text:p>0.869982863980201</text:p>
          </table:table-cell>
          <table:table-cell office:value-type="float" office:value="1.77550006110524" calcext:value-type="float">
            <text:p>1.77550006110524</text:p>
          </table:table-cell>
          <table:table-cell office:value-type="float" office:value="1.99462740648516" calcext:value-type="float">
            <text:p>1.99462740648516</text:p>
          </table:table-cell>
          <table:table-cell office:value-type="float" office:value="1.88525320951759" calcext:value-type="float">
            <text:p>1.88525320951759</text:p>
          </table:table-cell>
          <table:table-cell office:value-type="float" office:value="1.19175696415643" calcext:value-type="float">
            <text:p>1.19175696415643</text:p>
          </table:table-cell>
          <table:table-cell office:value-type="float" office:value="0.442365348759885" calcext:value-type="float">
            <text:p>0.442365348759885</text:p>
          </table:table-cell>
          <table:table-cell office:value-type="float" office:value="-0.914728267133752" calcext:value-type="float">
            <text:p>-0.91472826713375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Oscillospirales</text:p>
          </table:table-cell>
          <table:table-cell office:value-type="float" office:value="0.946082750802697" calcext:value-type="float">
            <text:p>0.946082750802697</text:p>
          </table:table-cell>
          <table:table-cell office:value-type="float" office:value="0.709361506571856" calcext:value-type="float">
            <text:p>0.709361506571856</text:p>
          </table:table-cell>
          <table:table-cell office:value-type="float" office:value="1.15433501431593" calcext:value-type="float">
            <text:p>1.15433501431593</text:p>
          </table:table-cell>
          <table:table-cell office:value-type="float" office:value="-0.236721244230841" calcext:value-type="float">
            <text:p>-0.236721244230841</text:p>
          </table:table-cell>
          <table:table-cell office:value-type="float" office:value="0.20825226351323" calcext:value-type="float">
            <text:p>0.20825226351323</text:p>
          </table:table-cell>
          <table:table-cell office:value-type="float" office:value="0.444973507744071" calcext:value-type="float">
            <text:p>0.444973507744071</text:p>
          </table:table-cell>
          <table:table-cell office:value-type="float" office:value="0.502537338230233" calcext:value-type="float">
            <text:p>0.502537338230233</text:p>
          </table:table-cell>
          <table:table-cell office:value-type="float" office:value="0.64026429898648" calcext:value-type="float">
            <text:p>0.64026429898648</text:p>
          </table:table-cell>
          <table:table-cell office:value-type="float" office:value="0.768766177805386" calcext:value-type="float">
            <text:p>0.768766177805386</text:p>
          </table:table-cell>
          <table:table-cell office:value-type="float" office:value="0.517721017751881" calcext:value-type="float">
            <text:p>0.517721017751881</text:p>
          </table:table-cell>
          <table:table-cell office:value-type="float" office:value="0.670147831305078" calcext:value-type="float">
            <text:p>0.670147831305078</text:p>
          </table:table-cell>
          <table:table-cell office:value-type="float" office:value="0.778776419804824" calcext:value-type="float">
            <text:p>0.778776419804824</text:p>
          </table:table-cell>
          <table:table-cell office:value-type="float" office:value="1.8826118555379" calcext:value-type="float">
            <text:p>1.8826118555379</text:p>
          </table:table-cell>
          <table:table-cell office:value-type="float" office:value="1.10791981951009" calcext:value-type="float">
            <text:p>1.10791981951009</text:p>
          </table:table-cell>
          <table:table-cell office:value-type="float" office:value="1.50154240345385" calcext:value-type="float">
            <text:p>1.50154240345385</text:p>
          </table:table-cell>
          <table:table-cell office:value-type="float" office:value="-0.457237075787968" calcext:value-type="float">
            <text:p>-0.457237075787968</text:p>
          </table:table-cell>
          <table:table-cell office:value-type="float" office:value="0.310755707599127" calcext:value-type="float">
            <text:p>0.310755707599127</text:p>
          </table:table-cell>
          <table:table-cell office:value-type="float" office:value="0.571375168056051" calcext:value-type="float">
            <text:p>0.57137516805605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Lachnoclostridium</text:p>
          </table:table-cell>
          <table:table-cell office:value-type="float" office:value="-0.988778792877265" calcext:value-type="float">
            <text:p>-0.988778792877265</text:p>
          </table:table-cell>
          <table:table-cell office:value-type="float" office:value="-3.13857024703914" calcext:value-type="float">
            <text:p>-3.13857024703914</text:p>
          </table:table-cell>
          <table:table-cell office:value-type="float" office:value="-2.76396923148761" calcext:value-type="float">
            <text:p>-2.76396923148761</text:p>
          </table:table-cell>
          <table:table-cell office:value-type="float" office:value="-2.14979145416187" calcext:value-type="float">
            <text:p>-2.14979145416187</text:p>
          </table:table-cell>
          <table:table-cell office:value-type="float" office:value="-1.77519043861034" calcext:value-type="float">
            <text:p>-1.77519043861034</text:p>
          </table:table-cell>
          <table:table-cell office:value-type="float" office:value="0.374601015551531" calcext:value-type="float">
            <text:p>0.374601015551531</text:p>
          </table:table-cell>
          <table:table-cell office:value-type="float" office:value="0.394264705153222" calcext:value-type="float">
            <text:p>0.394264705153222</text:p>
          </table:table-cell>
          <table:table-cell office:value-type="float" office:value="0.548955998747693" calcext:value-type="float">
            <text:p>0.548955998747693</text:p>
          </table:table-cell>
          <table:table-cell office:value-type="float" office:value="0.738037693884859" calcext:value-type="float">
            <text:p>0.738037693884859</text:p>
          </table:table-cell>
          <table:table-cell office:value-type="float" office:value="0.48986339589949" calcext:value-type="float">
            <text:p>0.48986339589949</text:p>
          </table:table-cell>
          <table:table-cell office:value-type="float" office:value="0.695207232180437" calcext:value-type="float">
            <text:p>0.695207232180437</text:p>
          </table:table-cell>
          <table:table-cell office:value-type="float" office:value="0.793234597396951" calcext:value-type="float">
            <text:p>0.793234597396951</text:p>
          </table:table-cell>
          <table:table-cell office:value-type="float" office:value="-2.50790593211482" calcext:value-type="float">
            <text:p>-2.50790593211482</text:p>
          </table:table-cell>
          <table:table-cell office:value-type="float" office:value="-5.71734392956632" calcext:value-type="float">
            <text:p>-5.71734392956632</text:p>
          </table:table-cell>
          <table:table-cell office:value-type="float" office:value="-3.74502448098378" calcext:value-type="float">
            <text:p>-3.74502448098378</text:p>
          </table:table-cell>
          <table:table-cell office:value-type="float" office:value="-4.38855295610405" calcext:value-type="float">
            <text:p>-4.38855295610405</text:p>
          </table:table-cell>
          <table:table-cell office:value-type="float" office:value="-2.55346946412318" calcext:value-type="float">
            <text:p>-2.55346946412318</text:p>
          </table:table-cell>
          <table:table-cell office:value-type="float" office:value="0.472244928273183" calcext:value-type="float">
            <text:p>0.472244928273183</text:p>
          </table:table-cell>
          <table:table-cell office:value-type="float" office:value="0.0405208355907598" calcext:value-type="float">
            <text:p>0.04052083559076</text:p>
          </table:table-cell>
          <table:table-cell office:value-type="float" office:value="0.000722296522357415" calcext:value-type="float">
            <text:p>0.000722296522357</text:p>
          </table:table-cell>
          <table:table-cell office:value-type="float" office:value="0.00721505902999585" calcext:value-type="float">
            <text:p>0.007215059029996</text:p>
          </table:table-cell>
          <table:table-cell office:value-type="float" office:value="0.00320102130104206" calcext:value-type="float">
            <text:p>0.003201021301042</text:p>
          </table:table-cell>
          <table:table-cell office:value-type="float" office:value="0.0379111489236856" calcext:value-type="float">
            <text:p>0.037911148923686</text:p>
          </table:table-cell>
          <table:table-cell office:value-type="float" office:value="0.651119788099306" calcext:value-type="float">
            <text:p>0.651119788099306</text:p>
          </table:table-cell>
          <table:table-cell office:value-type="float" office:value="0.373695610819186" calcext:value-type="float">
            <text:p>0.373695610819186</text:p>
          </table:table-cell>
          <table:table-cell office:value-type="float" office:value="0.00928666957316677" calcext:value-type="float">
            <text:p>0.009286669573167</text:p>
          </table:table-cell>
          <table:table-cell office:value-type="float" office:value="0.0783349266113835" calcext:value-type="float">
            <text:p>0.078334926611384</text:p>
          </table:table-cell>
          <table:table-cell office:value-type="float" office:value="0.0379549668552131" calcext:value-type="float">
            <text:p>0.037954966855213</text:p>
          </table:table-cell>
          <table:table-cell office:value-type="float" office:value="0.373695610819186" calcext:value-type="float">
            <text:p>0.373695610819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Anaerocella</text:p>
          </table:table-cell>
          <table:table-cell office:value-type="float" office:value="0.36954577853871" calcext:value-type="float">
            <text:p>0.36954577853871</text:p>
          </table:table-cell>
          <table:table-cell office:value-type="float" office:value="-0.700008834374643" calcext:value-type="float">
            <text:p>-0.700008834374643</text:p>
          </table:table-cell>
          <table:table-cell office:value-type="float" office:value="-0.241389611867738" calcext:value-type="float">
            <text:p>-0.241389611867738</text:p>
          </table:table-cell>
          <table:table-cell office:value-type="float" office:value="-1.06955461291335" calcext:value-type="float">
            <text:p>-1.06955461291335</text:p>
          </table:table-cell>
          <table:table-cell office:value-type="float" office:value="-0.610935390406447" calcext:value-type="float">
            <text:p>-0.610935390406447</text:p>
          </table:table-cell>
          <table:table-cell office:value-type="float" office:value="0.458619222506906" calcext:value-type="float">
            <text:p>0.458619222506906</text:p>
          </table:table-cell>
          <table:table-cell office:value-type="float" office:value="0.460665975235945" calcext:value-type="float">
            <text:p>0.460665975235945</text:p>
          </table:table-cell>
          <table:table-cell office:value-type="float" office:value="0.556874203074221" calcext:value-type="float">
            <text:p>0.556874203074221</text:p>
          </table:table-cell>
          <table:table-cell office:value-type="float" office:value="0.606649149859892" calcext:value-type="float">
            <text:p>0.606649149859892</text:p>
          </table:table-cell>
          <table:table-cell office:value-type="float" office:value="0.484926219335113" calcext:value-type="float">
            <text:p>0.484926219335113</text:p>
          </table:table-cell>
          <table:table-cell office:value-type="float" office:value="0.541357323008406" calcext:value-type="float">
            <text:p>0.541357323008406</text:p>
          </table:table-cell>
          <table:table-cell office:value-type="float" office:value="0.625270732150717" calcext:value-type="float">
            <text:p>0.625270732150717</text:p>
          </table:table-cell>
          <table:table-cell office:value-type="float" office:value="0.802198986694068" calcext:value-type="float">
            <text:p>0.802198986694068</text:p>
          </table:table-cell>
          <table:table-cell office:value-type="float" office:value="-1.25703225344296" calcext:value-type="float">
            <text:p>-1.25703225344296</text:p>
          </table:table-cell>
          <table:table-cell office:value-type="float" office:value="-0.397906453711321" calcext:value-type="float">
            <text:p>-0.397906453711321</text:p>
          </table:table-cell>
          <table:table-cell office:value-type="float" office:value="-2.20560277062319" calcext:value-type="float">
            <text:p>-2.20560277062319</text:p>
          </table:table-cell>
          <table:table-cell office:value-type="float" office:value="-1.12852521697016" calcext:value-type="float">
            <text:p>-1.12852521697016</text:p>
          </table:table-cell>
          <table:table-cell office:value-type="float" office:value="0.733473036438813" calcext:value-type="float">
            <text:p>0.73347303643881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Propionivibrio</text:p>
          </table:table-cell>
          <table:table-cell office:value-type="float" office:value="-0.208409574731062" calcext:value-type="float">
            <text:p>-0.208409574731062</text:p>
          </table:table-cell>
          <table:table-cell office:value-type="float" office:value="-0.641862691254717" calcext:value-type="float">
            <text:p>-0.641862691254717</text:p>
          </table:table-cell>
          <table:table-cell office:value-type="float" office:value="-0.373963396563448" calcext:value-type="float">
            <text:p>-0.373963396563448</text:p>
          </table:table-cell>
          <table:table-cell office:value-type="float" office:value="-0.433453116523655" calcext:value-type="float">
            <text:p>-0.433453116523655</text:p>
          </table:table-cell>
          <table:table-cell office:value-type="float" office:value="-0.165553821832386" calcext:value-type="float">
            <text:p>-0.165553821832386</text:p>
          </table:table-cell>
          <table:table-cell office:value-type="float" office:value="0.267899294691269" calcext:value-type="float">
            <text:p>0.267899294691269</text:p>
          </table:table-cell>
          <table:table-cell office:value-type="float" office:value="0.279871768819881" calcext:value-type="float">
            <text:p>0.279871768819881</text:p>
          </table:table-cell>
          <table:table-cell office:value-type="float" office:value="0.386830251349483" calcext:value-type="float">
            <text:p>0.386830251349483</text:p>
          </table:table-cell>
          <table:table-cell office:value-type="float" office:value="0.526819018755922" calcext:value-type="float">
            <text:p>0.526819018755922</text:p>
          </table:table-cell>
          <table:table-cell office:value-type="float" office:value="0.444813046769363" calcext:value-type="float">
            <text:p>0.444813046769363</text:p>
          </table:table-cell>
          <table:table-cell office:value-type="float" office:value="0.570753258194898" calcext:value-type="float">
            <text:p>0.570753258194898</text:p>
          </table:table-cell>
          <table:table-cell office:value-type="float" office:value="0.630133889040121" calcext:value-type="float">
            <text:p>0.630133889040121</text:p>
          </table:table-cell>
          <table:table-cell office:value-type="float" office:value="-0.744660941008274" calcext:value-type="float">
            <text:p>-0.744660941008274</text:p>
          </table:table-cell>
          <table:table-cell office:value-type="float" office:value="-1.65928773413025" calcext:value-type="float">
            <text:p>-1.65928773413025</text:p>
          </table:table-cell>
          <table:table-cell office:value-type="float" office:value="-0.709851738926509" calcext:value-type="float">
            <text:p>-0.709851738926509</text:p>
          </table:table-cell>
          <table:table-cell office:value-type="float" office:value="-0.974461337570438" calcext:value-type="float">
            <text:p>-0.974461337570438</text:p>
          </table:table-cell>
          <table:table-cell office:value-type="float" office:value="-0.29006198292407" calcext:value-type="float">
            <text:p>-0.29006198292407</text:p>
          </table:table-cell>
          <table:table-cell office:value-type="float" office:value="0.425146622568354" calcext:value-type="float">
            <text:p>0.42514662256835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Paludibaculum</text:p>
          </table:table-cell>
          <table:table-cell office:value-type="float" office:value="2.10543634422386" calcext:value-type="float">
            <text:p>2.10543634422386</text:p>
          </table:table-cell>
          <table:table-cell office:value-type="float" office:value="1.98686241405065" calcext:value-type="float">
            <text:p>1.98686241405065</text:p>
          </table:table-cell>
          <table:table-cell office:value-type="float" office:value="3.37268852461402" calcext:value-type="float">
            <text:p>3.37268852461402</text:p>
          </table:table-cell>
          <table:table-cell office:value-type="float" office:value="-0.118573930173216" calcext:value-type="float">
            <text:p>-0.118573930173216</text:p>
          </table:table-cell>
          <table:table-cell office:value-type="float" office:value="1.26725218039015" calcext:value-type="float">
            <text:p>1.26725218039015</text:p>
          </table:table-cell>
          <table:table-cell office:value-type="float" office:value="1.38582611056337" calcext:value-type="float">
            <text:p>1.38582611056337</text:p>
          </table:table-cell>
          <table:table-cell office:value-type="float" office:value="0.404557909519727" calcext:value-type="float">
            <text:p>0.404557909519727</text:p>
          </table:table-cell>
          <table:table-cell office:value-type="float" office:value="0.547756047298716" calcext:value-type="float">
            <text:p>0.547756047298716</text:p>
          </table:table-cell>
          <table:table-cell office:value-type="float" office:value="0.457135580293259" calcext:value-type="float">
            <text:p>0.457135580293259</text:p>
          </table:table-cell>
          <table:table-cell office:value-type="float" office:value="0.50852670138426" calcext:value-type="float">
            <text:p>0.50852670138426</text:p>
          </table:table-cell>
          <table:table-cell office:value-type="float" office:value="0.409311198769956" calcext:value-type="float">
            <text:p>0.409311198769956</text:p>
          </table:table-cell>
          <table:table-cell office:value-type="float" office:value="0.551276013114882" calcext:value-type="float">
            <text:p>0.551276013114882</text:p>
          </table:table-cell>
          <table:table-cell office:value-type="float" office:value="5.20428916276373" calcext:value-type="float">
            <text:p>5.20428916276373</text:p>
          </table:table-cell>
          <table:table-cell office:value-type="float" office:value="3.62727609096961" calcext:value-type="float">
            <text:p>3.62727609096961</text:p>
          </table:table-cell>
          <table:table-cell office:value-type="float" office:value="7.37787358938543" calcext:value-type="float">
            <text:p>7.37787358938543</text:p>
          </table:table-cell>
          <table:table-cell office:value-type="float" office:value="-0.233171492962801" calcext:value-type="float">
            <text:p>-0.233171492962801</text:p>
          </table:table-cell>
          <table:table-cell office:value-type="float" office:value="3.09606036726687" calcext:value-type="float">
            <text:p>3.09606036726687</text:p>
          </table:table-cell>
          <table:table-cell office:value-type="float" office:value="2.51385164163595" calcext:value-type="float">
            <text:p>2.51385164163595</text:p>
          </table:table-cell>
          <table:table-cell office:value-type="float" office:value="0.00124711940282785" calcext:value-type="float">
            <text:p>0.001247119402828</text:p>
          </table:table-cell>
          <table:table-cell office:value-type="float" office:value="0.00842828695100319" calcext:value-type="float">
            <text:p>0.008428286951003</text:p>
          </table:table-cell>
          <table:table-cell office:value-type="float" office:value="0.000152264475449948" calcext:value-type="float">
            <text:p>0.00015226447545</text:p>
          </table:table-cell>
          <table:table-cell office:value-type="float" office:value="0.822299807714236" calcext:value-type="float">
            <text:p>0.822299807714236</text:p>
          </table:table-cell>
          <table:table-cell office:value-type="float" office:value="0.0174182578704066" calcext:value-type="float">
            <text:p>0.017418257870407</text:p>
          </table:table-cell>
          <table:table-cell office:value-type="float" office:value="0.0401700170545605" calcext:value-type="float">
            <text:p>0.040170017054561</text:p>
          </table:table-cell>
          <table:table-cell office:value-type="float" office:value="0.0147872729192445" calcext:value-type="float">
            <text:p>0.014787272919245</text:p>
          </table:table-cell>
          <table:table-cell office:value-type="float" office:value="0.0915071154680347" calcext:value-type="float">
            <text:p>0.091507115468035</text:p>
          </table:table-cell>
          <table:table-cell office:value-type="float" office:value="0.0019576861129279" calcext:value-type="float">
            <text:p>0.001957686112928</text:p>
          </table:table-cell>
          <table:table-cell office:value-type="float" office:value="1" calcext:value-type="float">
            <text:p>1</text:p>
          </table:table-cell>
          <table:table-cell office:value-type="float" office:value="0.171694256151151" calcext:value-type="float">
            <text:p>0.171694256151151</text:p>
          </table:table-cell>
          <table:table-cell office:value-type="float" office:value="0.355791579626108" calcext:value-type="float">
            <text:p>0.355791579626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Mucispirillum</text:p>
          </table:table-cell>
          <table:table-cell office:value-type="float" office:value="0.18304982940171" calcext:value-type="float">
            <text:p>0.18304982940171</text:p>
          </table:table-cell>
          <table:table-cell office:value-type="float" office:value="-0.676339106635653" calcext:value-type="float">
            <text:p>-0.676339106635653</text:p>
          </table:table-cell>
          <table:table-cell office:value-type="float" office:value="-0.535549357376327" calcext:value-type="float">
            <text:p>-0.535549357376327</text:p>
          </table:table-cell>
          <table:table-cell office:value-type="float" office:value="-0.859388936037363" calcext:value-type="float">
            <text:p>-0.859388936037363</text:p>
          </table:table-cell>
          <table:table-cell office:value-type="float" office:value="-0.718599186778038" calcext:value-type="float">
            <text:p>-0.718599186778038</text:p>
          </table:table-cell>
          <table:table-cell office:value-type="float" office:value="0.140789749259325" calcext:value-type="float">
            <text:p>0.140789749259325</text:p>
          </table:table-cell>
          <table:table-cell office:value-type="float" office:value="0.454013622590996" calcext:value-type="float">
            <text:p>0.454013622590996</text:p>
          </table:table-cell>
          <table:table-cell office:value-type="float" office:value="0.751625304808254" calcext:value-type="float">
            <text:p>0.751625304808254</text:p>
          </table:table-cell>
          <table:table-cell office:value-type="float" office:value="0.576056183249191" calcext:value-type="float">
            <text:p>0.576056183249191</text:p>
          </table:table-cell>
          <table:table-cell office:value-type="float" office:value="0.675229436336921" calcext:value-type="float">
            <text:p>0.675229436336921</text:p>
          </table:table-cell>
          <table:table-cell office:value-type="float" office:value="0.47205393667186" calcext:value-type="float">
            <text:p>0.47205393667186</text:p>
          </table:table-cell>
          <table:table-cell office:value-type="float" office:value="0.762657949842065" calcext:value-type="float">
            <text:p>0.762657949842065</text:p>
          </table:table-cell>
          <table:table-cell office:value-type="float" office:value="0.403181359090217" calcext:value-type="float">
            <text:p>0.403181359090217</text:p>
          </table:table-cell>
          <table:table-cell office:value-type="float" office:value="-0.899835466300849" calcext:value-type="float">
            <text:p>-0.899835466300849</text:p>
          </table:table-cell>
          <table:table-cell office:value-type="float" office:value="-0.929682508319956" calcext:value-type="float">
            <text:p>-0.929682508319956</text:p>
          </table:table-cell>
          <table:table-cell office:value-type="float" office:value="-1.27273618386588" calcext:value-type="float">
            <text:p>-1.27273618386588</text:p>
          </table:table-cell>
          <table:table-cell office:value-type="float" office:value="-1.52228194905948" calcext:value-type="float">
            <text:p>-1.52228194905948</text:p>
          </table:table-cell>
          <table:table-cell office:value-type="float" office:value="0.184604053873012" calcext:value-type="float">
            <text:p>0.18460405387301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Tannerella</text:p>
          </table:table-cell>
          <table:table-cell office:value-type="float" office:value="-0.178080249159884" calcext:value-type="float">
            <text:p>-0.178080249159884</text:p>
          </table:table-cell>
          <table:table-cell office:value-type="float" office:value="-0.58048820166397" calcext:value-type="float">
            <text:p>-0.58048820166397</text:p>
          </table:table-cell>
          <table:table-cell office:value-type="float" office:value="-0.299786402164747" calcext:value-type="float">
            <text:p>-0.299786402164747</text:p>
          </table:table-cell>
          <table:table-cell office:value-type="float" office:value="-0.402407952504086" calcext:value-type="float">
            <text:p>-0.402407952504086</text:p>
          </table:table-cell>
          <table:table-cell office:value-type="float" office:value="-0.121706153004863" calcext:value-type="float">
            <text:p>-0.121706153004863</text:p>
          </table:table-cell>
          <table:table-cell office:value-type="float" office:value="0.280701799499223" calcext:value-type="float">
            <text:p>0.280701799499223</text:p>
          </table:table-cell>
          <table:table-cell office:value-type="float" office:value="0.397605155107841" calcext:value-type="float">
            <text:p>0.397605155107841</text:p>
          </table:table-cell>
          <table:table-cell office:value-type="float" office:value="0.736786287324397" calcext:value-type="float">
            <text:p>0.736786287324397</text:p>
          </table:table-cell>
          <table:table-cell office:value-type="float" office:value="0.71786940556033" calcext:value-type="float">
            <text:p>0.71786940556033</text:p>
          </table:table-cell>
          <table:table-cell office:value-type="float" office:value="0.706382430670663" calcext:value-type="float">
            <text:p>0.706382430670663</text:p>
          </table:table-cell>
          <table:table-cell office:value-type="float" office:value="0.68662842106227" calcext:value-type="float">
            <text:p>0.68662842106227</text:p>
          </table:table-cell>
          <table:table-cell office:value-type="float" office:value="0.925323058413333" calcext:value-type="float">
            <text:p>0.925323058413333</text:p>
          </table:table-cell>
          <table:table-cell office:value-type="float" office:value="-0.44788214355919" calcext:value-type="float">
            <text:p>-0.44788214355919</text:p>
          </table:table-cell>
          <table:table-cell office:value-type="float" office:value="-0.787865099623372" calcext:value-type="float">
            <text:p>-0.787865099623372</text:p>
          </table:table-cell>
          <table:table-cell office:value-type="float" office:value="-0.417605764840681" calcext:value-type="float">
            <text:p>-0.417605764840681</text:p>
          </table:table-cell>
          <table:table-cell office:value-type="float" office:value="-0.56967435065171" calcext:value-type="float">
            <text:p>-0.56967435065171</text:p>
          </table:table-cell>
          <table:table-cell office:value-type="float" office:value="-0.177251842876782" calcext:value-type="float">
            <text:p>-0.177251842876782</text:p>
          </table:table-cell>
          <table:table-cell office:value-type="float" office:value="0.303355457261108" calcext:value-type="float">
            <text:p>0.30335545726110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Anaerovoracaceae</text:p>
          </table:table-cell>
          <table:table-cell office:value-type="float" office:value="0.968906564987158" calcext:value-type="float">
            <text:p>0.968906564987158</text:p>
          </table:table-cell>
          <table:table-cell office:value-type="float" office:value="0.609838394541853" calcext:value-type="float">
            <text:p>0.609838394541853</text:p>
          </table:table-cell>
          <table:table-cell office:value-type="float" office:value="1.15471985176487" calcext:value-type="float">
            <text:p>1.15471985176487</text:p>
          </table:table-cell>
          <table:table-cell office:value-type="float" office:value="-0.359068170445306" calcext:value-type="float">
            <text:p>-0.359068170445306</text:p>
          </table:table-cell>
          <table:table-cell office:value-type="float" office:value="0.18581328677771" calcext:value-type="float">
            <text:p>0.18581328677771</text:p>
          </table:table-cell>
          <table:table-cell office:value-type="float" office:value="0.544881457223015" calcext:value-type="float">
            <text:p>0.544881457223015</text:p>
          </table:table-cell>
          <table:table-cell office:value-type="float" office:value="0.568127710953124" calcext:value-type="float">
            <text:p>0.568127710953124</text:p>
          </table:table-cell>
          <table:table-cell office:value-type="float" office:value="0.657779109424475" calcext:value-type="float">
            <text:p>0.657779109424475</text:p>
          </table:table-cell>
          <table:table-cell office:value-type="float" office:value="0.736385687178129" calcext:value-type="float">
            <text:p>0.736385687178129</text:p>
          </table:table-cell>
          <table:table-cell office:value-type="float" office:value="0.465382693377841" calcext:value-type="float">
            <text:p>0.465382693377841</text:p>
          </table:table-cell>
          <table:table-cell office:value-type="float" office:value="0.571114327242071" calcext:value-type="float">
            <text:p>0.571114327242071</text:p>
          </table:table-cell>
          <table:table-cell office:value-type="float" office:value="0.660360383142101" calcext:value-type="float">
            <text:p>0.660360383142101</text:p>
          </table:table-cell>
          <table:table-cell office:value-type="float" office:value="1.70543796105574" calcext:value-type="float">
            <text:p>1.70543796105574</text:p>
          </table:table-cell>
          <table:table-cell office:value-type="float" office:value="0.927117303976759" calcext:value-type="float">
            <text:p>0.927117303976759</text:p>
          </table:table-cell>
          <table:table-cell office:value-type="float" office:value="1.56809111294629" calcext:value-type="float">
            <text:p>1.56809111294629</text:p>
          </table:table-cell>
          <table:table-cell office:value-type="float" office:value="-0.771554627094353" calcext:value-type="float">
            <text:p>-0.771554627094353</text:p>
          </table:table-cell>
          <table:table-cell office:value-type="float" office:value="0.325352171911022" calcext:value-type="float">
            <text:p>0.325352171911022</text:p>
          </table:table-cell>
          <table:table-cell office:value-type="float" office:value="0.825127416987648" calcext:value-type="float">
            <text:p>0.82512741698764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Termite_planctomycete_cluster</text:p>
          </table:table-cell>
          <table:table-cell office:value-type="float" office:value="0.487755640000546" calcext:value-type="float">
            <text:p>0.487755640000546</text:p>
          </table:table-cell>
          <table:table-cell office:value-type="float" office:value="0.849615199482075" calcext:value-type="float">
            <text:p>0.849615199482075</text:p>
          </table:table-cell>
          <table:table-cell office:value-type="float" office:value="1.40812577399227" calcext:value-type="float">
            <text:p>1.40812577399227</text:p>
          </table:table-cell>
          <table:table-cell office:value-type="float" office:value="0.361859559481529" calcext:value-type="float">
            <text:p>0.361859559481529</text:p>
          </table:table-cell>
          <table:table-cell office:value-type="float" office:value="0.920370133991725" calcext:value-type="float">
            <text:p>0.920370133991725</text:p>
          </table:table-cell>
          <table:table-cell office:value-type="float" office:value="0.558510574510196" calcext:value-type="float">
            <text:p>0.558510574510196</text:p>
          </table:table-cell>
          <table:table-cell office:value-type="float" office:value="0.493976321044045" calcext:value-type="float">
            <text:p>0.493976321044045</text:p>
          </table:table-cell>
          <table:table-cell office:value-type="float" office:value="0.673793183534688" calcext:value-type="float">
            <text:p>0.673793183534688</text:p>
          </table:table-cell>
          <table:table-cell office:value-type="float" office:value="0.551730529809232" calcext:value-type="float">
            <text:p>0.551730529809232</text:p>
          </table:table-cell>
          <table:table-cell office:value-type="float" office:value="0.561029529573415" calcext:value-type="float">
            <text:p>0.561029529573415</text:p>
          </table:table-cell>
          <table:table-cell office:value-type="float" office:value="0.406403071345596" calcext:value-type="float">
            <text:p>0.406403071345596</text:p>
          </table:table-cell>
          <table:table-cell office:value-type="float" office:value="0.612493350841243" calcext:value-type="float">
            <text:p>0.612493350841243</text:p>
          </table:table-cell>
          <table:table-cell office:value-type="float" office:value="0.987406924626771" calcext:value-type="float">
            <text:p>0.987406924626771</text:p>
          </table:table-cell>
          <table:table-cell office:value-type="float" office:value="1.26094359551849" calcext:value-type="float">
            <text:p>1.26094359551849</text:p>
          </table:table-cell>
          <table:table-cell office:value-type="float" office:value="2.5521983974299" calcext:value-type="float">
            <text:p>2.5521983974299</text:p>
          </table:table-cell>
          <table:table-cell office:value-type="float" office:value="0.644992002037171" calcext:value-type="float">
            <text:p>0.644992002037171</text:p>
          </table:table-cell>
          <table:table-cell office:value-type="float" office:value="2.2646731751913" calcext:value-type="float">
            <text:p>2.2646731751913</text:p>
          </table:table-cell>
          <table:table-cell office:value-type="float" office:value="0.911863898184522" calcext:value-type="float">
            <text:p>0.911863898184522</text:p>
          </table:table-cell>
          <table:table-cell office:value-type="float" office:value="0.352362193943299" calcext:value-type="float">
            <text:p>0.352362193943299</text:p>
          </table:table-cell>
          <table:table-cell office:value-type="float" office:value="0.242857983196293" calcext:value-type="float">
            <text:p>0.242857983196293</text:p>
          </table:table-cell>
          <table:table-cell office:value-type="float" office:value="0.0340579401200881" calcext:value-type="float">
            <text:p>0.034057940120088</text:p>
          </table:table-cell>
          <table:table-cell office:value-type="float" office:value="0.536986044122458" calcext:value-type="float">
            <text:p>0.536986044122458</text:p>
          </table:table-cell>
          <table:table-cell office:value-type="float" office:value="0.0533319806163898" calcext:value-type="float">
            <text:p>0.05333198061639</text:p>
          </table:table-cell>
          <table:table-cell office:value-type="float" office:value="0.38849173365151" calcext:value-type="float">
            <text:p>0.38849173365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7887801543991" calcext:value-type="float">
            <text:p>0.437887801543991</text:p>
          </table:table-cell>
          <table:table-cell office:value-type="float" office:value="1" calcext:value-type="float">
            <text:p>1</text:p>
          </table:table-cell>
          <table:table-cell office:value-type="float" office:value="0.632364913022908" calcext:value-type="float">
            <text:p>0.6323649130229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vadinBE97</text:p>
          </table:table-cell>
          <table:table-cell office:value-type="float" office:value="-0.104522299669914" calcext:value-type="float">
            <text:p>-0.104522299669914</text:p>
          </table:table-cell>
          <table:table-cell office:value-type="float" office:value="-1.02423494160597" calcext:value-type="float">
            <text:p>-1.02423494160597</text:p>
          </table:table-cell>
          <table:table-cell office:value-type="float" office:value="-0.297595798327417" calcext:value-type="float">
            <text:p>-0.297595798327417</text:p>
          </table:table-cell>
          <table:table-cell office:value-type="float" office:value="-0.919712641936057" calcext:value-type="float">
            <text:p>-0.919712641936057</text:p>
          </table:table-cell>
          <table:table-cell office:value-type="float" office:value="-0.193073498657504" calcext:value-type="float">
            <text:p>-0.193073498657504</text:p>
          </table:table-cell>
          <table:table-cell office:value-type="float" office:value="0.726639143278554" calcext:value-type="float">
            <text:p>0.726639143278554</text:p>
          </table:table-cell>
          <table:table-cell office:value-type="float" office:value="0.399962420916979" calcext:value-type="float">
            <text:p>0.399962420916979</text:p>
          </table:table-cell>
          <table:table-cell office:value-type="float" office:value="0.695426278900942" calcext:value-type="float">
            <text:p>0.695426278900942</text:p>
          </table:table-cell>
          <table:table-cell office:value-type="float" office:value="0.807364819948714" calcext:value-type="float">
            <text:p>0.807364819948714</text:p>
          </table:table-cell>
          <table:table-cell office:value-type="float" office:value="0.69132532553117" calcext:value-type="float">
            <text:p>0.69132532553117</text:p>
          </table:table-cell>
          <table:table-cell office:value-type="float" office:value="0.803835150279948" calcext:value-type="float">
            <text:p>0.803835150279948</text:p>
          </table:table-cell>
          <table:table-cell office:value-type="float" office:value="0.984783590473474" calcext:value-type="float">
            <text:p>0.984783590473474</text:p>
          </table:table-cell>
          <table:table-cell office:value-type="float" office:value="-0.261330300557436" calcext:value-type="float">
            <text:p>-0.261330300557436</text:p>
          </table:table-cell>
          <table:table-cell office:value-type="float" office:value="-1.47281598737494" calcext:value-type="float">
            <text:p>-1.47281598737494</text:p>
          </table:table-cell>
          <table:table-cell office:value-type="float" office:value="-0.368601394282106" calcext:value-type="float">
            <text:p>-0.368601394282106</text:p>
          </table:table-cell>
          <table:table-cell office:value-type="float" office:value="-1.33036156491072" calcext:value-type="float">
            <text:p>-1.33036156491072</text:p>
          </table:table-cell>
          <table:table-cell office:value-type="float" office:value="-0.24019041539831" calcext:value-type="float">
            <text:p>-0.24019041539831</text:p>
          </table:table-cell>
          <table:table-cell office:value-type="float" office:value="0.73786682709568" calcext:value-type="float">
            <text:p>0.7378668270956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Oscillospiraceae</text:p>
          </table:table-cell>
          <table:table-cell office:value-type="float" office:value="-0.0887147227674921" calcext:value-type="float">
            <text:p>-0.088714722767492</text:p>
          </table:table-cell>
          <table:table-cell office:value-type="float" office:value="-0.549430826982257" calcext:value-type="float">
            <text:p>-0.549430826982257</text:p>
          </table:table-cell>
          <table:table-cell office:value-type="float" office:value="0.0679114368145953" calcext:value-type="float">
            <text:p>0.067911436814595</text:p>
          </table:table-cell>
          <table:table-cell office:value-type="float" office:value="-0.460716104214765" calcext:value-type="float">
            <text:p>-0.460716104214765</text:p>
          </table:table-cell>
          <table:table-cell office:value-type="float" office:value="0.156626159582087" calcext:value-type="float">
            <text:p>0.156626159582087</text:p>
          </table:table-cell>
          <table:table-cell office:value-type="float" office:value="0.617342263796852" calcext:value-type="float">
            <text:p>0.617342263796852</text:p>
          </table:table-cell>
          <table:table-cell office:value-type="float" office:value="0.284533620730315" calcext:value-type="float">
            <text:p>0.284533620730315</text:p>
          </table:table-cell>
          <table:table-cell office:value-type="float" office:value="0.451968068973929" calcext:value-type="float">
            <text:p>0.451968068973929</text:p>
          </table:table-cell>
          <table:table-cell office:value-type="float" office:value="0.419449581161144" calcext:value-type="float">
            <text:p>0.419449581161144</text:p>
          </table:table-cell>
          <table:table-cell office:value-type="float" office:value="0.469083246830709" calcext:value-type="float">
            <text:p>0.469083246830709</text:p>
          </table:table-cell>
          <table:table-cell office:value-type="float" office:value="0.437837764727389" calcext:value-type="float">
            <text:p>0.437837764727389</text:p>
          </table:table-cell>
          <table:table-cell office:value-type="float" office:value="0.561264342594108" calcext:value-type="float">
            <text:p>0.561264342594108</text:p>
          </table:table-cell>
          <table:table-cell office:value-type="float" office:value="-0.311789947844431" calcext:value-type="float">
            <text:p>-0.311789947844431</text:p>
          </table:table-cell>
          <table:table-cell office:value-type="float" office:value="-1.21564080451433" calcext:value-type="float">
            <text:p>-1.21564080451433</text:p>
          </table:table-cell>
          <table:table-cell office:value-type="float" office:value="0.16190607850078" calcext:value-type="float">
            <text:p>0.16190607850078</text:p>
          </table:table-cell>
          <table:table-cell office:value-type="float" office:value="-0.982162776708664" calcext:value-type="float">
            <text:p>-0.982162776708664</text:p>
          </table:table-cell>
          <table:table-cell office:value-type="float" office:value="0.357726473593724" calcext:value-type="float">
            <text:p>0.357726473593724</text:p>
          </table:table-cell>
          <table:table-cell office:value-type="float" office:value="1.09991356469139" calcext:value-type="float">
            <text:p>1.0999135646913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Treponema</text:p>
          </table:table-cell>
          <table:table-cell office:value-type="float" office:value="0.744080193824335" calcext:value-type="float">
            <text:p>0.744080193824335</text:p>
          </table:table-cell>
          <table:table-cell office:value-type="float" office:value="-1.21198610106539" calcext:value-type="float">
            <text:p>-1.21198610106539</text:p>
          </table:table-cell>
          <table:table-cell office:value-type="float" office:value="-0.550048763198696" calcext:value-type="float">
            <text:p>-0.550048763198696</text:p>
          </table:table-cell>
          <table:table-cell office:value-type="float" office:value="-1.95606629488972" calcext:value-type="float">
            <text:p>-1.95606629488972</text:p>
          </table:table-cell>
          <table:table-cell office:value-type="float" office:value="-1.29412895702303" calcext:value-type="float">
            <text:p>-1.29412895702303</text:p>
          </table:table-cell>
          <table:table-cell office:value-type="float" office:value="0.66193733786669" calcext:value-type="float">
            <text:p>0.66193733786669</text:p>
          </table:table-cell>
          <table:table-cell office:value-type="float" office:value="0.731691368166353" calcext:value-type="float">
            <text:p>0.731691368166353</text:p>
          </table:table-cell>
          <table:table-cell office:value-type="float" office:value="0.985795654993887" calcext:value-type="float">
            <text:p>0.985795654993887</text:p>
          </table:table-cell>
          <table:table-cell office:value-type="float" office:value="0.775308762354777" calcext:value-type="float">
            <text:p>0.775308762354777</text:p>
          </table:table-cell>
          <table:table-cell office:value-type="float" office:value="0.748381445073525" calcext:value-type="float">
            <text:p>0.748381445073525</text:p>
          </table:table-cell>
          <table:table-cell office:value-type="float" office:value="0.43518431831766" calcext:value-type="float">
            <text:p>0.43518431831766</text:p>
          </table:table-cell>
          <table:table-cell office:value-type="float" office:value="0.791079140203612" calcext:value-type="float">
            <text:p>0.791079140203612</text:p>
          </table:table-cell>
          <table:table-cell office:value-type="float" office:value="1.01693176412485" calcext:value-type="float">
            <text:p>1.01693176412485</text:p>
          </table:table-cell>
          <table:table-cell office:value-type="float" office:value="-1.22944962774552" calcext:value-type="float">
            <text:p>-1.22944962774552</text:p>
          </table:table-cell>
          <table:table-cell office:value-type="float" office:value="-0.709457689512087" calcext:value-type="float">
            <text:p>-0.709457689512087</text:p>
          </table:table-cell>
          <table:table-cell office:value-type="float" office:value="-2.61372901181101" calcext:value-type="float">
            <text:p>-2.61372901181101</text:p>
          </table:table-cell>
          <table:table-cell office:value-type="float" office:value="-2.97374905884911" calcext:value-type="float">
            <text:p>-2.97374905884911</text:p>
          </table:table-cell>
          <table:table-cell office:value-type="float" office:value="0.836752360448182" calcext:value-type="float">
            <text:p>0.836752360448182</text:p>
          </table:table-cell>
          <table:table-cell office:value-type="float" office:value="0.343039117151738" calcext:value-type="float">
            <text:p>0.343039117151738</text:p>
          </table:table-cell>
          <table:table-cell office:value-type="float" office:value="0.258620996700611" calcext:value-type="float">
            <text:p>0.258620996700611</text:p>
          </table:table-cell>
          <table:table-cell office:value-type="float" office:value="0.500981623963696" calcext:value-type="float">
            <text:p>0.500981623963696</text:p>
          </table:table-cell>
          <table:table-cell office:value-type="float" office:value="0.0347244513519425" calcext:value-type="float">
            <text:p>0.034724451351943</text:p>
          </table:table-cell>
          <table:table-cell office:value-type="float" office:value="0.0206974267264049" calcext:value-type="float">
            <text:p>0.020697426726405</text:p>
          </table:table-cell>
          <table:table-cell office:value-type="float" office:value="0.430367614965381" calcext:value-type="float">
            <text:p>0.4303676149653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1732780315889" calcext:value-type="float">
            <text:p>0.411732780315889</text:p>
          </table:table-cell>
          <table:table-cell office:value-type="float" office:value="0.266109772196634" calcext:value-type="float">
            <text:p>0.26610977219663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andidatus_Tammella</text:p>
          </table:table-cell>
          <table:table-cell office:value-type="float" office:value="0.724412328690635" calcext:value-type="float">
            <text:p>0.724412328690635</text:p>
          </table:table-cell>
          <table:table-cell office:value-type="float" office:value="0.280686506585436" calcext:value-type="float">
            <text:p>0.280686506585436</text:p>
          </table:table-cell>
          <table:table-cell office:value-type="float" office:value="-0.219091769502367" calcext:value-type="float">
            <text:p>-0.219091769502367</text:p>
          </table:table-cell>
          <table:table-cell office:value-type="float" office:value="-0.443725822105199" calcext:value-type="float">
            <text:p>-0.443725822105199</text:p>
          </table:table-cell>
          <table:table-cell office:value-type="float" office:value="-0.943504098193002" calcext:value-type="float">
            <text:p>-0.943504098193002</text:p>
          </table:table-cell>
          <table:table-cell office:value-type="float" office:value="-0.499778276087803" calcext:value-type="float">
            <text:p>-0.499778276087803</text:p>
          </table:table-cell>
          <table:table-cell office:value-type="float" office:value="0.589694138685283" calcext:value-type="float">
            <text:p>0.589694138685283</text:p>
          </table:table-cell>
          <table:table-cell office:value-type="float" office:value="0.596118198538886" calcext:value-type="float">
            <text:p>0.596118198538886</text:p>
          </table:table-cell>
          <table:table-cell office:value-type="float" office:value="0.767064612109923" calcext:value-type="float">
            <text:p>0.767064612109923</text:p>
          </table:table-cell>
          <table:table-cell office:value-type="float" office:value="0.504394431379566" calcext:value-type="float">
            <text:p>0.504394431379566</text:p>
          </table:table-cell>
          <table:table-cell office:value-type="float" office:value="0.698172582481449" calcext:value-type="float">
            <text:p>0.698172582481449</text:p>
          </table:table-cell>
          <table:table-cell office:value-type="float" office:value="0.70360691039691" calcext:value-type="float">
            <text:p>0.70360691039691</text:p>
          </table:table-cell>
          <table:table-cell office:value-type="float" office:value="1.22845434805526" calcext:value-type="float">
            <text:p>1.22845434805526</text:p>
          </table:table-cell>
          <table:table-cell office:value-type="float" office:value="0.470857134161333" calcext:value-type="float">
            <text:p>0.470857134161333</text:p>
          </table:table-cell>
          <table:table-cell office:value-type="float" office:value="-0.285623617676382" calcext:value-type="float">
            <text:p>-0.285623617676382</text:p>
          </table:table-cell>
          <table:table-cell office:value-type="float" office:value="-0.879719906684075" calcext:value-type="float">
            <text:p>-0.879719906684075</text:p>
          </table:table-cell>
          <table:table-cell office:value-type="float" office:value="-1.35139093379977" calcext:value-type="float">
            <text:p>-1.35139093379977</text:p>
          </table:table-cell>
          <table:table-cell office:value-type="float" office:value="-0.710308936286418" calcext:value-type="float">
            <text:p>-0.71030893628641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Anaeromyxobacter</text:p>
          </table:table-cell>
          <table:table-cell office:value-type="float" office:value="0.629590926331083" calcext:value-type="float">
            <text:p>0.629590926331083</text:p>
          </table:table-cell>
          <table:table-cell office:value-type="float" office:value="1.28448416209812" calcext:value-type="float">
            <text:p>1.28448416209812</text:p>
          </table:table-cell>
          <table:table-cell office:value-type="float" office:value="1.12027666501871" calcext:value-type="float">
            <text:p>1.12027666501871</text:p>
          </table:table-cell>
          <table:table-cell office:value-type="float" office:value="0.654893235767042" calcext:value-type="float">
            <text:p>0.654893235767042</text:p>
          </table:table-cell>
          <table:table-cell office:value-type="float" office:value="0.490685738687622" calcext:value-type="float">
            <text:p>0.490685738687622</text:p>
          </table:table-cell>
          <table:table-cell office:value-type="float" office:value="-0.164207497079419" calcext:value-type="float">
            <text:p>-0.164207497079419</text:p>
          </table:table-cell>
          <table:table-cell office:value-type="float" office:value="0.762749144711588" calcext:value-type="float">
            <text:p>0.762749144711588</text:p>
          </table:table-cell>
          <table:table-cell office:value-type="float" office:value="0.80571797917783" calcext:value-type="float">
            <text:p>0.80571797917783</text:p>
          </table:table-cell>
          <table:table-cell office:value-type="float" office:value="0.926182798789423" calcext:value-type="float">
            <text:p>0.926182798789423</text:p>
          </table:table-cell>
          <table:table-cell office:value-type="float" office:value="0.467745298330381" calcext:value-type="float">
            <text:p>0.467745298330381</text:p>
          </table:table-cell>
          <table:table-cell office:value-type="float" office:value="0.653772727263213" calcext:value-type="float">
            <text:p>0.653772727263213</text:p>
          </table:table-cell>
          <table:table-cell office:value-type="float" office:value="0.703430155115152" calcext:value-type="float">
            <text:p>0.703430155115152</text:p>
          </table:table-cell>
          <table:table-cell office:value-type="float" office:value="0.825423313413409" calcext:value-type="float">
            <text:p>0.825423313413409</text:p>
          </table:table-cell>
          <table:table-cell office:value-type="float" office:value="1.59421062368353" calcext:value-type="float">
            <text:p>1.59421062368353</text:p>
          </table:table-cell>
          <table:table-cell office:value-type="float" office:value="1.20956323792989" calcext:value-type="float">
            <text:p>1.20956323792989</text:p>
          </table:table-cell>
          <table:table-cell office:value-type="float" office:value="1.40010650690597" calcext:value-type="float">
            <text:p>1.40010650690597</text:p>
          </table:table-cell>
          <table:table-cell office:value-type="float" office:value="0.750544827315914" calcext:value-type="float">
            <text:p>0.750544827315914</text:p>
          </table:table-cell>
          <table:table-cell office:value-type="float" office:value="-0.233438239582633" calcext:value-type="float">
            <text:p>-0.23343823958263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Pygmaiobacter</text:p>
          </table:table-cell>
          <table:table-cell office:value-type="float" office:value="-0.356051787097558" calcext:value-type="float">
            <text:p>-0.356051787097558</text:p>
          </table:table-cell>
          <table:table-cell office:value-type="float" office:value="-0.98015979898388" calcext:value-type="float">
            <text:p>-0.98015979898388</text:p>
          </table:table-cell>
          <table:table-cell office:value-type="float" office:value="-0.225634152506889" calcext:value-type="float">
            <text:p>-0.225634152506889</text:p>
          </table:table-cell>
          <table:table-cell office:value-type="float" office:value="-0.624108011886321" calcext:value-type="float">
            <text:p>-0.624108011886321</text:p>
          </table:table-cell>
          <table:table-cell office:value-type="float" office:value="0.13041763459067" calcext:value-type="float">
            <text:p>0.13041763459067</text:p>
          </table:table-cell>
          <table:table-cell office:value-type="float" office:value="0.754525646476991" calcext:value-type="float">
            <text:p>0.754525646476991</text:p>
          </table:table-cell>
          <table:table-cell office:value-type="float" office:value="0.981498075715403" calcext:value-type="float">
            <text:p>0.981498075715403</text:p>
          </table:table-cell>
          <table:table-cell office:value-type="float" office:value="1.04553566812529" calcext:value-type="float">
            <text:p>1.04553566812529</text:p>
          </table:table-cell>
          <table:table-cell office:value-type="float" office:value="1.02832462377322" calcext:value-type="float">
            <text:p>1.02832462377322</text:p>
          </table:table-cell>
          <table:table-cell office:value-type="float" office:value="0.541606198092331" calcext:value-type="float">
            <text:p>0.541606198092331</text:p>
          </table:table-cell>
          <table:table-cell office:value-type="float" office:value="0.50758641860097" calcext:value-type="float">
            <text:p>0.50758641860097</text:p>
          </table:table-cell>
          <table:table-cell office:value-type="float" office:value="0.622455085156609" calcext:value-type="float">
            <text:p>0.622455085156609</text:p>
          </table:table-cell>
          <table:table-cell office:value-type="float" office:value="-0.362763611979612" calcext:value-type="float">
            <text:p>-0.362763611979612</text:p>
          </table:table-cell>
          <table:table-cell office:value-type="float" office:value="-0.937471411894886" calcext:value-type="float">
            <text:p>-0.937471411894886</text:p>
          </table:table-cell>
          <table:table-cell office:value-type="float" office:value="-0.219419186597879" calcext:value-type="float">
            <text:p>-0.219419186597879</text:p>
          </table:table-cell>
          <table:table-cell office:value-type="float" office:value="-1.15232804588386" calcext:value-type="float">
            <text:p>-1.15232804588386</text:p>
          </table:table-cell>
          <table:table-cell office:value-type="float" office:value="0.256936808810078" calcext:value-type="float">
            <text:p>0.256936808810078</text:p>
          </table:table-cell>
          <table:table-cell office:value-type="float" office:value="1.21217685335023" calcext:value-type="float">
            <text:p>1.2121768533502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Erysipelotrichales</text:p>
          </table:table-cell>
          <table:table-cell office:value-type="float" office:value="-0.732436272621803" calcext:value-type="float">
            <text:p>-0.732436272621803</text:p>
          </table:table-cell>
          <table:table-cell office:value-type="float" office:value="0.0550421987773992" calcext:value-type="float">
            <text:p>0.055042198777399</text:p>
          </table:table-cell>
          <table:table-cell office:value-type="float" office:value="0.373426817390949" calcext:value-type="float">
            <text:p>0.373426817390949</text:p>
          </table:table-cell>
          <table:table-cell office:value-type="float" office:value="0.787478471399202" calcext:value-type="float">
            <text:p>0.787478471399202</text:p>
          </table:table-cell>
          <table:table-cell office:value-type="float" office:value="1.10586309001275" calcext:value-type="float">
            <text:p>1.10586309001275</text:p>
          </table:table-cell>
          <table:table-cell office:value-type="float" office:value="0.31838461861355" calcext:value-type="float">
            <text:p>0.31838461861355</text:p>
          </table:table-cell>
          <table:table-cell office:value-type="float" office:value="0.901980255095787" calcext:value-type="float">
            <text:p>0.901980255095787</text:p>
          </table:table-cell>
          <table:table-cell office:value-type="float" office:value="0.90898576696256" calcext:value-type="float">
            <text:p>0.90898576696256</text:p>
          </table:table-cell>
          <table:table-cell office:value-type="float" office:value="1.08701534376491" calcext:value-type="float">
            <text:p>1.08701534376491</text:p>
          </table:table-cell>
          <table:table-cell office:value-type="float" office:value="0.646423368997088" calcext:value-type="float">
            <text:p>0.646423368997088</text:p>
          </table:table-cell>
          <table:table-cell office:value-type="float" office:value="0.879323833991425" calcext:value-type="float">
            <text:p>0.879323833991425</text:p>
          </table:table-cell>
          <table:table-cell office:value-type="float" office:value="0.886508403222007" calcext:value-type="float">
            <text:p>0.886508403222007</text:p>
          </table:table-cell>
          <table:table-cell office:value-type="float" office:value="-0.812031381489632" calcext:value-type="float">
            <text:p>-0.812031381489632</text:p>
          </table:table-cell>
          <table:table-cell office:value-type="float" office:value="0.0605534220423787" calcext:value-type="float">
            <text:p>0.060553422042379</text:p>
          </table:table-cell>
          <table:table-cell office:value-type="float" office:value="0.343534081218738" calcext:value-type="float">
            <text:p>0.343534081218738</text:p>
          </table:table-cell>
          <table:table-cell office:value-type="float" office:value="1.21820854438007" calcext:value-type="float">
            <text:p>1.21820854438007</text:p>
          </table:table-cell>
          <table:table-cell office:value-type="float" office:value="1.25762892720992" calcext:value-type="float">
            <text:p>1.25762892720992</text:p>
          </table:table-cell>
          <table:table-cell office:value-type="float" office:value="0.359144501570864" calcext:value-type="float">
            <text:p>0.35914450157086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Alphaproteobacteria</text:p>
          </table:table-cell>
          <table:table-cell office:value-type="float" office:value="0.576690574488373" calcext:value-type="float">
            <text:p>0.576690574488373</text:p>
          </table:table-cell>
          <table:table-cell office:value-type="float" office:value="-1.26173165607366" calcext:value-type="float">
            <text:p>-1.26173165607366</text:p>
          </table:table-cell>
          <table:table-cell office:value-type="float" office:value="-0.672006567864778" calcext:value-type="float">
            <text:p>-0.672006567864778</text:p>
          </table:table-cell>
          <table:table-cell office:value-type="float" office:value="-1.83842223056204" calcext:value-type="float">
            <text:p>-1.83842223056204</text:p>
          </table:table-cell>
          <table:table-cell office:value-type="float" office:value="-1.24869714235315" calcext:value-type="float">
            <text:p>-1.24869714235315</text:p>
          </table:table-cell>
          <table:table-cell office:value-type="float" office:value="0.589725088208885" calcext:value-type="float">
            <text:p>0.589725088208885</text:p>
          </table:table-cell>
          <table:table-cell office:value-type="float" office:value="0.582164207641912" calcext:value-type="float">
            <text:p>0.582164207641912</text:p>
          </table:table-cell>
          <table:table-cell office:value-type="float" office:value="0.679800642770014" calcext:value-type="float">
            <text:p>0.679800642770014</text:p>
          </table:table-cell>
          <table:table-cell office:value-type="float" office:value="0.903542796268115" calcext:value-type="float">
            <text:p>0.903542796268115</text:p>
          </table:table-cell>
          <table:table-cell office:value-type="float" office:value="0.513252117126498" calcext:value-type="float">
            <text:p>0.513252117126498</text:p>
          </table:table-cell>
          <table:table-cell office:value-type="float" office:value="0.785931553325296" calcext:value-type="float">
            <text:p>0.785931553325296</text:p>
          </table:table-cell>
          <table:table-cell office:value-type="float" office:value="0.860756734370113" calcext:value-type="float">
            <text:p>0.860756734370113</text:p>
          </table:table-cell>
          <table:table-cell office:value-type="float" office:value="0.990597784814512" calcext:value-type="float">
            <text:p>0.990597784814512</text:p>
          </table:table-cell>
          <table:table-cell office:value-type="float" office:value="-1.85603186683147" calcext:value-type="float">
            <text:p>-1.85603186683147</text:p>
          </table:table-cell>
          <table:table-cell office:value-type="float" office:value="-0.74374625157807" calcext:value-type="float">
            <text:p>-0.74374625157807</text:p>
          </table:table-cell>
          <table:table-cell office:value-type="float" office:value="-3.5819087135084" calcext:value-type="float">
            <text:p>-3.5819087135084</text:p>
          </table:table-cell>
          <table:table-cell office:value-type="float" office:value="-1.5888115664397" calcext:value-type="float">
            <text:p>-1.5888115664397</text:p>
          </table:table-cell>
          <table:table-cell office:value-type="float" office:value="0.685123989927811" calcext:value-type="float">
            <text:p>0.685123989927811</text:p>
          </table:table-cell>
          <table:table-cell office:value-type="float" office:value="0.350893672596287" calcext:value-type="float">
            <text:p>0.350893672596287</text:p>
          </table:table-cell>
          <table:table-cell office:value-type="float" office:value="0.100541399125554" calcext:value-type="float">
            <text:p>0.100541399125554</text:p>
          </table:table-cell>
          <table:table-cell office:value-type="float" office:value="0.478302384846574" calcext:value-type="float">
            <text:p>0.478302384846574</text:p>
          </table:table-cell>
          <table:table-cell office:value-type="float" office:value="0.00716833806009027" calcext:value-type="float">
            <text:p>0.00716833806009</text:p>
          </table:table-cell>
          <table:table-cell office:value-type="float" office:value="0.15076589042606" calcext:value-type="float">
            <text:p>0.15076589042606</text:p>
          </table:table-cell>
          <table:table-cell office:value-type="float" office:value="0.512624124360544" calcext:value-type="float">
            <text:p>0.5126241243605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21643464868749" calcext:value-type="float">
            <text:p>0.092164346486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Sebaldella</text:p>
          </table:table-cell>
          <table:table-cell office:value-type="float" office:value="0.126069199246078" calcext:value-type="float">
            <text:p>0.126069199246078</text:p>
          </table:table-cell>
          <table:table-cell office:value-type="float" office:value="-0.178560724630299" calcext:value-type="float">
            <text:p>-0.178560724630299</text:p>
          </table:table-cell>
          <table:table-cell office:value-type="float" office:value="-0.368410349624721" calcext:value-type="float">
            <text:p>-0.368410349624721</text:p>
          </table:table-cell>
          <table:table-cell office:value-type="float" office:value="-0.304629923876377" calcext:value-type="float">
            <text:p>-0.304629923876377</text:p>
          </table:table-cell>
          <table:table-cell office:value-type="float" office:value="-0.494479548870799" calcext:value-type="float">
            <text:p>-0.494479548870799</text:p>
          </table:table-cell>
          <table:table-cell office:value-type="float" office:value="-0.189849624994422" calcext:value-type="float">
            <text:p>-0.189849624994422</text:p>
          </table:table-cell>
          <table:table-cell office:value-type="float" office:value="0.73726519628564" calcext:value-type="float">
            <text:p>0.73726519628564</text:p>
          </table:table-cell>
          <table:table-cell office:value-type="float" office:value="0.861167526365817" calcext:value-type="float">
            <text:p>0.861167526365817</text:p>
          </table:table-cell>
          <table:table-cell office:value-type="float" office:value="0.825655973439586" calcext:value-type="float">
            <text:p>0.825655973439586</text:p>
          </table:table-cell>
          <table:table-cell office:value-type="float" office:value="0.635154363887697" calcext:value-type="float">
            <text:p>0.635154363887697</text:p>
          </table:table-cell>
          <table:table-cell office:value-type="float" office:value="0.586105232850752" calcext:value-type="float">
            <text:p>0.586105232850752</text:p>
          </table:table-cell>
          <table:table-cell office:value-type="float" office:value="0.735913638131508" calcext:value-type="float">
            <text:p>0.735913638131508</text:p>
          </table:table-cell>
          <table:table-cell office:value-type="float" office:value="0.170995728377275" calcext:value-type="float">
            <text:p>0.170995728377275</text:p>
          </table:table-cell>
          <table:table-cell office:value-type="float" office:value="-0.207347257256479" calcext:value-type="float">
            <text:p>-0.207347257256479</text:p>
          </table:table-cell>
          <table:table-cell office:value-type="float" office:value="-0.446203214748107" calcext:value-type="float">
            <text:p>-0.446203214748107</text:p>
          </table:table-cell>
          <table:table-cell office:value-type="float" office:value="-0.479615572522838" calcext:value-type="float">
            <text:p>-0.479615572522838</text:p>
          </table:table-cell>
          <table:table-cell office:value-type="float" office:value="-0.843670250930373" calcext:value-type="float">
            <text:p>-0.843670250930373</text:p>
          </table:table-cell>
          <table:table-cell office:value-type="float" office:value="-0.25797813107045" calcext:value-type="float">
            <text:p>-0.2579781310704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Diplosphaera</text:p>
          </table:table-cell>
          <table:table-cell office:value-type="float" office:value="0.394279427348009" calcext:value-type="float">
            <text:p>0.394279427348009</text:p>
          </table:table-cell>
          <table:table-cell office:value-type="float" office:value="-1.74048140148584" calcext:value-type="float">
            <text:p>-1.74048140148584</text:p>
          </table:table-cell>
          <table:table-cell office:value-type="float" office:value="-0.768164297181983" calcext:value-type="float">
            <text:p>-0.768164297181983</text:p>
          </table:table-cell>
          <table:table-cell office:value-type="float" office:value="-2.13476082883385" calcext:value-type="float">
            <text:p>-2.13476082883385</text:p>
          </table:table-cell>
          <table:table-cell office:value-type="float" office:value="-1.16244372452999" calcext:value-type="float">
            <text:p>-1.16244372452999</text:p>
          </table:table-cell>
          <table:table-cell office:value-type="float" office:value="0.972317104303861" calcext:value-type="float">
            <text:p>0.972317104303861</text:p>
          </table:table-cell>
          <table:table-cell office:value-type="float" office:value="0.808148851902439" calcext:value-type="float">
            <text:p>0.808148851902439</text:p>
          </table:table-cell>
          <table:table-cell office:value-type="float" office:value="0.855463455414075" calcext:value-type="float">
            <text:p>0.855463455414075</text:p>
          </table:table-cell>
          <table:table-cell office:value-type="float" office:value="1.0603126517656" calcext:value-type="float">
            <text:p>1.0603126517656</text:p>
          </table:table-cell>
          <table:table-cell office:value-type="float" office:value="0.564614844469286" calcext:value-type="float">
            <text:p>0.564614844469286</text:p>
          </table:table-cell>
          <table:table-cell office:value-type="float" office:value="0.843347566866882" calcext:value-type="float">
            <text:p>0.843347566866882</text:p>
          </table:table-cell>
          <table:table-cell office:value-type="float" office:value="0.888790343814586" calcext:value-type="float">
            <text:p>0.888790343814586</text:p>
          </table:table-cell>
          <table:table-cell office:value-type="float" office:value="0.487879709808221" calcext:value-type="float">
            <text:p>0.487879709808221</text:p>
          </table:table-cell>
          <table:table-cell office:value-type="float" office:value="-2.03454792892747" calcext:value-type="float">
            <text:p>-2.03454792892747</text:p>
          </table:table-cell>
          <table:table-cell office:value-type="float" office:value="-0.724469613658629" calcext:value-type="float">
            <text:p>-0.724469613658629</text:p>
          </table:table-cell>
          <table:table-cell office:value-type="float" office:value="-3.78091516676371" calcext:value-type="float">
            <text:p>-3.78091516676371</text:p>
          </table:table-cell>
          <table:table-cell office:value-type="float" office:value="-1.37836850451657" calcext:value-type="float">
            <text:p>-1.37836850451657</text:p>
          </table:table-cell>
          <table:table-cell office:value-type="float" office:value="1.09397802425574" calcext:value-type="float">
            <text:p>1.09397802425574</text:p>
          </table:table-cell>
          <table:table-cell office:value-type="float" office:value="0.646275194861886" calcext:value-type="float">
            <text:p>0.646275194861886</text:p>
          </table:table-cell>
          <table:table-cell office:value-type="float" office:value="0.0975440825136493" calcext:value-type="float">
            <text:p>0.097544082513649</text:p>
          </table:table-cell>
          <table:table-cell office:value-type="float" office:value="0.50124664453121" calcext:value-type="float">
            <text:p>0.50124664453121</text:p>
          </table:table-cell>
          <table:table-cell office:value-type="float" office:value="0.0128777969137122" calcext:value-type="float">
            <text:p>0.012877796913712</text:p>
          </table:table-cell>
          <table:table-cell office:value-type="float" office:value="0.226572686142381" calcext:value-type="float">
            <text:p>0.226572686142381</text:p>
          </table:table-cell>
          <table:table-cell office:value-type="float" office:value="0.323844836912586" calcext:value-type="float">
            <text:p>0.3238448369125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65571674604871" calcext:value-type="float">
            <text:p>0.1655716746048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Nitrosomonas</text:p>
          </table:table-cell>
          <table:table-cell office:value-type="float" office:value="0.553504709004089" calcext:value-type="float">
            <text:p>0.553504709004089</text:p>
          </table:table-cell>
          <table:table-cell office:value-type="float" office:value="0.772773979944797" calcext:value-type="float">
            <text:p>0.772773979944797</text:p>
          </table:table-cell>
          <table:table-cell office:value-type="float" office:value="0.0620171712087367" calcext:value-type="float">
            <text:p>0.062017171208737</text:p>
          </table:table-cell>
          <table:table-cell office:value-type="float" office:value="0.219269270940708" calcext:value-type="float">
            <text:p>0.219269270940708</text:p>
          </table:table-cell>
          <table:table-cell office:value-type="float" office:value="-0.491487537795353" calcext:value-type="float">
            <text:p>-0.491487537795353</text:p>
          </table:table-cell>
          <table:table-cell office:value-type="float" office:value="-0.71075680873606" calcext:value-type="float">
            <text:p>-0.71075680873606</text:p>
          </table:table-cell>
          <table:table-cell office:value-type="float" office:value="0.457844552352272" calcext:value-type="float">
            <text:p>0.457844552352272</text:p>
          </table:table-cell>
          <table:table-cell office:value-type="float" office:value="0.519057531238359" calcext:value-type="float">
            <text:p>0.519057531238359</text:p>
          </table:table-cell>
          <table:table-cell office:value-type="float" office:value="0.986586606367212" calcext:value-type="float">
            <text:p>0.986586606367212</text:p>
          </table:table-cell>
          <table:table-cell office:value-type="float" office:value="0.503555992213282" calcext:value-type="float">
            <text:p>0.503555992213282</text:p>
          </table:table-cell>
          <table:table-cell office:value-type="float" office:value="0.978519825257422" calcext:value-type="float">
            <text:p>0.978519825257422</text:p>
          </table:table-cell>
          <table:table-cell office:value-type="float" office:value="1.00861297584278" calcext:value-type="float">
            <text:p>1.00861297584278</text:p>
          </table:table-cell>
          <table:table-cell office:value-type="float" office:value="1.20893588481144" calcext:value-type="float">
            <text:p>1.20893588481144</text:p>
          </table:table-cell>
          <table:table-cell office:value-type="float" office:value="1.4888021720851" calcext:value-type="float">
            <text:p>1.4888021720851</text:p>
          </table:table-cell>
          <table:table-cell office:value-type="float" office:value="0.0628603417160658" calcext:value-type="float">
            <text:p>0.062860341716066</text:p>
          </table:table-cell>
          <table:table-cell office:value-type="float" office:value="0.435441687382078" calcext:value-type="float">
            <text:p>0.435441687382078</text:p>
          </table:table-cell>
          <table:table-cell office:value-type="float" office:value="-0.502276525328504" calcext:value-type="float">
            <text:p>-0.502276525328504</text:p>
          </table:table-cell>
          <table:table-cell office:value-type="float" office:value="-0.704687353582939" calcext:value-type="float">
            <text:p>-0.70468735358293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andidatus_Soleaferrea</text:p>
          </table:table-cell>
          <table:table-cell office:value-type="float" office:value="0.00830505615636564" calcext:value-type="float">
            <text:p>0.008305056156366</text:p>
          </table:table-cell>
          <table:table-cell office:value-type="float" office:value="-0.599376466056247" calcext:value-type="float">
            <text:p>-0.599376466056247</text:p>
          </table:table-cell>
          <table:table-cell office:value-type="float" office:value="-0.431763059861" calcext:value-type="float">
            <text:p>-0.431763059861</text:p>
          </table:table-cell>
          <table:table-cell office:value-type="float" office:value="-0.607681522212612" calcext:value-type="float">
            <text:p>-0.607681522212612</text:p>
          </table:table-cell>
          <table:table-cell office:value-type="float" office:value="-0.440068116017365" calcext:value-type="float">
            <text:p>-0.440068116017365</text:p>
          </table:table-cell>
          <table:table-cell office:value-type="float" office:value="0.167613406195247" calcext:value-type="float">
            <text:p>0.167613406195247</text:p>
          </table:table-cell>
          <table:table-cell office:value-type="float" office:value="0.494367577118404" calcext:value-type="float">
            <text:p>0.494367577118404</text:p>
          </table:table-cell>
          <table:table-cell office:value-type="float" office:value="0.569111261658206" calcext:value-type="float">
            <text:p>0.569111261658206</text:p>
          </table:table-cell>
          <table:table-cell office:value-type="float" office:value="0.562023226467241" calcext:value-type="float">
            <text:p>0.562023226467241</text:p>
          </table:table-cell>
          <table:table-cell office:value-type="float" office:value="0.435332410366258" calcext:value-type="float">
            <text:p>0.435332410366258</text:p>
          </table:table-cell>
          <table:table-cell office:value-type="float" office:value="0.426024396552297" calcext:value-type="float">
            <text:p>0.426024396552297</text:p>
          </table:table-cell>
          <table:table-cell office:value-type="float" office:value="0.510867021149362" calcext:value-type="float">
            <text:p>0.510867021149362</text:p>
          </table:table-cell>
          <table:table-cell office:value-type="float" office:value="0.0167993544495264" calcext:value-type="float">
            <text:p>0.016799354449526</text:p>
          </table:table-cell>
          <table:table-cell office:value-type="float" office:value="-1.05317976718622" calcext:value-type="float">
            <text:p>-1.05317976718622</text:p>
          </table:table-cell>
          <table:table-cell office:value-type="float" office:value="-0.768229922764884" calcext:value-type="float">
            <text:p>-0.768229922764884</text:p>
          </table:table-cell>
          <table:table-cell office:value-type="float" office:value="-1.3959023214039" calcext:value-type="float">
            <text:p>-1.3959023214039</text:p>
          </table:table-cell>
          <table:table-cell office:value-type="float" office:value="-1.03296458977167" calcext:value-type="float">
            <text:p>-1.03296458977167</text:p>
          </table:table-cell>
          <table:table-cell office:value-type="float" office:value="0.32809596089829" calcext:value-type="float">
            <text:p>0.3280959608982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Akkermansia</text:p>
          </table:table-cell>
          <table:table-cell office:value-type="float" office:value="0.091392348789137" calcext:value-type="float">
            <text:p>0.091392348789137</text:p>
          </table:table-cell>
          <table:table-cell office:value-type="float" office:value="-1.27549220906476" calcext:value-type="float">
            <text:p>-1.27549220906476</text:p>
          </table:table-cell>
          <table:table-cell office:value-type="float" office:value="-1.22884730076597" calcext:value-type="float">
            <text:p>-1.22884730076597</text:p>
          </table:table-cell>
          <table:table-cell office:value-type="float" office:value="-1.3668845578539" calcext:value-type="float">
            <text:p>-1.3668845578539</text:p>
          </table:table-cell>
          <table:table-cell office:value-type="float" office:value="-1.32023964955511" calcext:value-type="float">
            <text:p>-1.32023964955511</text:p>
          </table:table-cell>
          <table:table-cell office:value-type="float" office:value="0.0466449082987905" calcext:value-type="float">
            <text:p>0.046644908298791</text:p>
          </table:table-cell>
          <table:table-cell office:value-type="float" office:value="0.46462705359331" calcext:value-type="float">
            <text:p>0.46462705359331</text:p>
          </table:table-cell>
          <table:table-cell office:value-type="float" office:value="0.732860518004509" calcext:value-type="float">
            <text:p>0.732860518004509</text:p>
          </table:table-cell>
          <table:table-cell office:value-type="float" office:value="0.608730793728656" calcext:value-type="float">
            <text:p>0.608730793728656</text:p>
          </table:table-cell>
          <table:table-cell office:value-type="float" office:value="0.657642487144323" calcext:value-type="float">
            <text:p>0.657642487144323</text:p>
          </table:table-cell>
          <table:table-cell office:value-type="float" office:value="0.515715310303129" calcext:value-type="float">
            <text:p>0.515715310303129</text:p>
          </table:table-cell>
          <table:table-cell office:value-type="float" office:value="0.76626922240169" calcext:value-type="float">
            <text:p>0.76626922240169</text:p>
          </table:table-cell>
          <table:table-cell office:value-type="float" office:value="0.196700446266164" calcext:value-type="float">
            <text:p>0.196700446266164</text:p>
          </table:table-cell>
          <table:table-cell office:value-type="float" office:value="-1.74042969668741" calcext:value-type="float">
            <text:p>-1.74042969668741</text:p>
          </table:table-cell>
          <table:table-cell office:value-type="float" office:value="-2.01870402060477" calcext:value-type="float">
            <text:p>-2.01870402060477</text:p>
          </table:table-cell>
          <table:table-cell office:value-type="float" office:value="-2.07846145067256" calcext:value-type="float">
            <text:p>-2.07846145067256</text:p>
          </table:table-cell>
          <table:table-cell office:value-type="float" office:value="-2.56001639505155" calcext:value-type="float">
            <text:p>-2.56001639505155</text:p>
          </table:table-cell>
          <table:table-cell office:value-type="float" office:value="0.0608727415053851" calcext:value-type="float">
            <text:p>0.060872741505385</text:p>
          </table:table-cell>
          <table:table-cell office:value-type="float" office:value="0.848967140597538" calcext:value-type="float">
            <text:p>0.848967140597538</text:p>
          </table:table-cell>
          <table:table-cell office:value-type="float" office:value="0.119966004569904" calcext:value-type="float">
            <text:p>0.119966004569904</text:p>
          </table:table-cell>
          <table:table-cell office:value-type="float" office:value="0.0782156274905216" calcext:value-type="float">
            <text:p>0.078215627490522</text:p>
          </table:table-cell>
          <table:table-cell office:value-type="float" office:value="0.0712854627243371" calcext:value-type="float">
            <text:p>0.071285462724337</text:p>
          </table:table-cell>
          <table:table-cell office:value-type="float" office:value="0.033646112567806" calcext:value-type="float">
            <text:p>0.033646112567806</text:p>
          </table:table-cell>
          <table:table-cell office:value-type="float" office:value="0.952953825358852" calcext:value-type="float">
            <text:p>0.9529538253588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9198241325663" calcext:value-type="float">
            <text:p>0.849198241325663</text:p>
          </table:table-cell>
          <table:table-cell office:value-type="float" office:value="0.845241915159997" calcext:value-type="float">
            <text:p>0.845241915159997</text:p>
          </table:table-cell>
          <table:table-cell office:value-type="float" office:value="0.432592875871792" calcext:value-type="float">
            <text:p>0.4325928758717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hristensenella</text:p>
          </table:table-cell>
          <table:table-cell office:value-type="float" office:value="0.408741871112085" calcext:value-type="float">
            <text:p>0.408741871112085</text:p>
          </table:table-cell>
          <table:table-cell office:value-type="float" office:value="-0.407154189075424" calcext:value-type="float">
            <text:p>-0.407154189075424</text:p>
          </table:table-cell>
          <table:table-cell office:value-type="float" office:value="0.0688239196038539" calcext:value-type="float">
            <text:p>0.068823919603854</text:p>
          </table:table-cell>
          <table:table-cell office:value-type="float" office:value="-0.815896060187509" calcext:value-type="float">
            <text:p>-0.815896060187509</text:p>
          </table:table-cell>
          <table:table-cell office:value-type="float" office:value="-0.339917951508231" calcext:value-type="float">
            <text:p>-0.339917951508231</text:p>
          </table:table-cell>
          <table:table-cell office:value-type="float" office:value="0.475978108679278" calcext:value-type="float">
            <text:p>0.475978108679278</text:p>
          </table:table-cell>
          <table:table-cell office:value-type="float" office:value="0.637322294642066" calcext:value-type="float">
            <text:p>0.637322294642066</text:p>
          </table:table-cell>
          <table:table-cell office:value-type="float" office:value="0.691919780004536" calcext:value-type="float">
            <text:p>0.691919780004536</text:p>
          </table:table-cell>
          <table:table-cell office:value-type="float" office:value="0.727951288662519" calcext:value-type="float">
            <text:p>0.727951288662519</text:p>
          </table:table-cell>
          <table:table-cell office:value-type="float" office:value="0.466244316172437" calcext:value-type="float">
            <text:p>0.466244316172437</text:p>
          </table:table-cell>
          <table:table-cell office:value-type="float" office:value="0.518212175722453" calcext:value-type="float">
            <text:p>0.518212175722453</text:p>
          </table:table-cell>
          <table:table-cell office:value-type="float" office:value="0.584052338220383" calcext:value-type="float">
            <text:p>0.584052338220383</text:p>
          </table:table-cell>
          <table:table-cell office:value-type="float" office:value="0.641342495858619" calcext:value-type="float">
            <text:p>0.641342495858619</text:p>
          </table:table-cell>
          <table:table-cell office:value-type="float" office:value="-0.588441320571519" calcext:value-type="float">
            <text:p>-0.588441320571519</text:p>
          </table:table-cell>
          <table:table-cell office:value-type="float" office:value="0.0945446771999067" calcext:value-type="float">
            <text:p>0.094544677199907</text:p>
          </table:table-cell>
          <table:table-cell office:value-type="float" office:value="-1.74993245362321" calcext:value-type="float">
            <text:p>-1.74993245362321</text:p>
          </table:table-cell>
          <table:table-cell office:value-type="float" office:value="-0.655943583406435" calcext:value-type="float">
            <text:p>-0.655943583406435</text:p>
          </table:table-cell>
          <table:table-cell office:value-type="float" office:value="0.814957971283175" calcext:value-type="float">
            <text:p>0.81495797128317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hristensenellaceae</text:p>
          </table:table-cell>
          <table:table-cell office:value-type="float" office:value="-0.348906471394462" calcext:value-type="float">
            <text:p>-0.348906471394462</text:p>
          </table:table-cell>
          <table:table-cell office:value-type="float" office:value="-0.673070990476758" calcext:value-type="float">
            <text:p>-0.673070990476758</text:p>
          </table:table-cell>
          <table:table-cell office:value-type="float" office:value="0.183357090260375" calcext:value-type="float">
            <text:p>0.183357090260375</text:p>
          </table:table-cell>
          <table:table-cell office:value-type="float" office:value="-0.324164519082296" calcext:value-type="float">
            <text:p>-0.324164519082296</text:p>
          </table:table-cell>
          <table:table-cell office:value-type="float" office:value="0.532263561654837" calcext:value-type="float">
            <text:p>0.532263561654837</text:p>
          </table:table-cell>
          <table:table-cell office:value-type="float" office:value="0.856428080737133" calcext:value-type="float">
            <text:p>0.856428080737133</text:p>
          </table:table-cell>
          <table:table-cell office:value-type="float" office:value="0.3845062117487" calcext:value-type="float">
            <text:p>0.3845062117487</text:p>
          </table:table-cell>
          <table:table-cell office:value-type="float" office:value="0.639997628752387" calcext:value-type="float">
            <text:p>0.639997628752387</text:p>
          </table:table-cell>
          <table:table-cell office:value-type="float" office:value="0.489612669292764" calcext:value-type="float">
            <text:p>0.489612669292764</text:p>
          </table:table-cell>
          <table:table-cell office:value-type="float" office:value="0.601087625337268" calcext:value-type="float">
            <text:p>0.601087625337268</text:p>
          </table:table-cell>
          <table:table-cell office:value-type="float" office:value="0.437527067113455" calcext:value-type="float">
            <text:p>0.437527067113455</text:p>
          </table:table-cell>
          <table:table-cell office:value-type="float" office:value="0.673187843318821" calcext:value-type="float">
            <text:p>0.673187843318821</text:p>
          </table:table-cell>
          <table:table-cell office:value-type="float" office:value="-0.907414394705529" calcext:value-type="float">
            <text:p>-0.907414394705529</text:p>
          </table:table-cell>
          <table:table-cell office:value-type="float" office:value="-1.05167731916264" calcext:value-type="float">
            <text:p>-1.05167731916264</text:p>
          </table:table-cell>
          <table:table-cell office:value-type="float" office:value="0.374494170106404" calcext:value-type="float">
            <text:p>0.374494170106404</text:p>
          </table:table-cell>
          <table:table-cell office:value-type="float" office:value="-0.53929661070698" calcext:value-type="float">
            <text:p>-0.53929661070698</text:p>
          </table:table-cell>
          <table:table-cell office:value-type="float" office:value="1.21652716291679" calcext:value-type="float">
            <text:p>1.21652716291679</text:p>
          </table:table-cell>
          <table:table-cell office:value-type="float" office:value="1.2721977814022" calcext:value-type="float">
            <text:p>1.272197781402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Coriobacteriales_Incertae_Sedis</text:p>
          </table:table-cell>
          <table:table-cell office:value-type="float" office:value="0.310280785103124" calcext:value-type="float">
            <text:p>0.310280785103124</text:p>
          </table:table-cell>
          <table:table-cell office:value-type="float" office:value="0.594445183597513" calcext:value-type="float">
            <text:p>0.594445183597513</text:p>
          </table:table-cell>
          <table:table-cell office:value-type="float" office:value="1.21929044369234" calcext:value-type="float">
            <text:p>1.21929044369234</text:p>
          </table:table-cell>
          <table:table-cell office:value-type="float" office:value="0.284164398494389" calcext:value-type="float">
            <text:p>0.284164398494389</text:p>
          </table:table-cell>
          <table:table-cell office:value-type="float" office:value="0.909009658589215" calcext:value-type="float">
            <text:p>0.909009658589215</text:p>
          </table:table-cell>
          <table:table-cell office:value-type="float" office:value="0.624845260094826" calcext:value-type="float">
            <text:p>0.624845260094826</text:p>
          </table:table-cell>
          <table:table-cell office:value-type="float" office:value="0.578635766871368" calcext:value-type="float">
            <text:p>0.578635766871368</text:p>
          </table:table-cell>
          <table:table-cell office:value-type="float" office:value="0.697297518321451" calcext:value-type="float">
            <text:p>0.697297518321451</text:p>
          </table:table-cell>
          <table:table-cell office:value-type="float" office:value="0.623645194632771" calcext:value-type="float">
            <text:p>0.623645194632771</text:p>
          </table:table-cell>
          <table:table-cell office:value-type="float" office:value="0.63677424073427" calcext:value-type="float">
            <text:p>0.63677424073427</text:p>
          </table:table-cell>
          <table:table-cell office:value-type="float" office:value="0.55514946941702" calcext:value-type="float">
            <text:p>0.55514946941702</text:p>
          </table:table-cell>
          <table:table-cell office:value-type="float" office:value="0.677934666283143" calcext:value-type="float">
            <text:p>0.677934666283143</text:p>
          </table:table-cell>
          <table:table-cell office:value-type="float" office:value="0.536228147079094" calcext:value-type="float">
            <text:p>0.536228147079094</text:p>
          </table:table-cell>
          <table:table-cell office:value-type="float" office:value="0.852498636490883" calcext:value-type="float">
            <text:p>0.852498636490883</text:p>
          </table:table-cell>
          <table:table-cell office:value-type="float" office:value="1.95510276385648" calcext:value-type="float">
            <text:p>1.95510276385648</text:p>
          </table:table-cell>
          <table:table-cell office:value-type="float" office:value="0.446256114516687" calcext:value-type="float">
            <text:p>0.446256114516687</text:p>
          </table:table-cell>
          <table:table-cell office:value-type="float" office:value="1.63741426168307" calcext:value-type="float">
            <text:p>1.63741426168307</text:p>
          </table:table-cell>
          <table:table-cell office:value-type="float" office:value="0.921689494830843" calcext:value-type="float">
            <text:p>0.92168949483084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Desulfosarcinaceae</text:p>
          </table:table-cell>
          <table:table-cell office:value-type="float" office:value="0.59528046709056" calcext:value-type="float">
            <text:p>0.59528046709056</text:p>
          </table:table-cell>
          <table:table-cell office:value-type="float" office:value="1.5899055277917" calcext:value-type="float">
            <text:p>1.5899055277917</text:p>
          </table:table-cell>
          <table:table-cell office:value-type="float" office:value="1.29298434126643" calcext:value-type="float">
            <text:p>1.29298434126643</text:p>
          </table:table-cell>
          <table:table-cell office:value-type="float" office:value="0.994625060701138" calcext:value-type="float">
            <text:p>0.994625060701138</text:p>
          </table:table-cell>
          <table:table-cell office:value-type="float" office:value="0.697703874175873" calcext:value-type="float">
            <text:p>0.697703874175873</text:p>
          </table:table-cell>
          <table:table-cell office:value-type="float" office:value="-0.296921186525265" calcext:value-type="float">
            <text:p>-0.296921186525265</text:p>
          </table:table-cell>
          <table:table-cell office:value-type="float" office:value="0.763441217915005" calcext:value-type="float">
            <text:p>0.763441217915005</text:p>
          </table:table-cell>
          <table:table-cell office:value-type="float" office:value="0.843069899619714" calcext:value-type="float">
            <text:p>0.843069899619714</text:p>
          </table:table-cell>
          <table:table-cell office:value-type="float" office:value="0.831364811838856" calcext:value-type="float">
            <text:p>0.831364811838856</text:p>
          </table:table-cell>
          <table:table-cell office:value-type="float" office:value="0.610184821226161" calcext:value-type="float">
            <text:p>0.610184821226161</text:p>
          </table:table-cell>
          <table:table-cell office:value-type="float" office:value="0.59390749344815" calcext:value-type="float">
            <text:p>0.59390749344815</text:p>
          </table:table-cell>
          <table:table-cell office:value-type="float" office:value="0.693289602696531" calcext:value-type="float">
            <text:p>0.693289602696531</text:p>
          </table:table-cell>
          <table:table-cell office:value-type="float" office:value="0.779733204235815" calcext:value-type="float">
            <text:p>0.779733204235815</text:p>
          </table:table-cell>
          <table:table-cell office:value-type="float" office:value="1.88585255921112" calcext:value-type="float">
            <text:p>1.88585255921112</text:p>
          </table:table-cell>
          <table:table-cell office:value-type="float" office:value="1.55525507316883" calcext:value-type="float">
            <text:p>1.55525507316883</text:p>
          </table:table-cell>
          <table:table-cell office:value-type="float" office:value="1.63003900802129" calcext:value-type="float">
            <text:p>1.63003900802129</text:p>
          </table:table-cell>
          <table:table-cell office:value-type="float" office:value="1.17476859927309" calcext:value-type="float">
            <text:p>1.17476859927309</text:p>
          </table:table-cell>
          <table:table-cell office:value-type="float" office:value="-0.428278724172983" calcext:value-type="float">
            <text:p>-0.42827872417298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Intestinimonas</text:p>
          </table:table-cell>
          <table:table-cell office:value-type="float" office:value="0.0334517809283581" calcext:value-type="float">
            <text:p>0.033451780928358</text:p>
          </table:table-cell>
          <table:table-cell office:value-type="float" office:value="0.113828281898762" calcext:value-type="float">
            <text:p>0.113828281898762</text:p>
          </table:table-cell>
          <table:table-cell office:value-type="float" office:value="0.696952494342253" calcext:value-type="float">
            <text:p>0.696952494342253</text:p>
          </table:table-cell>
          <table:table-cell office:value-type="float" office:value="0.0803765009704039" calcext:value-type="float">
            <text:p>0.080376500970404</text:p>
          </table:table-cell>
          <table:table-cell office:value-type="float" office:value="0.663500713413895" calcext:value-type="float">
            <text:p>0.663500713413895</text:p>
          </table:table-cell>
          <table:table-cell office:value-type="float" office:value="0.583124212443491" calcext:value-type="float">
            <text:p>0.583124212443491</text:p>
          </table:table-cell>
          <table:table-cell office:value-type="float" office:value="1.18946102048493" calcext:value-type="float">
            <text:p>1.18946102048493</text:p>
          </table:table-cell>
          <table:table-cell office:value-type="float" office:value="1.26011402747119" calcext:value-type="float">
            <text:p>1.26011402747119</text:p>
          </table:table-cell>
          <table:table-cell office:value-type="float" office:value="1.30474637059386" calcext:value-type="float">
            <text:p>1.30474637059386</text:p>
          </table:table-cell>
          <table:table-cell office:value-type="float" office:value="0.634356843873718" calcext:value-type="float">
            <text:p>0.634356843873718</text:p>
          </table:table-cell>
          <table:table-cell office:value-type="float" office:value="0.718946684196832" calcext:value-type="float">
            <text:p>0.718946684196832</text:p>
          </table:table-cell>
          <table:table-cell office:value-type="float" office:value="0.830634804047014" calcext:value-type="float">
            <text:p>0.830634804047014</text:p>
          </table:table-cell>
          <table:table-cell office:value-type="float" office:value="0.028123478073052" calcext:value-type="float">
            <text:p>0.028123478073052</text:p>
          </table:table-cell>
          <table:table-cell office:value-type="float" office:value="0.0903317314284596" calcext:value-type="float">
            <text:p>0.09033173142846</text:p>
          </table:table-cell>
          <table:table-cell office:value-type="float" office:value="0.534167030504964" calcext:value-type="float">
            <text:p>0.534167030504964</text:p>
          </table:table-cell>
          <table:table-cell office:value-type="float" office:value="0.126705499824961" calcext:value-type="float">
            <text:p>0.126705499824961</text:p>
          </table:table-cell>
          <table:table-cell office:value-type="float" office:value="0.922878883786942" calcext:value-type="float">
            <text:p>0.922878883786942</text:p>
          </table:table-cell>
          <table:table-cell office:value-type="float" office:value="0.702022368437244" calcext:value-type="float">
            <text:p>0.70202236843724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Kapabacteriales</text:p>
          </table:table-cell>
          <table:table-cell office:value-type="float" office:value="0.000144160586470858" calcext:value-type="float">
            <text:p>0.000144160586471</text:p>
          </table:table-cell>
          <table:table-cell office:value-type="float" office:value="-1.32966518556402" calcext:value-type="float">
            <text:p>-1.32966518556402</text:p>
          </table:table-cell>
          <table:table-cell office:value-type="float" office:value="-1.38584455797218" calcext:value-type="float">
            <text:p>-1.38584455797218</text:p>
          </table:table-cell>
          <table:table-cell office:value-type="float" office:value="-1.32980934615049" calcext:value-type="float">
            <text:p>-1.32980934615049</text:p>
          </table:table-cell>
          <table:table-cell office:value-type="float" office:value="-1.38598871855865" calcext:value-type="float">
            <text:p>-1.38598871855865</text:p>
          </table:table-cell>
          <table:table-cell office:value-type="float" office:value="-0.0561793724081603" calcext:value-type="float">
            <text:p>-0.05617937240816</text:p>
          </table:table-cell>
          <table:table-cell office:value-type="float" office:value="0.356645361907555" calcext:value-type="float">
            <text:p>0.356645361907555</text:p>
          </table:table-cell>
          <table:table-cell office:value-type="float" office:value="0.683046550688849" calcext:value-type="float">
            <text:p>0.683046550688849</text:p>
          </table:table-cell>
          <table:table-cell office:value-type="float" office:value="0.535231721722313" calcext:value-type="float">
            <text:p>0.535231721722313</text:p>
          </table:table-cell>
          <table:table-cell office:value-type="float" office:value="0.655068509513999" calcext:value-type="float">
            <text:p>0.655068509513999</text:p>
          </table:table-cell>
          <table:table-cell office:value-type="float" office:value="0.499034224965372" calcext:value-type="float">
            <text:p>0.499034224965372</text:p>
          </table:table-cell>
          <table:table-cell office:value-type="float" office:value="0.767067033527418" calcext:value-type="float">
            <text:p>0.767067033527418</text:p>
          </table:table-cell>
          <table:table-cell office:value-type="float" office:value="0.000404212705023836" calcext:value-type="float">
            <text:p>0.000404212705024</text:p>
          </table:table-cell>
          <table:table-cell office:value-type="float" office:value="-1.94666847262908" calcext:value-type="float">
            <text:p>-1.94666847262908</text:p>
          </table:table-cell>
          <table:table-cell office:value-type="float" office:value="-2.58924219497435" calcext:value-type="float">
            <text:p>-2.58924219497435</text:p>
          </table:table-cell>
          <table:table-cell office:value-type="float" office:value="-2.03003094613278" calcext:value-type="float">
            <text:p>-2.03003094613278</text:p>
          </table:table-cell>
          <table:table-cell office:value-type="float" office:value="-2.77734201227346" calcext:value-type="float">
            <text:p>-2.77734201227346</text:p>
          </table:table-cell>
          <table:table-cell office:value-type="float" office:value="-0.0732391954713724" calcext:value-type="float">
            <text:p>-0.073239195471372</text:p>
          </table:table-cell>
          <table:table-cell office:value-type="float" office:value="0.999687382694991" calcext:value-type="float">
            <text:p>0.999687382694991</text:p>
          </table:table-cell>
          <table:table-cell office:value-type="float" office:value="0.0874410778264364" calcext:value-type="float">
            <text:p>0.087441077826437</text:p>
          </table:table-cell>
          <table:table-cell office:value-type="float" office:value="0.0321509639482361" calcext:value-type="float">
            <text:p>0.032150963948236</text:p>
          </table:table-cell>
          <table:table-cell office:value-type="float" office:value="0.0768535451543374" calcext:value-type="float">
            <text:p>0.076853545154338</text:p>
          </table:table-cell>
          <table:table-cell office:value-type="float" office:value="0.0240228941533206" calcext:value-type="float">
            <text:p>0.024022894153321</text:p>
          </table:table-cell>
          <table:table-cell office:value-type="float" office:value="0.94341385520318" calcext:value-type="float">
            <text:p>0.94341385520318</text:p>
          </table:table-cell>
          <table:table-cell office:value-type="float" office:value="1" calcext:value-type="float">
            <text:p>1</text:p>
          </table:table-cell>
          <table:table-cell office:value-type="float" office:value="0.861919195717731" calcext:value-type="float">
            <text:p>0.861919195717731</text:p>
          </table:table-cell>
          <table:table-cell office:value-type="float" office:value="0.381218572529085" calcext:value-type="float">
            <text:p>0.381218572529085</text:p>
          </table:table-cell>
          <table:table-cell office:value-type="float" office:value="0.83440991881852" calcext:value-type="float">
            <text:p>0.83440991881852</text:p>
          </table:table-cell>
          <table:table-cell office:value-type="float" office:value="0.308865781971265" calcext:value-type="float">
            <text:p>0.30886578197126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Incertae_Sedis</text:p>
          </table:table-cell>
          <table:table-cell office:value-type="float" office:value="-0.285889291449949" calcext:value-type="float">
            <text:p>-0.285889291449949</text:p>
          </table:table-cell>
          <table:table-cell office:value-type="float" office:value="-1.83124102590879" calcext:value-type="float">
            <text:p>-1.83124102590879</text:p>
          </table:table-cell>
          <table:table-cell office:value-type="float" office:value="-0.600567690414737" calcext:value-type="float">
            <text:p>-0.600567690414737</text:p>
          </table:table-cell>
          <table:table-cell office:value-type="float" office:value="-1.54535173445884" calcext:value-type="float">
            <text:p>-1.54535173445884</text:p>
          </table:table-cell>
          <table:table-cell office:value-type="float" office:value="-0.314678398964788" calcext:value-type="float">
            <text:p>-0.314678398964788</text:p>
          </table:table-cell>
          <table:table-cell office:value-type="float" office:value="1.23067333549406" calcext:value-type="float">
            <text:p>1.23067333549406</text:p>
          </table:table-cell>
          <table:table-cell office:value-type="float" office:value="0.523293490900349" calcext:value-type="float">
            <text:p>0.523293490900349</text:p>
          </table:table-cell>
          <table:table-cell office:value-type="float" office:value="0.61012597479129" calcext:value-type="float">
            <text:p>0.61012597479129</text:p>
          </table:table-cell>
          <table:table-cell office:value-type="float" office:value="0.565711670467054" calcext:value-type="float">
            <text:p>0.565711670467054</text:p>
          </table:table-cell>
          <table:table-cell office:value-type="float" office:value="0.485829352496549" calcext:value-type="float">
            <text:p>0.485829352496549</text:p>
          </table:table-cell>
          <table:table-cell office:value-type="float" office:value="0.428726193198898" calcext:value-type="float">
            <text:p>0.428726193198898</text:p>
          </table:table-cell>
          <table:table-cell office:value-type="float" office:value="0.531247377622861" calcext:value-type="float">
            <text:p>0.531247377622861</text:p>
          </table:table-cell>
          <table:table-cell office:value-type="float" office:value="-0.546326863263795" calcext:value-type="float">
            <text:p>-0.546326863263795</text:p>
          </table:table-cell>
          <table:table-cell office:value-type="float" office:value="-3.00141462840558" calcext:value-type="float">
            <text:p>-3.00141462840558</text:p>
          </table:table-cell>
          <table:table-cell office:value-type="float" office:value="-1.06161446151342" calcext:value-type="float">
            <text:p>-1.06161446151342</text:p>
          </table:table-cell>
          <table:table-cell office:value-type="float" office:value="-3.18085296106069" calcext:value-type="float">
            <text:p>-3.18085296106069</text:p>
          </table:table-cell>
          <table:table-cell office:value-type="float" office:value="-0.733984542947672" calcext:value-type="float">
            <text:p>-0.733984542947672</text:p>
          </table:table-cell>
          <table:table-cell office:value-type="float" office:value="2.31657300785346" calcext:value-type="float">
            <text:p>2.31657300785346</text:p>
          </table:table-cell>
          <table:table-cell office:value-type="float" office:value="0.604546083294488" calcext:value-type="float">
            <text:p>0.604546083294488</text:p>
          </table:table-cell>
          <table:table-cell office:value-type="float" office:value="0.0239644094705479" calcext:value-type="float">
            <text:p>0.023964409470548</text:p>
          </table:table-cell>
          <table:table-cell office:value-type="float" office:value="0.329261775697007" calcext:value-type="float">
            <text:p>0.329261775697007</text:p>
          </table:table-cell>
          <table:table-cell office:value-type="float" office:value="0.0190553153292497" calcext:value-type="float">
            <text:p>0.01905531532925</text:p>
          </table:table-cell>
          <table:table-cell office:value-type="float" office:value="0.490633948861599" calcext:value-type="float">
            <text:p>0.490633948861599</text:p>
          </table:table-cell>
          <table:table-cell office:value-type="float" office:value="0.0597286215507105" calcext:value-type="float">
            <text:p>0.059728621550711</text:p>
          </table:table-cell>
          <table:table-cell office:value-type="float" office:value="1" calcext:value-type="float">
            <text:p>1</text:p>
          </table:table-cell>
          <table:table-cell office:value-type="float" office:value="0.284149426579354" calcext:value-type="float">
            <text:p>0.284149426579354</text:p>
          </table:table-cell>
          <table:table-cell office:value-type="float" office:value="1" calcext:value-type="float">
            <text:p>1</text:p>
          </table:table-cell>
          <table:table-cell office:value-type="float" office:value="0.244996911376068" calcext:value-type="float">
            <text:p>0.244996911376068</text:p>
          </table:table-cell>
          <table:table-cell office:value-type="float" office:value="1" calcext:value-type="float">
            <text:p>1</text:p>
          </table:table-cell>
          <table:table-cell office:value-type="float" office:value="0.648482176836285" calcext:value-type="float">
            <text:p>0.648482176836285</text:p>
          </table:table-cell>
          <table:table-cell table:number-columns-repeated="6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05T15:29:42.493698972</dc:date>
    <meta:editing-duration>PT2M56S</meta:editing-duration>
    <meta:editing-cycles>1</meta:editing-cycles>
    <meta:generator>LibreOffice/6.4.7.2$Linux_X86_64 LibreOffice_project/40$Build-2</meta:generator>
    <meta:document-statistic meta:table-count="1" meta:cell-count="4559" meta:object-count="0"/>
  </office:meta>
</office:document-meta>
</file>